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Standard">
      <style:text-properties officeooo:rsid="00a9c0dc" officeooo:paragraph-rsid="00a9c0dc"/>
    </style:style>
    <style:style style:name="P168" style:family="paragraph" style:parent-style-name="Contents_20_1">
      <style:paragraph-properties>
        <style:tab-stops>
          <style:tab-stop style:position="6.6929in" style:type="right" style:leader-style="dotted" style:leader-text="."/>
        </style:tab-stops>
      </style:paragraph-properties>
    </style:style>
    <style:style style:name="P169" style:family="paragraph" style:parent-style-name="Contents_20_2">
      <style:paragraph-properties>
        <style:tab-stops>
          <style:tab-stop style:position="6.6929in" style:type="right" style:leader-style="dotted" style:leader-text="."/>
        </style:tab-stops>
      </style:paragraph-properties>
    </style:style>
    <style:style style:name="P170" style:family="paragraph" style:parent-style-name="Contents_20_3">
      <style:paragraph-properties>
        <style:tab-stops>
          <style:tab-stop style:position="6.6929in" style:type="right" style:leader-style="dotted" style:leader-text="."/>
        </style:tab-stops>
      </style:paragraph-properties>
    </style:style>
    <style:style style:name="P171" style:family="paragraph" style:parent-style-name="Contents_20_4">
      <style:paragraph-properties>
        <style:tab-stops>
          <style:tab-stop style:position="6.6929in" style:type="right" style:leader-style="dotted" style:leader-text="."/>
        </style:tab-stops>
      </style:paragraph-properties>
    </style:style>
    <style:style style:name="P172" style:family="paragraph" style:parent-style-name="Contents_20_5">
      <style:paragraph-properties>
        <style:tab-stops>
          <style:tab-stop style:position="6.6929in" style:type="right" style:leader-style="dotted" style:leader-text="."/>
        </style:tab-stops>
      </style:paragraph-properties>
    </style:style>
    <style:style style:name="P173" style:family="paragraph" style:parent-style-name="Contents_20_6">
      <style:paragraph-properties>
        <style:tab-stops>
          <style:tab-stop style:position="6.6929in" style:type="right" style:leader-style="dotted" style:leader-text="."/>
        </style:tab-stops>
      </style:paragraph-properties>
    </style:style>
    <style:style style:name="P174" style:family="paragraph" style:parent-style-name="Standard">
      <style:text-properties officeooo:rsid="00c1ab31" officeooo:paragraph-rsid="00c1ab31"/>
    </style:style>
    <style:style style:name="P175" style:family="paragraph" style:parent-style-name="Text_20_body">
      <style:text-properties officeooo:paragraph-rsid="00c8497f"/>
    </style:style>
    <style:style style:name="P176" style:family="paragraph" style:parent-style-name="Preformatted_20_Text">
      <style:paragraph-properties style:writing-mode="lr-tb"/>
      <style:text-properties officeooo:paragraph-rsid="00a9c0dc"/>
    </style:style>
    <style:style style:name="P177" style:family="paragraph" style:parent-style-name="Standard">
      <style:text-properties officeooo:paragraph-rsid="00a55a52"/>
    </style:style>
    <style:style style:name="P178"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79" style:family="paragraph" style:parent-style-name="Standard">
      <style:text-properties officeooo:rsid="00a55a52" officeooo:paragraph-rsid="00a55a52"/>
    </style:style>
    <style:style style:name="P180" style:family="paragraph" style:parent-style-name="Standard">
      <style:text-properties officeooo:rsid="00a76b7e" officeooo:paragraph-rsid="00a76b7e"/>
    </style:style>
    <style:style style:name="P181"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82" style:family="paragraph" style:parent-style-name="Text_20_body">
      <style:text-properties officeooo:rsid="00a76b7e" officeooo:paragraph-rsid="00a76b7e"/>
    </style:style>
    <style:style style:name="P183" style:family="paragraph" style:parent-style-name="Standard">
      <style:text-properties officeooo:rsid="00af28e0" officeooo:paragraph-rsid="00af28e0"/>
    </style:style>
    <style:style style:name="P184"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85" style:family="paragraph" style:parent-style-name="Standard">
      <style:text-properties officeooo:rsid="00b02af9" officeooo:paragraph-rsid="00b02af9"/>
    </style:style>
    <style:style style:name="P186" style:family="paragraph" style:parent-style-name="Standard">
      <style:text-properties officeooo:rsid="00b33970" officeooo:paragraph-rsid="00b33970"/>
    </style:style>
    <style:style style:name="P187" style:family="paragraph" style:parent-style-name="Standard">
      <style:text-properties officeooo:rsid="00b33970" officeooo:paragraph-rsid="00b561c0"/>
    </style:style>
    <style:style style:name="P188" style:family="paragraph" style:parent-style-name="Standard">
      <style:text-properties officeooo:rsid="00b33970" officeooo:paragraph-rsid="00ba78c9"/>
    </style:style>
    <style:style style:name="P189" style:family="paragraph" style:parent-style-name="Standard">
      <style:text-properties officeooo:paragraph-rsid="009f58b4"/>
    </style:style>
    <style:style style:name="P190" style:family="paragraph" style:parent-style-name="Standard">
      <style:text-properties officeooo:rsid="00b84a90" officeooo:paragraph-rsid="00b84a90"/>
    </style:style>
    <style:style style:name="P191" style:family="paragraph" style:parent-style-name="Standard">
      <style:text-properties fo:font-size="6pt" officeooo:rsid="00b84a90" officeooo:paragraph-rsid="00b84a90" style:font-size-asian="5.25pt" style:font-size-complex="6pt"/>
    </style:style>
    <style:style style:name="P192" style:family="paragraph" style:parent-style-name="Standard">
      <style:text-properties fo:font-size="6pt" officeooo:paragraph-rsid="009f58b4" style:font-size-asian="5.25pt" style:font-size-complex="6pt"/>
    </style:style>
    <style:style style:name="P193" style:family="paragraph" style:parent-style-name="Text_20_body">
      <style:text-properties officeooo:rsid="00b1612a" officeooo:paragraph-rsid="00b1612a"/>
    </style:style>
    <style:style style:name="P194" style:family="paragraph" style:parent-style-name="Text_20_body">
      <style:text-properties officeooo:rsid="00c8497f" officeooo:paragraph-rsid="00c8497f"/>
    </style:style>
    <style:style style:name="P195" style:family="paragraph" style:parent-style-name="Heading_20_1">
      <style:text-properties style:font-name="arial" officeooo:rsid="002094fe" officeooo:paragraph-rsid="002094fe"/>
    </style:style>
    <style:style style:name="P196" style:family="paragraph" style:parent-style-name="Heading_20_1">
      <style:text-properties style:font-name="arial" officeooo:rsid="00218105" officeooo:paragraph-rsid="00218105"/>
    </style:style>
    <style:style style:name="P197" style:family="paragraph" style:parent-style-name="Heading_20_1">
      <style:text-properties style:font-name="arial"/>
    </style:style>
    <style:style style:name="P198" style:family="paragraph" style:parent-style-name="Heading_20_2">
      <style:text-properties style:font-name="arial"/>
    </style:style>
    <style:style style:name="P199" style:family="paragraph" style:parent-style-name="Heading_20_2">
      <style:text-properties officeooo:rsid="00536176" officeooo:paragraph-rsid="007dc38c"/>
    </style:style>
    <style:style style:name="P200" style:family="paragraph" style:parent-style-name="Heading_20_2">
      <style:text-properties officeooo:paragraph-rsid="0088faef"/>
    </style:style>
    <style:style style:name="P201" style:family="paragraph" style:parent-style-name="Heading_20_2">
      <style:text-properties officeooo:rsid="00c1ab31" officeooo:paragraph-rsid="00c2be0e"/>
    </style:style>
    <style:style style:name="P202" style:family="paragraph" style:parent-style-name="Heading_20_2">
      <style:text-properties officeooo:paragraph-rsid="00c8497f"/>
    </style:style>
    <style:style style:name="P203" style:family="paragraph" style:parent-style-name="Preformatted_20_Text" style:list-style-name="L17">
      <style:paragraph-properties style:writing-mode="lr-tb"/>
    </style:style>
    <style:style style:name="P204" style:family="paragraph" style:parent-style-name="Preformatted_20_Text" style:list-style-name="L17">
      <style:paragraph-properties fo:margin-top="0in" fo:margin-bottom="0.1965in" style:contextual-spacing="false" style:writing-mode="lr-tb"/>
    </style:style>
    <style:style style:name="P205" style:family="paragraph" style:parent-style-name="Preformatted_20_Text" style:list-style-name="L17">
      <style:text-properties style:font-name="arial"/>
    </style:style>
    <style:style style:name="P206" style:family="paragraph" style:parent-style-name="Preformatted_20_Text" style:list-style-name="L33"/>
    <style:style style:name="P207" style:family="paragraph" style:parent-style-name="Preformatted_20_Text" style:list-style-name="L33">
      <style:paragraph-properties style:writing-mode="lr-tb"/>
    </style:style>
    <style:style style:name="P208" style:family="paragraph" style:parent-style-name="Preformatted_20_Text" style:list-style-name="L33">
      <style:paragraph-properties fo:margin-top="0in" fo:margin-bottom="0.1965in" style:contextual-spacing="false" style:writing-mode="lr-tb"/>
    </style:style>
    <style:style style:name="P209" style:family="paragraph" style:parent-style-name="Text_20_body" style:list-style-name="L1">
      <style:paragraph-properties fo:margin-top="0in" fo:margin-bottom="0in" style:contextual-spacing="false"/>
      <style:text-properties style:font-name="arial"/>
    </style:style>
    <style:style style:name="P210" style:family="paragraph" style:parent-style-name="Text_20_body" style:list-style-name="L6">
      <style:text-properties style:font-name="arial"/>
    </style:style>
    <style:style style:name="P211" style:family="paragraph" style:parent-style-name="Text_20_body" style:list-style-name="L7">
      <style:text-properties style:font-name="arial"/>
    </style:style>
    <style:style style:name="P212" style:family="paragraph" style:parent-style-name="Text_20_body" style:list-style-name="L9">
      <style:text-properties style:font-name="arial"/>
    </style:style>
    <style:style style:name="P213" style:family="paragraph" style:parent-style-name="Text_20_body" style:list-style-name="L11">
      <style:paragraph-properties fo:margin-top="0in" fo:margin-bottom="0in" style:contextual-spacing="false"/>
      <style:text-properties style:font-name="arial"/>
    </style:style>
    <style:style style:name="P214" style:family="paragraph" style:parent-style-name="Text_20_body" style:list-style-name="L12">
      <style:paragraph-properties fo:margin-top="0in" fo:margin-bottom="0in" style:contextual-spacing="false"/>
      <style:text-properties style:font-name="arial"/>
    </style:style>
    <style:style style:name="P215" style:family="paragraph" style:parent-style-name="Text_20_body" style:list-style-name="L13">
      <style:text-properties style:font-name="arial"/>
    </style:style>
    <style:style style:name="P216" style:family="paragraph" style:parent-style-name="Text_20_body" style:list-style-name="L17">
      <style:text-properties style:font-name="arial"/>
    </style:style>
    <style:style style:name="P217" style:family="paragraph" style:parent-style-name="Text_20_body" style:list-style-name="L2">
      <style:paragraph-properties fo:margin-top="0in" fo:margin-bottom="0in" style:contextual-spacing="false"/>
    </style:style>
    <style:style style:name="P218" style:family="paragraph" style:parent-style-name="Text_20_body" style:list-style-name="L3">
      <style:paragraph-properties fo:margin-top="0in" fo:margin-bottom="0in" style:contextual-spacing="false"/>
    </style:style>
    <style:style style:name="P219" style:family="paragraph" style:parent-style-name="Text_20_body" style:list-style-name="L4"/>
    <style:style style:name="P220" style:family="paragraph" style:parent-style-name="Text_20_body" style:list-style-name="L5"/>
    <style:style style:name="P221" style:family="paragraph" style:parent-style-name="Text_20_body" style:list-style-name="L6"/>
    <style:style style:name="P222" style:family="paragraph" style:parent-style-name="Text_20_body" style:list-style-name="L6">
      <style:paragraph-properties fo:margin-top="0in" fo:margin-bottom="0in" style:contextual-spacing="false"/>
    </style:style>
    <style:style style:name="P223" style:family="paragraph" style:parent-style-name="Text_20_body" style:list-style-name="L7"/>
    <style:style style:name="P224" style:family="paragraph" style:parent-style-name="Text_20_body" style:list-style-name="L7">
      <style:paragraph-properties fo:margin-top="0in" fo:margin-bottom="0in" style:contextual-spacing="false"/>
    </style:style>
    <style:style style:name="P225" style:family="paragraph" style:parent-style-name="Text_20_body" style:list-style-name="L8"/>
    <style:style style:name="P226" style:family="paragraph" style:parent-style-name="Text_20_body" style:list-style-name="L9"/>
    <style:style style:name="P227" style:family="paragraph" style:parent-style-name="Text_20_body" style:list-style-name="L10"/>
    <style:style style:name="P228" style:family="paragraph" style:parent-style-name="Text_20_body" style:list-style-name="L10">
      <style:paragraph-properties fo:margin-top="0in" fo:margin-bottom="0in" style:contextual-spacing="false"/>
    </style:style>
    <style:style style:name="P229" style:family="paragraph" style:parent-style-name="Text_20_body" style:list-style-name="L11"/>
    <style:style style:name="P230" style:family="paragraph" style:parent-style-name="Text_20_body" style:list-style-name="L11">
      <style:paragraph-properties fo:margin-top="0in" fo:margin-bottom="0in" style:contextual-spacing="false"/>
    </style:style>
    <style:style style:name="P231" style:family="paragraph" style:parent-style-name="Text_20_body" style:list-style-name="L12"/>
    <style:style style:name="P232" style:family="paragraph" style:parent-style-name="Text_20_body" style:list-style-name="L13"/>
    <style:style style:name="P233" style:family="paragraph" style:parent-style-name="Text_20_body" style:list-style-name="L14"/>
    <style:style style:name="P234" style:family="paragraph" style:parent-style-name="Text_20_body" style:list-style-name="L15"/>
    <style:style style:name="P235" style:family="paragraph" style:parent-style-name="Text_20_body" style:list-style-name="L15">
      <style:paragraph-properties fo:margin-top="0in" fo:margin-bottom="0in" style:contextual-spacing="false"/>
    </style:style>
    <style:style style:name="P236" style:family="paragraph" style:parent-style-name="Text_20_body" style:list-style-name="L16"/>
    <style:style style:name="P237" style:family="paragraph" style:parent-style-name="Text_20_body" style:list-style-name="L16">
      <style:paragraph-properties fo:margin-top="0in" fo:margin-bottom="0in" style:contextual-spacing="false"/>
    </style:style>
    <style:style style:name="P238" style:family="paragraph" style:parent-style-name="Text_20_body" style:list-style-name="L17"/>
    <style:style style:name="P239" style:family="paragraph" style:parent-style-name="Text_20_body" style:list-style-name="L17">
      <style:paragraph-properties fo:margin-top="0in" fo:margin-bottom="0in" style:contextual-spacing="false"/>
    </style:style>
    <style:style style:name="P240" style:family="paragraph" style:parent-style-name="Text_20_body" style:list-style-name="L18"/>
    <style:style style:name="P241" style:family="paragraph" style:parent-style-name="Text_20_body" style:list-style-name="L18">
      <style:paragraph-properties fo:margin-top="0in" fo:margin-bottom="0in" style:contextual-spacing="false"/>
    </style:style>
    <style:style style:name="P242" style:family="paragraph" style:parent-style-name="Text_20_body" style:list-style-name="L19"/>
    <style:style style:name="P243" style:family="paragraph" style:parent-style-name="Text_20_body" style:list-style-name="L19">
      <style:paragraph-properties fo:margin-top="0in" fo:margin-bottom="0in" style:contextual-spacing="false"/>
    </style:style>
    <style:style style:name="P244" style:family="paragraph" style:parent-style-name="Text_20_body" style:list-style-name="L20"/>
    <style:style style:name="P245" style:family="paragraph" style:parent-style-name="Text_20_body" style:list-style-name="L20">
      <style:paragraph-properties fo:margin-top="0in" fo:margin-bottom="0in" style:contextual-spacing="false"/>
    </style:style>
    <style:style style:name="P246" style:family="paragraph" style:parent-style-name="Text_20_body" style:list-style-name="L21"/>
    <style:style style:name="P247" style:family="paragraph" style:parent-style-name="Text_20_body" style:list-style-name="L21">
      <style:paragraph-properties fo:margin-top="0in" fo:margin-bottom="0in" style:contextual-spacing="false"/>
    </style:style>
    <style:style style:name="P248" style:family="paragraph" style:parent-style-name="Text_20_body" style:list-style-name="L22"/>
    <style:style style:name="P249" style:family="paragraph" style:parent-style-name="Text_20_body" style:list-style-name="L22">
      <style:paragraph-properties fo:margin-top="0in" fo:margin-bottom="0in" style:contextual-spacing="false"/>
    </style:style>
    <style:style style:name="P250" style:family="paragraph" style:parent-style-name="Text_20_body" style:list-style-name="L23"/>
    <style:style style:name="P251" style:family="paragraph" style:parent-style-name="Text_20_body" style:list-style-name="L23">
      <style:paragraph-properties fo:margin-top="0in" fo:margin-bottom="0in" style:contextual-spacing="false"/>
    </style:style>
    <style:style style:name="P252" style:family="paragraph" style:parent-style-name="Text_20_body" style:list-style-name="L24"/>
    <style:style style:name="P253" style:family="paragraph" style:parent-style-name="Text_20_body" style:list-style-name="L24">
      <style:paragraph-properties fo:margin-top="0in" fo:margin-bottom="0in" style:contextual-spacing="false"/>
    </style:style>
    <style:style style:name="P254" style:family="paragraph" style:parent-style-name="Text_20_body" style:list-style-name="L25"/>
    <style:style style:name="P255" style:family="paragraph" style:parent-style-name="Text_20_body" style:list-style-name="L25">
      <style:paragraph-properties fo:margin-top="0in" fo:margin-bottom="0in" style:contextual-spacing="false"/>
    </style:style>
    <style:style style:name="P256" style:family="paragraph" style:parent-style-name="Text_20_body" style:list-style-name="L26"/>
    <style:style style:name="P257" style:family="paragraph" style:parent-style-name="Text_20_body" style:list-style-name="L27"/>
    <style:style style:name="P258" style:family="paragraph" style:parent-style-name="Text_20_body" style:list-style-name="L27">
      <style:paragraph-properties fo:margin-top="0in" fo:margin-bottom="0in" style:contextual-spacing="false"/>
    </style:style>
    <style:style style:name="P259" style:family="paragraph" style:parent-style-name="Text_20_body" style:list-style-name="L28"/>
    <style:style style:name="P260" style:family="paragraph" style:parent-style-name="Text_20_body" style:list-style-name="L28">
      <style:paragraph-properties fo:margin-top="0in" fo:margin-bottom="0in" style:contextual-spacing="false"/>
    </style:style>
    <style:style style:name="P261" style:family="paragraph" style:parent-style-name="Text_20_body" style:list-style-name="L29"/>
    <style:style style:name="P262" style:family="paragraph" style:parent-style-name="Text_20_body" style:list-style-name="L29">
      <style:paragraph-properties fo:margin-top="0in" fo:margin-bottom="0in" style:contextual-spacing="false"/>
    </style:style>
    <style:style style:name="P263" style:family="paragraph" style:parent-style-name="Text_20_body" style:list-style-name="L30"/>
    <style:style style:name="P264" style:family="paragraph" style:parent-style-name="Text_20_body" style:list-style-name="L30">
      <style:paragraph-properties fo:margin-top="0in" fo:margin-bottom="0in" style:contextual-spacing="false"/>
    </style:style>
    <style:style style:name="P265" style:family="paragraph" style:parent-style-name="Text_20_body" style:list-style-name="L31"/>
    <style:style style:name="P266" style:family="paragraph" style:parent-style-name="Text_20_body" style:list-style-name="L31">
      <style:paragraph-properties fo:margin-top="0in" fo:margin-bottom="0in" style:contextual-spacing="false"/>
    </style:style>
    <style:style style:name="P267" style:family="paragraph" style:parent-style-name="Text_20_body" style:list-style-name="L32"/>
    <style:style style:name="P268" style:family="paragraph" style:parent-style-name="Text_20_body" style:list-style-name="L32">
      <style:paragraph-properties fo:margin-top="0in" fo:margin-bottom="0in" style:contextual-spacing="false"/>
    </style:style>
    <style:style style:name="P269" style:family="paragraph" style:parent-style-name="Text_20_body" style:list-style-name="L33"/>
    <style:style style:name="P270" style:family="paragraph" style:parent-style-name="Text_20_body" style:list-style-name="L33">
      <style:paragraph-properties fo:margin-top="0in" fo:margin-bottom="0in" style:contextual-spacing="false"/>
    </style:style>
    <style:style style:name="P271" style:family="paragraph" style:parent-style-name="Text_20_body">
      <style:text-properties fo:font-weight="bold" officeooo:rsid="009049a8" officeooo:paragraph-rsid="009049a8" style:font-weight-asian="bold" style:font-weight-complex="bold"/>
    </style:style>
    <style:style style:name="P272" style:family="paragraph" style:parent-style-name="Text_20_body">
      <style:text-properties fo:font-weight="bold" officeooo:rsid="00cc74a9" officeooo:paragraph-rsid="00cc74a9" style:font-weight-asian="bold" style:font-weight-complex="bold"/>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officeooo:rsid="00a55f8c" style:font-size-asian="10pt" style:font-style-asian="normal" style:font-weight-asian="normal"/>
    </style:style>
    <style:style style:name="T7" style:family="text">
      <style:text-properties fo:color="#6aab73" loext:opacity="100%" style:font-name="JetBrains Mono" fo:font-size="10pt" fo:font-style="normal" style:font-size-asian="10pt" style:font-style-asian="normal"/>
    </style:style>
    <style:style style:name="T8" style:family="text">
      <style:text-properties fo:font-size="10pt" fo:font-style="normal" fo:font-weight="normal" style:font-size-asian="10pt" style:font-style-asian="normal" style:font-weight-asian="normal"/>
    </style:style>
    <style:style style:name="T9" style:family="text">
      <style:text-properties fo:font-size="10pt" fo:font-style="normal" fo:font-weight="normal" officeooo:rsid="001d8a98" style:font-size-asian="10pt" style:font-style-asian="normal" style:font-weight-asian="normal"/>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style:text-line-through-style="none" style:text-line-through-type="none"/>
    </style:style>
    <style:style style:name="T12" style:family="text">
      <style:text-properties fo:font-style="normal" style:font-style-asian="normal"/>
    </style:style>
    <style:style style:name="T13" style:family="text">
      <style:text-properties fo:font-style="normal" officeooo:rsid="004146d1" style:font-style-asian="normal" style:font-style-complex="normal"/>
    </style:style>
    <style:style style:name="T14" style:family="text">
      <style:text-properties fo:color="#cf8e6d" loext:opacity="100%" style:font-name="JetBrains Mono" fo:font-size="10pt" fo:font-style="normal" fo:font-weight="normal" style:font-size-asian="10pt" style:font-style-asian="normal" style:font-weight-asian="normal"/>
    </style:style>
    <style:style style:name="T15" style:family="text">
      <style:text-properties fo:color="#cf8e6d" loext:opacity="100%" style:font-name="JetBrains Mono" fo:font-size="10pt" fo:font-style="normal" style:font-size-asian="10pt" style:font-style-asian="normal"/>
    </style:style>
    <style:style style:name="T16" style:family="text">
      <style:text-properties fo:color="#cf8e6d" loext:opacity="100%" fo:font-size="10pt" fo:font-style="normal" style:font-size-asian="10pt" style:font-style-asian="normal"/>
    </style:style>
    <style:style style:name="T17" style:family="text">
      <style:text-properties fo:color="#cf8e6d" loext:opacity="100%" fo:font-size="10pt" style:font-size-asian="10pt"/>
    </style:style>
    <style:style style:name="T18" style:family="text">
      <style:text-properties fo:color="#bcbec4" loext:opacity="100%" style:font-name="JetBrains Mono" fo:font-size="10pt" fo:font-style="normal" fo:font-weight="normal" style:font-size-asian="10pt" style:font-style-asian="normal" style:font-weight-asian="normal"/>
    </style:style>
    <style:style style:name="T19" style:family="text">
      <style:text-properties fo:color="#bcbec4" loext:opacity="100%" style:font-name="JetBrains Mono" fo:font-size="10pt" fo:font-style="normal" fo:font-weight="normal" officeooo:rsid="0053547b" style:font-size-asian="10pt" style:font-style-asian="normal" style:font-weight-asian="normal"/>
    </style:style>
    <style:style style:name="T20" style:family="text">
      <style:text-properties fo:color="#bcbec4" loext:opacity="100%" style:font-name="JetBrains Mono" fo:font-size="10pt" fo:font-style="normal" fo:font-weight="normal" officeooo:rsid="00677b9a" style:font-size-asian="10pt" style:font-style-asian="normal" style:font-weight-asian="normal"/>
    </style:style>
    <style:style style:name="T21"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2"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3" style:family="text">
      <style:text-properties fo:color="#bcbec4" loext:opacity="100%" style:font-name="JetBrains Mono" fo:font-size="10pt" fo:font-style="normal" style:font-size-asian="10pt" style:font-style-asian="normal"/>
    </style:style>
    <style:style style:name="T24" style:family="text">
      <style:text-properties fo:color="#bcbec4" loext:opacity="100%" fo:font-size="10pt" fo:font-style="normal" style:font-size-asian="10pt" style:font-style-asian="normal"/>
    </style:style>
    <style:style style:name="T25" style:family="text">
      <style:text-properties fo:color="#bcbec4" loext:opacity="100%" fo:font-size="10pt" style:font-size-asian="10pt"/>
    </style:style>
    <style:style style:name="T26" style:family="text">
      <style:text-properties fo:color="#bcbec4" loext:opacity="100%" style:font-name="0" fo:font-size="10pt" style:font-size-asian="10pt"/>
    </style:style>
    <style:style style:name="T27" style:family="text">
      <style:text-properties fo:color="#a9b7c6" loext:opacity="100%" style:font-name="JetBrains Mono" fo:font-size="10pt" fo:font-style="normal" fo:font-weight="normal" style:font-size-asian="10pt" style:font-style-asian="normal" style:font-weight-asian="normal"/>
    </style:style>
    <style:style style:name="T28"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9" style:family="text">
      <style:text-properties fo:color="#a9b7c6" loext:opacity="100%" style:font-name="JetBrains Mono" fo:font-size="10pt" fo:font-style="normal" style:font-size-asian="10pt" style:font-style-asian="normal"/>
    </style:style>
    <style:style style:name="T30" style:family="text">
      <style:text-properties fo:color="#a9b7c6" loext:opacity="100%" fo:font-size="10pt" fo:font-style="normal" style:font-size-asian="10pt" style:font-style-asian="normal"/>
    </style:style>
    <style:style style:name="T31" style:family="text">
      <style:text-properties fo:color="#a9b7c6" loext:opacity="100%" fo:font-size="10pt" style:font-size-asian="10pt"/>
    </style:style>
    <style:style style:name="T32" style:family="text">
      <style:text-properties fo:color="#c77dbb" loext:opacity="100%" style:font-name="JetBrains Mono" fo:font-size="10pt" fo:font-style="normal" fo:font-weight="normal" style:font-size-asian="10pt" style:font-style-asian="normal" style:font-weight-asian="normal"/>
    </style:style>
    <style:style style:name="T33" style:family="text">
      <style:text-properties fo:color="#c77dbb" loext:opacity="100%" style:font-name="JetBrains Mono" fo:font-size="10pt" fo:font-style="normal" fo:font-weight="normal" officeooo:rsid="004bb73a" style:font-size-asian="10pt" style:font-style-asian="normal" style:font-weight-asian="normal"/>
    </style:style>
    <style:style style:name="T34"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5" style:family="text">
      <style:text-properties fo:color="#c77dbb" loext:opacity="100%" style:font-name="JetBrains Mono" fo:font-size="10pt" fo:font-style="normal" style:font-size-asian="10pt" style:font-style-asian="normal"/>
    </style:style>
    <style:style style:name="T36" style:family="text">
      <style:text-properties fo:color="#c77dbb" loext:opacity="100%" fo:font-size="10pt" fo:font-style="normal" style:font-size-asian="10pt" style:font-style-asian="normal"/>
    </style:style>
    <style:style style:name="T37" style:family="text">
      <style:text-properties fo:color="#c77dbb" loext:opacity="100%" fo:font-size="10pt" style:font-size-asian="10pt"/>
    </style:style>
    <style:style style:name="T38" style:family="text">
      <style:text-properties fo:color="#56a8f5" loext:opacity="100%" style:font-name="JetBrains Mono" fo:font-size="10pt" fo:font-style="normal" fo:font-weight="normal" style:font-size-asian="10pt" style:font-style-asian="normal" style:font-weight-asian="normal"/>
    </style:style>
    <style:style style:name="T39" style:family="text">
      <style:text-properties fo:color="#56a8f5" loext:opacity="100%" style:font-name="JetBrains Mono" fo:font-size="10pt" fo:font-style="normal" fo:font-weight="normal" officeooo:rsid="0053547b" style:font-size-asian="10pt" style:font-style-asian="normal" style:font-weight-asian="normal"/>
    </style:style>
    <style:style style:name="T40" style:family="text">
      <style:text-properties fo:color="#56a8f5" loext:opacity="100%" style:font-name="JetBrains Mono" fo:font-size="10pt" fo:font-style="normal" style:font-size-asian="10pt" style:font-style-asian="normal"/>
    </style:style>
    <style:style style:name="T41" style:family="text">
      <style:text-properties fo:color="#56a8f5" loext:opacity="100%" fo:font-size="10pt" fo:font-style="normal" style:font-size-asian="10pt" style:font-style-asian="normal"/>
    </style:style>
    <style:style style:name="T42" style:family="text">
      <style:text-properties fo:color="#56a8f5" loext:opacity="100%" fo:font-size="10pt" fo:font-style="normal" fo:font-weight="normal" style:font-size-asian="10pt" style:font-style-asian="normal" style:font-weight-asian="normal"/>
    </style:style>
    <style:style style:name="T43" style:family="text">
      <style:text-properties fo:color="#56a8f5" loext:opacity="100%" fo:font-size="10pt" style:font-size-asian="10pt"/>
    </style:style>
    <style:style style:name="T44" style:family="text">
      <style:text-properties fo:color="#7a7e85" loext:opacity="100%" style:font-name="JetBrains Mono" fo:font-size="10pt" fo:font-style="normal" fo:font-weight="normal" style:font-size-asian="10pt" style:font-style-asian="normal" style:font-weight-asian="normal"/>
    </style:style>
    <style:style style:name="T45" style:family="text">
      <style:text-properties fo:color="#7a7e85" loext:opacity="100%" style:font-name="JetBrains Mono" fo:font-size="10pt" fo:font-style="normal" fo:font-weight="normal" officeooo:rsid="0053547b" style:font-size-asian="10pt" style:font-style-asian="normal" style:font-weight-asian="normal"/>
    </style:style>
    <style:style style:name="T46" style:family="text">
      <style:text-properties fo:color="#7a7e85" loext:opacity="100%" style:font-name="JetBrains Mono" fo:font-size="10pt" fo:font-style="normal" style:font-size-asian="10pt" style:font-style-asian="normal"/>
    </style:style>
    <style:style style:name="T47" style:family="text">
      <style:text-properties fo:color="#7a7e85" loext:opacity="100%" fo:font-size="10pt" fo:font-style="normal" style:font-size-asian="10pt" style:font-style-asian="normal"/>
    </style:style>
    <style:style style:name="T48" style:family="text">
      <style:text-properties fo:color="#7a7e85" loext:opacity="100%" fo:font-size="10pt" style:font-size-asian="10pt"/>
    </style:style>
    <style:style style:name="T49" style:family="text">
      <style:text-properties fo:color="#c77dba" loext:opacity="100%" style:font-name="JetBrains Mono" fo:font-size="10pt" fo:font-style="italic" fo:font-weight="normal" style:font-size-asian="10pt" style:font-style-asian="italic" style:font-weight-asian="normal"/>
    </style:style>
    <style:style style:name="T50" style:family="text">
      <style:text-properties fo:color="#c77dba" loext:opacity="100%" style:font-name="JetBrains Mono" fo:font-size="10pt" fo:font-style="italic" style:font-size-asian="10pt" style:font-style-asian="italic"/>
    </style:style>
    <style:style style:name="T51" style:family="text">
      <style:text-properties fo:color="#c77dba" loext:opacity="100%" fo:font-size="10pt" fo:font-style="italic" style:font-size-asian="10pt" style:font-style-asian="italic"/>
    </style:style>
    <style:style style:name="T52" style:family="text">
      <style:text-properties fo:color="#000000" loext:opacity="100%"/>
    </style:style>
    <style:style style:name="T53" style:family="text">
      <style:text-properties fo:color="#000000" loext:opacity="100%" fo:font-style="italic"/>
    </style:style>
    <style:style style:name="T54"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55" style:family="text">
      <style:text-properties fo:color="#000000" loext:opacity="100%" style:font-name="JetBrains Mono" fo:font-size="10pt" fo:font-style="normal" fo:font-weight="normal" style:font-size-asian="10pt" style:font-style-asian="normal" style:font-weight-asian="normal"/>
    </style:style>
    <style:style style:name="T56" style:family="text">
      <style:text-properties fo:color="#000000" loext:opacity="100%" style:font-name="arial" fo:font-size="12pt" fo:font-weight="normal" officeooo:rsid="002d01c0" style:font-size-asian="12pt" style:font-weight-asian="normal" style:font-size-complex="12pt" style:font-weight-complex="normal"/>
    </style:style>
    <style:style style:name="T57" style:family="text">
      <style:text-properties fo:color="#2aacb8" loext:opacity="100%" style:font-name="JetBrains Mono" fo:font-size="10pt" fo:font-style="normal" fo:font-weight="normal" style:font-size-asian="10pt" style:font-style-asian="normal" style:font-weight-asian="normal"/>
    </style:style>
    <style:style style:name="T58" style:family="text">
      <style:text-properties fo:color="#2aacb8" loext:opacity="100%" style:font-name="JetBrains Mono" fo:font-size="10pt" fo:font-style="normal" style:font-size-asian="10pt" style:font-style-asian="normal"/>
    </style:style>
    <style:style style:name="T59" style:family="text">
      <style:text-properties fo:color="#2aacb8" loext:opacity="100%" fo:font-size="10pt" fo:font-style="normal" style:font-size-asian="10pt" style:font-style-asian="normal"/>
    </style:style>
    <style:style style:name="T60" style:family="text">
      <style:text-properties fo:color="#2aacb8" loext:opacity="100%" fo:font-size="10pt" style:font-size-asian="10pt"/>
    </style:style>
    <style:style style:name="T61" style:family="text">
      <style:text-properties fo:color="#d5b778" loext:opacity="100%" style:font-name="JetBrains Mono" fo:font-size="10pt" fo:font-style="normal" fo:font-weight="normal" style:font-size-asian="10pt" style:font-style-asian="normal" style:font-weight-asian="normal"/>
    </style:style>
    <style:style style:name="T62" style:family="text">
      <style:text-properties fo:color="#d5b778" loext:opacity="100%" fo:font-size="10pt" fo:font-style="normal" style:font-size-asian="10pt" style:font-style-asian="normal"/>
    </style:style>
    <style:style style:name="T63" style:family="text">
      <style:text-properties fo:color="#bababa" loext:opacity="100%" style:font-name="JetBrains Mono" fo:font-size="10pt" fo:font-style="normal" fo:font-weight="normal" style:font-size-asian="10pt" style:font-style-asian="normal" style:font-weight-asian="normal"/>
    </style:style>
    <style:style style:name="T64" style:family="text">
      <style:text-properties fo:color="#bababa" loext:opacity="100%" fo:font-size="10pt" fo:font-style="normal" style:font-size-asian="10pt" style:font-style-asian="normal"/>
    </style:style>
    <style:style style:name="T65" style:family="text">
      <style:text-properties officeooo:rsid="0037a74b"/>
    </style:style>
    <style:style style:name="T66" style:family="text">
      <style:text-properties fo:font-style="italic"/>
    </style:style>
    <style:style style:name="T67" style:family="text">
      <style:text-properties style:font-name="arial"/>
    </style:style>
    <style:style style:name="T68" style:family="text">
      <style:text-properties style:font-name="arial" fo:font-size="12pt" fo:font-weight="normal" style:font-size-asian="12pt" style:font-weight-asian="normal" style:font-size-complex="12pt" style:font-weight-complex="normal"/>
    </style:style>
    <style:style style:name="T69" style:family="text">
      <style:text-properties officeooo:rsid="004146d1"/>
    </style:style>
    <style:style style:name="T70" style:family="text">
      <style:text-properties officeooo:rsid="00427c6f"/>
    </style:style>
    <style:style style:name="T71" style:family="text">
      <style:text-properties officeooo:rsid="0043e12a"/>
    </style:style>
    <style:style style:name="T72" style:family="text">
      <style:text-properties officeooo:rsid="004bb73a"/>
    </style:style>
    <style:style style:name="T73" style:family="text">
      <style:text-properties officeooo:rsid="004cf507"/>
    </style:style>
    <style:style style:name="T74" style:family="text">
      <style:text-properties officeooo:rsid="004edaa8"/>
    </style:style>
    <style:style style:name="T75" style:family="text">
      <style:text-properties officeooo:rsid="0053547b"/>
    </style:style>
    <style:style style:name="T76" style:family="text">
      <style:text-properties fo:font-weight="bold" style:font-weight-asian="bold" style:font-weight-complex="bold"/>
    </style:style>
    <style:style style:name="T77" style:family="text">
      <style:text-properties officeooo:rsid="0053df1e"/>
    </style:style>
    <style:style style:name="T78" style:family="text">
      <style:text-properties officeooo:rsid="00542a94"/>
    </style:style>
    <style:style style:name="T79" style:family="text">
      <style:text-properties officeooo:rsid="005e3ff0"/>
    </style:style>
    <style:style style:name="T80" style:family="text">
      <style:text-properties officeooo:rsid="0060804e"/>
    </style:style>
    <style:style style:name="T81" style:family="text">
      <style:text-properties fo:color="#57aaf7" loext:opacity="100%" style:font-name="JetBrains Mono" fo:font-size="10pt" fo:font-style="italic" fo:font-weight="normal" style:font-size-asian="10pt" style:font-style-asian="italic" style:font-weight-asian="normal"/>
    </style:style>
    <style:style style:name="T82"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83" style:family="text">
      <style:text-properties fo:color="#57aaf7" loext:opacity="100%" style:font-name="JetBrains Mono" fo:font-size="10pt" fo:font-style="italic" style:font-size-asian="10pt" style:font-style-asian="italic"/>
    </style:style>
    <style:style style:name="T84"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85" style:family="text">
      <style:text-properties officeooo:rsid="00647d40"/>
    </style:style>
    <style:style style:name="T86" style:family="text">
      <style:text-properties officeooo:rsid="0076bf88"/>
    </style:style>
    <style:style style:name="T87" style:family="text">
      <style:text-properties officeooo:rsid="00799c64"/>
    </style:style>
    <style:style style:name="T88" style:family="text">
      <style:text-properties officeooo:rsid="007a834b"/>
    </style:style>
    <style:style style:name="T89" style:family="text">
      <style:text-properties officeooo:rsid="007dc38c"/>
    </style:style>
    <style:style style:name="T90" style:family="text">
      <style:text-properties officeooo:rsid="008039ee"/>
    </style:style>
    <style:style style:name="T91" style:family="text">
      <style:text-properties fo:font-size="12pt" fo:font-weight="normal" style:font-size-asian="12pt" style:font-weight-asian="normal" style:font-size-complex="12pt" style:font-weight-complex="normal"/>
    </style:style>
    <style:style style:name="T92" style:family="text">
      <style:text-properties officeooo:rsid="0088faef"/>
    </style:style>
    <style:style style:name="T93" style:family="text">
      <style:text-properties officeooo:rsid="008c1674"/>
    </style:style>
    <style:style style:name="T94" style:family="text">
      <style:text-properties officeooo:rsid="008c5dca"/>
    </style:style>
    <style:style style:name="T95" style:family="text">
      <style:text-properties officeooo:rsid="008cca11"/>
    </style:style>
    <style:style style:name="T96" style:family="text">
      <style:text-properties officeooo:rsid="008ea058"/>
    </style:style>
    <style:style style:name="T97" style:family="text">
      <style:text-properties officeooo:rsid="0092c199"/>
    </style:style>
    <style:style style:name="T98" style:family="text">
      <style:text-properties officeooo:rsid="0094502d"/>
    </style:style>
    <style:style style:name="T99" style:family="text">
      <style:text-properties officeooo:rsid="00955442"/>
    </style:style>
    <style:style style:name="T100" style:family="text">
      <style:text-properties officeooo:rsid="0096ad3c"/>
    </style:style>
    <style:style style:name="T101" style:family="text">
      <style:text-properties officeooo:rsid="009a8b46"/>
    </style:style>
    <style:style style:name="T102" style:family="text">
      <style:text-properties officeooo:rsid="009ba355"/>
    </style:style>
    <style:style style:name="T103" style:family="text">
      <style:text-properties officeooo:rsid="00a37e9b"/>
    </style:style>
    <style:style style:name="T104" style:family="text">
      <style:text-properties officeooo:rsid="00a42ab9"/>
    </style:style>
    <style:style style:name="T105" style:family="text">
      <style:text-properties officeooo:rsid="00a75406"/>
    </style:style>
    <style:style style:name="T106" style:family="text">
      <style:text-properties officeooo:rsid="00a88cfd"/>
    </style:style>
    <style:style style:name="T107" style:family="text">
      <style:text-properties fo:color="#c9211e" loext:opacity="100%" fo:font-weight="bold" style:font-weight-asian="bold" style:font-weight-complex="bold"/>
    </style:style>
    <style:style style:name="T108" style:family="text">
      <style:text-properties officeooo:rsid="00bc08e3"/>
    </style:style>
    <style:style style:name="T109" style:family="text">
      <style:text-properties officeooo:rsid="00c2be0e"/>
    </style:style>
    <style:style style:name="T110" style:family="text">
      <style:text-properties officeooo:rsid="00c4630a"/>
    </style:style>
    <style:style style:name="T111" style:family="text">
      <style:text-properties officeooo:rsid="00cb809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8"><text:a xlink:type="simple" xlink:href="#__RefHeading___Toc2346_3394150493" text:style-name="Index_20_Link" text:visited-style-name="Index_20_Link">Produktions-System<text:tab/>2</text:a></text:p>
          <text:p text:style-name="P168"><text:a xlink:type="simple" xlink:href="#__RefHeading___Toc2348_3394150493" text:style-name="Index_20_Link" text:visited-style-name="Index_20_Link">Backend:<text:tab/>3</text:a></text:p>
          <text:p text:style-name="P168"><text:a xlink:type="simple" xlink:href="#__RefHeading___Toc2350_3394150493" text:style-name="Index_20_Link" text:visited-style-name="Index_20_Link">Produktionsserver<text:tab/>3</text:a></text:p>
          <text:p text:style-name="P169"><text:a xlink:type="simple" xlink:href="#__RefHeading___Toc8058_3394150493" text:style-name="Index_20_Link" text:visited-style-name="Index_20_Link">Apache config:<text:tab/>3</text:a></text:p>
          <text:p text:style-name="P168"><text:a xlink:type="simple" xlink:href="#__RefHeading___Toc2352_3394150493" text:style-name="Index_20_Link" text:visited-style-name="Index_20_Link">Vuetify<text:tab/>7</text:a></text:p>
          <text:p text:style-name="P168"><text:a xlink:type="simple" xlink:href="#__RefHeading___Toc2354_3394150493" text:style-name="Index_20_Link" text:visited-style-name="Index_20_Link">Vuex-Store<text:tab/>8</text:a></text:p>
          <text:p text:style-name="P169"><text:a xlink:type="simple" xlink:href="#__RefHeading___Toc2356_3394150493" text:style-name="Index_20_Link" text:visited-style-name="Index_20_Link">Variable Anzahl an Textfeldern genieren, wie z.B. beim erfassen der externenID<text:tab/>8</text:a></text:p>
          <text:p text:style-name="P170"><text:a xlink:type="simple" xlink:href="#__RefHeading___Toc2358_3394150493" text:style-name="Index_20_Link" text:visited-style-name="Index_20_Link"><text:span text:style-name="T12">Kontext des Codes</text:span></text:a><text:a xlink:type="simple" xlink:href="#__RefHeading___Toc2358_3394150493" text:style-name="Index_20_Link" text:visited-style-name="Index_20_Link"><text:tab/>9</text:a></text:p>
          <text:p text:style-name="P170"><text:a xlink:type="simple" xlink:href="#__RefHeading___Toc2360_3394150493" text:style-name="Index_20_Link" text:visited-style-name="Index_20_Link">Codeanalyse Schritt für Schritt<text:tab/>9</text:a></text:p>
          <text:p text:style-name="P171"><text:a xlink:type="simple" xlink:href="#__RefHeading___Toc2362_3394150493" text:style-name="Index_20_Link" text:visited-style-name="Index_20_Link">1. Überprüfung, ob textInventarNummern kürzer ist als dialogFormFields<text:tab/>9</text:a></text:p>
          <text:p text:style-name="P171"><text:a xlink:type="simple" xlink:href="#__RefHeading___Toc2364_3394150493" text:style-name="Index_20_Link" text:visited-style-name="Index_20_Link">1.1 Wenn ja, fehlende Elemente hinzufügen<text:tab/>9</text:a></text:p>
          <text:p text:style-name="P171"><text:a xlink:type="simple" xlink:href="#__RefHeading___Toc2366_3394150493" text:style-name="Index_20_Link" text:visited-style-name="Index_20_Link">2. Überprüfung, ob textInventarNummern länger ist als dialogFormFields<text:tab/>10</text:a></text:p>
          <text:p text:style-name="P171"><text:a xlink:type="simple" xlink:href="#__RefHeading___Toc2368_3394150493" text:style-name="Index_20_Link" text:visited-style-name="Index_20_Link">3. Was passiert, wenn die Längen gleich sind?<text:tab/>11</text:a></text:p>
          <text:p text:style-name="P170"><text:a xlink:type="simple" xlink:href="#__RefHeading___Toc2370_3394150493" text:style-name="Index_20_Link" text:visited-style-name="Index_20_Link">Warum ist diese Anpassung notwendig?<text:tab/>11</text:a></text:p>
          <text:p text:style-name="P170"><text:a xlink:type="simple" xlink:href="#__RefHeading___Toc2372_3394150493" text:style-name="Index_20_Link" text:visited-style-name="Index_20_Link">Beispiel zur Veranschaulichung<text:tab/>11</text:a></text:p>
          <text:p text:style-name="P171"><text:a xlink:type="simple" xlink:href="#__RefHeading___Toc2374_3394150493" text:style-name="Index_20_Link" text:visited-style-name="Index_20_Link">Szenario 1: Array ist zu kurz<text:tab/>11</text:a></text:p>
          <text:p text:style-name="P171"><text:a xlink:type="simple" xlink:href="#__RefHeading___Toc2376_3394150493" text:style-name="Index_20_Link" text:visited-style-name="Index_20_Link">Szenario 2: Array ist zu lang<text:tab/>12</text:a></text:p>
          <text:p text:style-name="P171"><text:a xlink:type="simple" xlink:href="#__RefHeading___Toc2378_3394150493" text:style-name="Index_20_Link" text:visited-style-name="Index_20_Link">Szenario 3: Array hat die richtige Länge<text:tab/>12</text:a></text:p>
          <text:p text:style-name="P170"><text:a xlink:type="simple" xlink:href="#__RefHeading___Toc2380_3394150493" text:style-name="Index_20_Link" text:visited-style-name="Index_20_Link">Zusammenfassung<text:tab/>12</text:a></text:p>
          <text:p text:style-name="P170"><text:a xlink:type="simple" xlink:href="#__RefHeading___Toc2382_3394150493" text:style-name="Index_20_Link" text:visited-style-name="Index_20_Link">Weitere Hinweise<text:tab/>13</text:a></text:p>
          <text:p text:style-name="P169"><text:a xlink:type="simple" xlink:href="#__RefHeading___Toc2384_3394150493" text:style-name="Index_20_Link" text:visited-style-name="Index_20_Link">Flexbox<text:tab/>13</text:a></text:p>
          <text:p text:style-name="P169"><text:a xlink:type="simple" xlink:href="#__RefHeading___Toc2386_3394150493" text:style-name="Index_20_Link" text:visited-style-name="Index_20_Link">Steuerung der Farben für die Fortschrifttsanzeige (Stepper) im Leihvorgang:<text:tab/>14</text:a></text:p>
          <text:p text:style-name="P170"><text:a xlink:type="simple" xlink:href="#__RefHeading___Toc2388_3394150493" text:style-name="Index_20_Link" text:visited-style-name="Index_20_Link">Schlussfolgerung<text:tab/>15</text:a></text:p>
          <text:p text:style-name="P170"><text:a xlink:type="simple" xlink:href="#__RefHeading___Toc2390_3394150493" text:style-name="Index_20_Link" text:visited-style-name="Index_20_Link">Lösungsschritte<text:tab/>15</text:a></text:p>
          <text:p text:style-name="P170"><text:a xlink:type="simple" xlink:href="#__RefHeading___Toc2392_3394150493" text:style-name="Index_20_Link" text:visited-style-name="Index_20_Link">Erklärung des Codes<text:tab/>16</text:a></text:p>
          <text:p text:style-name="P170"><text:a xlink:type="simple" xlink:href="#__RefHeading___Toc2394_3394150493" text:style-name="Index_20_Link" text:visited-style-name="Index_20_Link">Wichtige Hinweise<text:tab/>17</text:a></text:p>
          <text:p text:style-name="P170"><text:a xlink:type="simple" xlink:href="#__RefHeading___Toc2396_3394150493" text:style-name="Index_20_Link" text:visited-style-name="Index_20_Link">Zusammenfassung<text:tab/>17</text:a></text:p>
          <text:p text:style-name="P172"><text:a xlink:type="simple" xlink:href="#__RefHeading___Toc2398_3394150493" text:style-name="Index_20_Link" text:visited-style-name="Index_20_Link">You said:<text:tab/>18</text:a></text:p>
          <text:p text:style-name="P173"><text:a xlink:type="simple" xlink:href="#__RefHeading___Toc2400_3394150493" text:style-name="Index_20_Link" text:visited-style-name="Index_20_Link">ChatGPT said:<text:tab/>18</text:a></text:p>
          <text:p text:style-name="P170"><text:a xlink:type="simple" xlink:href="#__RefHeading___Toc2402_3394150493" text:style-name="Index_20_Link" text:visited-style-name="Index_20_Link">Hintergrund<text:tab/>18</text:a></text:p>
          <text:p text:style-name="P170"><text:a xlink:type="simple" xlink:href="#__RefHeading___Toc2404_3394150493" text:style-name="Index_20_Link" text:visited-style-name="Index_20_Link">Warum greifen wir auf das erste Element zu?<text:tab/>18</text:a></text:p>
          <text:p text:style-name="P170"><text:a xlink:type="simple" xlink:href="#__RefHeading___Toc2406_3394150493" text:style-name="Index_20_Link" text:visited-style-name="Index_20_Link">Beispiel<text:tab/>18</text:a></text:p>
          <text:p text:style-name="P170"><text:a xlink:type="simple" xlink:href="#__RefHeading___Toc2408_3394150493" text:style-name="Index_20_Link" text:visited-style-name="Index_20_Link">Zusammenfassung<text:tab/>19</text:a></text:p>
          <text:p text:style-name="P169"><text:a xlink:type="simple" xlink:href="#__RefHeading___Toc2410_3394150493" text:style-name="Index_20_Link" text:visited-style-name="Index_20_Link">Änderung der Anzeige ExterneInventarNummer als v-badge<text:tab/>19</text:a></text:p>
          <text:p text:style-name="P168"><text:a xlink:type="simple" xlink:href="#__RefHeading___Toc2412_3394150493" text:style-name="Index_20_Link" text:visited-style-name="Index_20_Link">Backend<text:tab/>20</text:a></text:p>
          <text:p text:style-name="P169"><text:a xlink:type="simple" xlink:href="#__RefHeading___Toc2414_3394150493" text:style-name="Index_20_Link" text:visited-style-name="Index_20_Link">Sicherheit des Backend:<text:tab/>20</text:a></text:p>
          <text:p text:style-name="P169"><text:a xlink:type="simple" xlink:href="#__RefHeading___Toc948265_3394150493" text:style-name="Index_20_Link" text:visited-style-name="Index_20_Link">artikelAbrufen() im Backend und Abfrageaufbau abhängig von den Parametern des Frontend<text:tab/>21</text:a></text:p>
          <text:p text:style-name="P169"><text:a xlink:type="simple" xlink:href="#__RefHeading___Toc13466_2902930553" text:style-name="Index_20_Link" text:visited-style-name="Index_20_Link">Klasse Lager für zentrale Buchungsvorgänge im Lager<text:tab/>23</text:a></text:p>
          <text:p text:style-name="P168"><text:a xlink:type="simple" xlink:href="#__RefHeading___Toc2416_3394150493" text:style-name="Index_20_Link" text:visited-style-name="Index_20_Link">Datenbank<text:tab/>25</text:a></text:p>
          <text:p text:style-name="P169"><text:a xlink:type="simple" xlink:href="#__RefHeading___Toc12288_3394150493" text:style-name="Index_20_Link" text:visited-style-name="Index_20_Link">Inventarbuchungen<text:tab/>25</text:a></text:p>
          <text:p text:style-name="P170"><text:a xlink:type="simple" xlink:href="#__RefHeading___Toc36506_3394150493" text:style-name="Index_20_Link" text:visited-style-name="Index_20_Link">Aufbau Leihvorgänge im Backend für die Verwaltung abrufen (/leihvorgaenge):<text:tab/>25</text:a></text:p>
          <text:p text:style-name="P169"><text:a xlink:type="simple" xlink:href="#__RefHeading___Toc374183_3394150493" text:style-name="Index_20_Link" text:visited-style-name="Index_20_Link">DialogRuecknahme und wie die Daten an den Dialog übergeben werden:<text:tab/>26</text:a></text:p>
          <text:p text:style-name="P169"><text:a xlink:type="simple" xlink:href="#__RefHeading___Toc13468_2902930553" text:style-name="Index_20_Link" text:visited-style-name="Index_20_Link">Alternative für die Datenübergabe von einer Komponente zu einer anderen, ohne vuex-Store<text:tab/>27</text:a></text:p>
          <text:p text:style-name="P169"><text:a xlink:type="simple" xlink:href="#__RefHeading___Toc374185_3394150493" text:style-name="Index_20_Link" text:visited-style-name="Index_20_Link">v-select mit Backenddaten füllen (einzeilig)<text:tab/>28</text:a></text:p>
          <text:p text:style-name="P169"><text:a xlink:type="simple" xlink:href="#__RefHeading___Toc374185_33941504931" text:style-name="Index_20_Link" text:visited-style-name="Index_20_Link">v-select mit Backenddaten füllen (zweizeilig)<text:tab/>28</text:a></text:p>
          <text:p text:style-name="P169"><text:a xlink:type="simple" xlink:href="#__RefHeading___Toc428531_3394150493" text:style-name="Index_20_Link" text:visited-style-name="Index_20_Link">v-expansions-panels anzeigen von Elemente nur wenn expansions expanded ist:<text:tab/>29</text:a></text:p>
          <text:p text:style-name="P169"><text:a xlink:type="simple" xlink:href="#__RefHeading___Toc719453_3394150493" text:style-name="Index_20_Link" text:visited-style-name="Index_20_Link">v-checkbox is checked prüfen:<text:tab/>29</text:a></text:p>
          <text:p text:style-name="P169"><text:a xlink:type="simple" xlink:href="#__RefHeading___Toc719455_3394150493" text:style-name="Index_20_Link" text:visited-style-name="Index_20_Link">v-checkbox standardmäßig checken<text:tab/>30</text:a></text:p>
          <text:p text:style-name="P169"><text:a xlink:type="simple" xlink:href="#__RefHeading___Toc750791_3394150493" text:style-name="Index_20_Link" text:visited-style-name="Index_20_Link">reactive() vs. Ref() und .value<text:tab/>32</text:a></text:p>
          <text:p text:style-name="P169"><text:a xlink:type="simple" xlink:href="#__RefHeading___Toc948267_3394150493" text:style-name="Index_20_Link" text:visited-style-name="Index_20_Link">undefined mit if abfangen<text:tab/>32</text:a></text:p>
          <text:p text:style-name="P169"><text:soft-page-break/><text:a xlink:type="simple" xlink:href="#__RefHeading___Toc1067081_3394150493" text:style-name="Index_20_Link" text:visited-style-name="Index_20_Link">v-if<text:tab/>32</text:a></text:p>
          <text:p text:style-name="P169"><text:a xlink:type="simple" xlink:href="#__RefHeading___Toc1067083_3394150493" text:style-name="Index_20_Link" text:visited-style-name="Index_20_Link">Bedingte Formatierung, v-icon Anzeige oder Farbe abhängig von Werten<text:tab/>32</text:a></text:p>
          <text:p text:style-name="P169"><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69"><text:a xlink:type="simple" xlink:href="#__RefHeading___Toc1685223_3394150493" text:style-name="Index_20_Link" text:visited-style-name="Index_20_Link">vue Suchfunktion spezifisch innerhalb einer idMitglied<text:tab/>34</text:a></text:p>
          <text:p text:style-name="P169"><text:a xlink:type="simple" xlink:href="#__RefHeading___Toc1685223_33941504931" text:style-name="Index_20_Link" text:visited-style-name="Index_20_Link">vue Suchfunktion allgemeine Suchfunktion<text:tab/>34</text:a></text:p>
          <text:p text:style-name="P169"><text:a xlink:type="simple" xlink:href="#__RefHeading___Toc1685225_3394150493" text:style-name="Index_20_Link" text:visited-style-name="Index_20_Link">v-textfield x für löschen im Suchfeld einfügen<text:tab/>35</text:a></text:p>
          <text:p text:style-name="P169"><text:a xlink:type="simple" xlink:href="#__RefHeading___Toc1685227_3394150493" text:style-name="Index_20_Link" text:visited-style-name="Index_20_Link">Datum von der Datenbank in deutsches Format ohne Uhrzeit wandeln<text:tab/>35</text:a></text:p>
          <text:p text:style-name="P169"><text:a xlink:type="simple" xlink:href="#__RefHeading___Toc1685229_3394150493" text:style-name="Index_20_Link" text:visited-style-name="Index_20_Link">Anzeigen von v-Elementen abhängig von einer bestimmten Bedingung, z.B. eines Status<text:tab/>36</text:a></text:p>
          <text:p text:style-name="P169"><text:a xlink:type="simple" xlink:href="#__RefHeading___Toc1685231_3394150493" text:style-name="Index_20_Link" text:visited-style-name="Index_20_Link">Mapping der Daten aus dem Backen im Fronted, Umbennung der Spalten im Frontend-Entwicklung<text:tab/>36</text:a></text:p>
          <text:p text:style-name="P169"><text:a xlink:type="simple" xlink:href="#__RefHeading___Toc1685233_3394150493" text:style-name="Index_20_Link" text:visited-style-name="Index_20_Link">Export von Funktionen js6 (Frontend)<text:tab/>37</text:a></text:p>
          <text:p text:style-name="P169"><text:a xlink:type="simple" xlink:href="#__RefHeading___Toc1685235_3394150493" text:style-name="Index_20_Link" text:visited-style-name="Index_20_Link">Reaktivität eines Objektes über zwei Komponenten sicherstellen<text:tab/>37</text:a></text:p>
          <text:p text:style-name="P169"><text:a xlink:type="simple" xlink:href="#__RefHeading___Toc1801581_3394150493" text:style-name="Index_20_Link" text:visited-style-name="Index_20_Link">Öffnen einer Dialog Komponente mit vuex-Store:<text:tab/>39</text:a></text:p>
          <text:p text:style-name="P169"><text:a xlink:type="simple" xlink:href="#__RefHeading___Toc35315_2902930553" text:style-name="Index_20_Link" text:visited-style-name="Index_20_Link">LeihvergangVerwalten Datenabruf und Datenverarbeitung Übersicht<text:tab/>40</text:a></text:p>
          <text:p text:style-name="P169"><text:a xlink:type="simple" xlink:href="#__RefHeading___Toc31313_2578173521" text:style-name="Index_20_Link" text:visited-style-name="Index_20_Link">cartItems Inhalt Warenkorb, Speichertort vuex-Store<text:tab/>43</text:a></text:p>
          <text:p text:style-name="P169"><text:a xlink:type="simple" xlink:href="#__RefHeading___Toc31315_2578173521" text:style-name="Index_20_Link" text:visited-style-name="Index_20_Link">Daten auslesen oder prüfen aus einem Array, wie z.B. cartItems aus dem vuex-Store<text:tab/>43</text:a></text:p>
          <text:p text:style-name="P169"><text:a xlink:type="simple" xlink:href="#__RefHeading___Toc31317_2578173521" text:style-name="Index_20_Link" text:visited-style-name="Index_20_Link">DialogExterneNummer.vue Besonderheit v-select<text:tab/>44</text:a></text:p>
        </text:index-body>
      </text:table-of-content>
      <text:h text:style-name="P195" text:outline-level="1"/>
      <text:p text:style-name="P2"/>
      <text:h text:style-name="P195" text:outline-level="1"/>
      <text:h text:style-name="P195" text:outline-level="1"/>
      <text:h text:style-name="P195" text:outline-level="1"/>
      <text:h text:style-name="P195"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text:soft-page-break/>Start build-Vorgang: $ npm run build</text:p>
      <text:p text:style-name="P1">Übetragen auf den Produktionsserver: $ <text:s/>rsync -avz ~/Documents/InventoryManagementSystem/client/ root@217.160.162.52:/var/www/frontend/</text:p>
      <text:h text:style-name="P196" text:outline-level="1"><text:bookmark-start text:name="__RefHeading___Toc2348_3394150493"/><text:span text:style-name="T10">Backend</text:span>:<text:bookmark-end text:name="__RefHeading___Toc2348_3394150493"/></text:h>
      <text:p text:style-name="P23">Start im Entwicklungsmodus: $ npx nodemon ./src/app.js</text:p>
      <text:p text:style-name="P1"><text:span text:style-name="T11">Übetragen auf den Produktionsserver: $ <text:s/>rsync -avz ~/Documents/InventoryManagementSystem/server </text:span><text:a xlink:type="simple" xlink:href="mailto:root@217.160.162.52" text:style-name="Internet_20_link" text:visited-style-name="Visited_20_Internet_20_Link"><text:span text:style-name="T11">root@217.160.162.52</text:span></text:a><text:span text:style-name="T11">:/var/www/backend</text:span></text:p>
      <text:p text:style-name="P23"/>
      <text:p text:style-name="P22">GitHub:</text:p>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3489929171" text:style-name="L1">
        <text:list-item>
          <text:p text:style-name="P209">Klicke oben rechts auf dein Profilbild und wähle "Settings" aus.</text:p>
        </text:list-item>
      </text:list>
      <text:list xml:id="list216094384" text:style-name="L2">
        <text:list-item>
          <text:p text:style-name="P217"><text:span text:style-name="T67">In den Einstellungen gehe zu </text:span><text:span text:style-name="Strong_20_Emphasis"><text:span text:style-name="T67">Developer settings</text:span></text:span><text:span text:style-name="T67"> → </text:span><text:span text:style-name="Strong_20_Emphasis"><text:span text:style-name="T67">Personal access tokens</text:span></text:span><text:span text:style-name="T67"> → </text:span><text:span text:style-name="Strong_20_Emphasis"><text:span text:style-name="T67">Tokens (classic)</text:span></text:span><text:span text:style-name="T67">.</text:span></text:p>
        </text:list-item>
      </text:list>
      <text:list xml:id="list1577724714" text:style-name="L3">
        <text:list-item>
          <text:p text:style-name="P218"><text:span text:style-name="T67">Erstelle einen neuen Token, indem du auf </text:span><text:span text:style-name="Strong_20_Emphasis"><text:span text:style-name="T67">Generate new token</text:span></text:span><text:span text:style-name="T67"> klickst. Wähle die nötigen Berechtigungen aus (zum Beispiel </text:span><text:span text:style-name="Source_20_Text"><text:span text:style-name="T67">repo</text:span></text:span><text:span text:style-name="T67"> für Lese- und Schreibzugriff auf deine Repositories).</text:span></text:p>
        </text:list-item>
      </text:list>
      <text:list xml:id="list1731219128" text:style-name="L4">
        <text:list-item>
          <text:p text:style-name="P219"><text:span text:style-name="T67">Kopiere den Token </text:span><text:span text:style-name="Strong_20_Emphasis"><text:span text:style-name="T67">sofort</text:span></text:span><text:span text:style-name="T67">, da du ihn später nicht mehr sehen kannst.</text:span></text:p>
        </text:list-item>
      </text:list>
      <text:p text:style-name="P1"/>
      <text:h text:style-name="P197"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oft-page-break/><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text:soft-page-break/>&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text:soft-page-break/></text:p>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text:soft-page-break/>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97"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8">const </text:span><text:bookmark-start text:name="__DdeLink__42_4121600268"/><text:span text:style-name="T8">isDesktop</text:span><text:bookmark-end text:name="__DdeLink__42_4121600268"/><text:span text:style-name="T8"> = smAndUp;</text:span><text:span text:style-name="T9">&lt;v-footer </text:span><text:span text:style-name="T8">v-if="isDesktop"</text:span></text:p>
      <text:p text:style-name="P76"/>
      <text:h text:style-name="P197"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36">plugins</text:span><text:span text:style-name="T24">: [</text:span><text:line-break/><text:span text:style-name="T24"> <text:s text:c="3"/></text:span><text:span text:style-name="T41">createPersistedState</text:span><text:span text:style-name="T24">({</text:span><text:line-break/><text:span text:style-name="T24"> <text:s text:c="7"/></text:span><text:span text:style-name="T36">paths</text:span><text:span text:style-name="T24">: [</text:span><text:span text:style-name="T2">'cartItems'</text:span><text:span text:style-name="T24">,</text:span><text:span text:style-name="T2">'userData'</text:span><text:span text:style-name="T24">], </text:span><text:span text:style-name="T47">// persistieren der gewünschten Objekten</text:span><text:line-break/><text:span text:style-name="T47"> <text:s text:c="7"/></text:span><text:span text:style-name="T36">storage</text:span><text:span text:style-name="T24">: </text:span><text:span text:style-name="T51">window</text:span><text:span text:style-name="T24">.</text:span><text:span text:style-name="T36">sessionStorage</text:span><text:span text:style-name="T24">, </text:span><text:span text:style-name="T47">// Verwendung von sessionStorage statt localStorage</text:span><text:line-break/><text:span text:style-name="T47"> <text:s text:c="3"/></text:span><text:span text:style-name="T24">}),</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0">existingItem</text:span><text:span text:style-name="T24">.</text:span><text:span text:style-name="T30">externeID</text:span><text:span text:style-name="T24">.</text:span><text:span text:style-name="T41">push</text:span><text:span text:style-name="T24">(value.</text:span><text:span text:style-name="T30">externeID</text:span><text:span text:style-name="T24">.</text:span><text:span text:style-name="T36">value</text:span><text:span text:style-name="T24">);</text:span><text:line-break/></text:p>
      <text:p text:style-name="P63"/>
      <text:p text:style-name="P63"/>
      <text:h text:style-name="P198" text:outline-level="2"><text:bookmark-start text:name="__RefHeading___Toc2356_3394150493"/>Variable Anzahl an Textfeldern genieren, wie z.B. beim erfassen der externenID<text:bookmark-end text:name="__RefHeading___Toc2356_3394150493"/></text:h>
      <text:h text:style-name="P198" text:outline-level="2"/>
      <text:p text:style-name="P65">Dazu muss das Array initalisert werden:</text:p>
      <text:p text:style-name="P33"><text:span text:style-name="T16">const </text:span><text:span text:style-name="T30">idArtikel </text:span><text:span text:style-name="T24">= computed(()=&gt; </text:span><text:span text:style-name="T51">store</text:span><text:span text:style-name="T24">.</text:span><text:span text:style-name="T36">getters</text:span><text:span text:style-name="T24">.</text:span><text:span text:style-name="T36">getShowDialogExterneInventarNummer</text:span><text:span text:style-name="T24">.</text:span><text:span text:style-name="T36">idArtikel</text:span><text:span text:style-name="T24">)</text:span><text:line-break/><text:span text:style-name="T16">const </text:span><text:span text:style-name="T30">textInventarNummern </text:span><text:span text:style-name="T24">= ref([]);</text:span></text:p>
      <text:p text:style-name="P141"><text:soft-page-break/></text:p>
      <text:p text:style-name="P33"><text:span text:style-name="T24">watch(</text:span><text:line-break/><text:span text:style-name="T24"> <text:s text:c="3"/>() =&gt; </text:span><text:span text:style-name="T30">showDialog</text:span><text:span text:style-name="T24">.</text:span><text:span text:style-name="T36">value</text:span><text:span text:style-name="T24">,</text:span><text:line-break/><text:span text:style-name="T24"> <text:s text:c="3"/>(newVal) =&gt; {</text:span><text:line-break/><text:span text:style-name="T24"> <text:s text:c="5"/></text:span><text:span text:style-name="T16">if </text:span><text:span text:style-name="T24">(newVal) {</text:span><text:line-break/><text:span text:style-name="T24"> <text:s text:c="7"/></text:span><text:span text:style-name="T47">// Dialog wird geöffnet</text:span><text:line-break/><text:span text:style-name="T47"> <text:s text:c="7"/></text:span><text:span text:style-name="T30">textInventarNummern</text:span><text:span text:style-name="T24">.</text:span><text:span text:style-name="T36">value </text:span><text:span text:style-name="T24">= [...</text:span><text:span text:style-name="T51">store</text:span><text:span text:style-name="T24">.</text:span><text:span text:style-name="T36">getters</text:span><text:span text:style-name="T24">.</text:span><text:span text:style-name="T36">getExterneNummernForArtikel</text:span><text:span text:style-name="T24">(</text:span><text:span text:style-name="T30">idArtikel</text:span><text:span text:style-name="T24">.</text:span><text:span text:style-name="T36">value</text:span><text:span text:style-name="T24">)];</text:span><text:line-break/><text:line-break/><text:span text:style-name="T24"> <text:s text:c="7"/></text:span><text:span text:style-name="T47">// Anpassung der Länge von textInventarNummern</text:span><text:line-break/><text:span text:style-name="T47"> <text:s text:c="7"/></text:span><text:span text:style-name="T16">if </text:span><text:span text:style-name="T24">(</text:span><text:span text:style-name="T30">textInventarNummern</text:span><text:span text:style-name="T24">.</text:span><text:span text:style-name="T36">value</text:span><text:span text:style-name="T24">.</text:span><text:span text:style-name="T36">length </text:span><text:span text:style-name="T24">&lt; </text:span><text:span text:style-name="T30">dialogFormFields</text:span><text:span text:style-name="T24">.</text:span><text:span text:style-name="T36">value</text:span><text:span text:style-name="T24">) {</text:span><text:line-break/><text:span text:style-name="T24"> <text:s text:c="9"/></text:span><text:span text:style-name="T16">const </text:span><text:span text:style-name="T30">differenz </text:span><text:span text:style-name="T24">= </text:span><text:span text:style-name="T30">dialogFormFields</text:span><text:span text:style-name="T24">.</text:span><text:span text:style-name="T36">value </text:span><text:span text:style-name="T24">- </text:span><text:span text:style-name="T30">textInventarNummern</text:span><text:span text:style-name="T24">.</text:span><text:span text:style-name="T36">value</text:span><text:span text:style-name="T24">.</text:span><text:span text:style-name="T36">length</text:span><text:span text:style-name="T24">;</text:span><text:line-break/><text:span text:style-name="T24"> <text:s text:c="9"/></text:span><text:span text:style-name="T30">textInventarNummern</text:span><text:span text:style-name="T24">.</text:span><text:span text:style-name="T36">value</text:span><text:span text:style-name="T24">.</text:span><text:span text:style-name="T41">push</text:span><text:span text:style-name="T24">(...</text:span><text:span text:style-name="T51">Array</text:span><text:span text:style-name="T24">(</text:span><text:span text:style-name="T30">differenz</text:span><text:span text:style-name="T24">).</text:span><text:span text:style-name="T41">fill</text:span><text:span text:style-name="T24">(</text:span><text:span text:style-name="T2">''</text:span><text:span text:style-name="T24">));</text:span><text:line-break/><text:span text:style-name="T24"> <text:s text:c="7"/>} </text:span><text:span text:style-name="T16">else if </text:span><text:span text:style-name="T24">(</text:span><text:span text:style-name="T30">textInventarNummern</text:span><text:span text:style-name="T24">.</text:span><text:span text:style-name="T36">value</text:span><text:span text:style-name="T24">.</text:span><text:span text:style-name="T36">length </text:span><text:span text:style-name="T24">&gt; </text:span><text:span text:style-name="T30">dialogFormFields</text:span><text:span text:style-name="T24">.</text:span><text:span text:style-name="T36">value</text:span><text:span text:style-name="T24">) {</text:span><text:line-break/><text:span text:style-name="T24"> <text:s text:c="9"/></text:span><text:span text:style-name="T30">textInventarNummern</text:span><text:span text:style-name="T24">.</text:span><text:span text:style-name="T36">value </text:span><text:span text:style-name="T24">= </text:span><text:span text:style-name="T30">textInventarNummern</text:span><text:span text:style-name="T24">.</text:span><text:span text:style-name="T36">value</text:span><text:span text:style-name="T24">.</text:span><text:span text:style-name="T41">slice</text:span><text:span text:style-name="T24">(</text:span><text:span text:style-name="T59">0</text:span><text:span text:style-name="T24">, </text:span><text:span text:style-name="T30">dialogFormFields</text:span><text:span text:style-name="T24">.</text:span><text:span text:style-name="T36">value</text:span><text:span text:style-name="T24">);</text:span><text:line-break/><text:span text:style-name="T24"> <text:s text:c="7"/>}</text:span><text:line-break/><text:span text:style-name="T24"> <text:s text:c="5"/>}</text:span><text:line-break/><text:span text:style-name="T24"> <text:s text:c="3"/>},</text:span><text:line-break/><text:span text:style-name="T24"> <text:s text:c="3"/>{ </text:span><text:span text:style-name="T36">immediate</text:span><text:span text:style-name="T24">: </text:span><text:span text:style-name="T16">true </text:span><text:span text:style-name="T24">}</text:span><text:line-break/><text:span text:style-name="T24">);</text:span></text:p>
      <text:p text:style-name="P65"/>
      <text:p text:style-name="P65"/>
      <text:h text:style-name="P28" text:outline-level="3"><text:bookmark-start text:name="__RefHeading___Toc2358_3394150493"/><text:span text:style-name="Strong_20_Emphasis"><text:span text:style-name="T12">Kontext des Codes</text:span></text:span><text:bookmark-end text:name="__RefHeading___Toc2358_3394150493"/></text:h>
      <text:p text:style-name="Text_20_body"><text:span text:style-name="T67">Der Code, den Sie nicht verstehen, ist dafür verantwortlich, die Länge des Arrays </text:span><text:span text:style-name="Source_20_Text"><text:span text:style-name="T67">textInventarNummern</text:span></text:span><text:span text:style-name="T67"> an die Anzahl der Dialog-Formularfelder (</text:span><text:span text:style-name="Source_20_Text"><text:span text:style-name="T67">dialogFormFields.value</text:span></text:span><text:span text:style-name="T67">) anzupassen. Dies ist wichtig, damit jedes Eingabefeld im Dialog korrekt mit einem Element im Array </text:span><text:span text:style-name="Source_20_Text"><text:span text:style-name="T67">textInventarNummern</text:span></text:span><text:span text:style-name="T67"> verknüpft ist.</text:span></text:p>
      <text:p text:style-name="P5"/>
      <text:h text:style-name="Heading_20_3" text:outline-level="3"><text:bookmark-start text:name="__RefHeading___Toc2360_3394150493"/><text:span text:style-name="Strong_20_Emphasis"><text:span text:style-name="T67">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67">// Anpassung der Länge von textInventarNummern</text:span></text:span></text:p>
      <text:p text:style-name="P78"><text:span text:style-name="Source_20_Text"><text:span text:style-name="T67">if (textInventarNummern.value.length &lt; dialogFormFields.value) {</text:span></text:span></text:p>
      <text:p text:style-name="P78"><text:span text:style-name="Source_20_Text"><text:span text:style-name="T67"><text:s text:c="2"/>const differenz = dialogFormFields.value - textInventarNummern.value.length;</text:span></text:span></text:p>
      <text:p text:style-name="P78"><text:span text:style-name="Source_20_Text"><text:span text:style-name="T67"><text:s text:c="2"/>textInventarNummern.value.push(...Array(differenz).fill(''));</text:span></text:span></text:p>
      <text:p text:style-name="P78"><text:span text:style-name="Source_20_Text"><text:span text:style-name="T67">} else if (textInventarNummern.value.length &gt; dialogFormFields.value) {</text:span></text:span></text:p>
      <text:p text:style-name="P78"><text:span text:style-name="Source_20_Text"><text:span text:style-name="T67"><text:s text:c="2"/>textInventarNummern.value = textInventarNummern.value.slice(0, dialogFormFields.value);</text:span></text:span></text:p>
      <text:p text:style-name="P79"><text:span text:style-name="Source_20_Text"><text:span text:style-name="T67">}</text:span></text:span></text:p>
      <text:h text:style-name="Heading_20_4" text:outline-level="4"><text:bookmark-start text:name="__RefHeading___Toc2362_3394150493"/><text:span text:style-name="Strong_20_Emphasis"><text:span text:style-name="T67">1. Überprüfung, ob </text:span></text:span><text:span text:style-name="Strong_20_Emphasis"><text:span text:style-name="Source_20_Text"><text:span text:style-name="T67">textInventarNummern</text:span></text:span></text:span><text:span text:style-name="Strong_20_Emphasis"><text:span text:style-name="T67"> kürzer ist als </text:span></text:span><text:span text:style-name="Strong_20_Emphasis"><text:span text:style-name="Source_20_Text"><text:span text:style-name="T67">dialogFormFields</text:span></text:span></text:span><text:bookmark-end text:name="__RefHeading___Toc2362_3394150493"/></text:h>
      <text:p text:style-name="P6">javascript</text:p>
      <text:p text:style-name="P6">Copy code</text:p>
      <text:p text:style-name="P78"><text:span text:style-name="Source_20_Text"><text:span text:style-name="T67">if (textInventarNummern.value.length &lt; dialogFormFields.value) {</text:span></text:span></text:p>
      <text:p text:style-name="P78"><text:span text:style-name="Source_20_Text"><text:span text:style-name="T67"><text:s text:c="2"/>// ...</text:span></text:span></text:p>
      <text:p text:style-name="P79"><text:span text:style-name="Source_20_Text"><text:span text:style-name="T67">}</text:span></text:span></text:p>
      <text:list xml:id="list114802026" text:style-name="L5">
        <text:list-item>
          <text:p text:style-name="P220"><text:span text:style-name="Strong_20_Emphasis"><text:span text:style-name="T67">Zweck:</text:span></text:span><text:span text:style-name="T67"> Prüfen, ob das Array </text:span><text:span text:style-name="Source_20_Text"><text:span text:style-name="T67">textInventarNummern</text:span></text:span><text:span text:style-name="T67"> weniger Elemente enthält, als die Anzahl der Dialogfelder (</text:span><text:span text:style-name="Source_20_Text"><text:span text:style-name="T67">dialogFormFields.value</text:span></text:span><text:span text:style-name="T67">).</text:span></text:p>
        </text:list-item>
      </text:list>
      <text:h text:style-name="Heading_20_4" text:outline-level="4"><text:bookmark-start text:name="__RefHeading___Toc2364_3394150493"/><text:span text:style-name="Strong_20_Emphasis"><text:span text:style-name="T67">1.1 Wenn ja, fehlende Elemente hinzufügen</text:span></text:span><text:bookmark-end text:name="__RefHeading___Toc2364_3394150493"/></text:h>
      <text:p text:style-name="P6">javascript</text:p>
      <text:p text:style-name="P6">Copy code</text:p>
      <text:p text:style-name="P78"><text:soft-page-break/><text:span text:style-name="Source_20_Text"><text:span text:style-name="T67">const differenz = dialogFormFields.value - textInventarNummern.value.length;</text:span></text:span></text:p>
      <text:p text:style-name="P79"><text:span text:style-name="Source_20_Text"><text:span text:style-name="T67">textInventarNummern.value.push(...Array(differenz).fill(''));</text:span></text:span></text:p>
      <text:list xml:id="list2053765127" text:style-name="L6">
        <text:list-item>
          <text:p text:style-name="P221"><text:span text:style-name="Strong_20_Emphasis"><text:span text:style-name="T67">Berechnung der Differenz:</text:span></text:span></text:p>
          <text:list>
            <text:list-item>
              <text:p text:style-name="P221"><text:span text:style-name="Source_20_Text"><text:span text:style-name="T67">differenz</text:span></text:span><text:span text:style-name="T67"> ist die Anzahl der fehlenden Elemente, die hinzugefügt werden müssen, um die Länge von </text:span><text:span text:style-name="Source_20_Text"><text:span text:style-name="T67">textInventarNummern</text:span></text:span><text:span text:style-name="T67"> an </text:span><text:span text:style-name="Source_20_Text"><text:span text:style-name="T67">dialogFormFields.value</text:span></text:span><text:span text:style-name="T67"> anzupassen.</text:span></text:p>
            </text:list-item>
            <text:list-item>
              <text:p text:style-name="P221"><text:span text:style-name="Strong_20_Emphasis"><text:span text:style-name="T67">Beispiel:</text:span></text:span></text:p>
              <text:list>
                <text:list-item>
                  <text:p text:style-name="P221"><text:span text:style-name="T67">Angenommen, </text:span><text:span text:style-name="Source_20_Text"><text:span text:style-name="T67">dialogFormFields.value</text:span></text:span><text:span text:style-name="T67"> ist 5 und </text:span><text:span text:style-name="Source_20_Text"><text:span text:style-name="T67">textInventarNummern.value.length</text:span></text:span><text:span text:style-name="T67"> ist 3.</text:span></text:p>
                </text:list-item>
                <text:list-item>
                  <text:p text:style-name="P221"><text:span text:style-name="T67">Dann ist </text:span><text:span text:style-name="Source_20_Text"><text:span text:style-name="T67">differenz = 5 - 3 = 2</text:span></text:span><text:span text:style-name="T67">.</text:span></text:p>
                </text:list-item>
              </text:list>
            </text:list-item>
          </text:list>
        </text:list-item>
        <text:list-item>
          <text:p text:style-name="P221"><text:span text:style-name="Strong_20_Emphasis"><text:span text:style-name="T67">Hinzufügen der fehlenden Elemente:</text:span></text:span></text:p>
          <text:list>
            <text:list-item>
              <text:p text:style-name="P221"><text:span text:style-name="Source_20_Text"><text:span text:style-name="T67">Array(differenz).fill('')</text:span></text:span><text:span text:style-name="T67"> erzeugt ein Array mit </text:span><text:span text:style-name="Source_20_Text"><text:span text:style-name="T67">differenz</text:span></text:span><text:span text:style-name="T67"> Anzahl von leeren Strings.</text:span></text:p>
              <text:list>
                <text:list-item>
                  <text:p text:style-name="P222"><text:span text:style-name="T67">Im Beispiel: </text:span><text:span text:style-name="Source_20_Text"><text:span text:style-name="T67">Array(2).fill('')</text:span></text:span><text:span text:style-name="T67"> ergibt </text:span><text:span text:style-name="Source_20_Text"><text:span text:style-name="T67">['', '']</text:span></text:span><text:span text:style-name="T67">.</text:span></text:p>
                </text:list-item>
              </text:list>
            </text:list-item>
            <text:list-item>
              <text:p text:style-name="P221"><text:span text:style-name="Source_20_Text"><text:span text:style-name="T67">textInventarNummern.value.push(...Array(differenz).fill(''))</text:span></text:span><text:span text:style-name="T67"> fügt diese leeren Strings am Ende von </text:span><text:span text:style-name="Source_20_Text"><text:span text:style-name="T67">textInventarNummern</text:span></text:span><text:span text:style-name="T67"> hinzu.</text:span></text:p>
              <text:list>
                <text:list-item>
                  <text:p text:style-name="P222"><text:span text:style-name="T67">Das </text:span><text:span text:style-name="Source_20_Text"><text:span text:style-name="T67">...</text:span></text:span><text:span text:style-name="T67"> ist der Spread-Operator, der die Elemente des Arrays einzeln einfügt.</text:span></text:p>
                </text:list-item>
              </text:list>
            </text:list-item>
            <text:list-item>
              <text:p text:style-name="P221"><text:span text:style-name="Strong_20_Emphasis"><text:span text:style-name="T67">Ergebnis:</text:span></text:span></text:p>
              <text:list>
                <text:list-item>
                  <text:p text:style-name="P222"><text:span text:style-name="T67">Nach dem Hinzufügen hat </text:span><text:span text:style-name="Source_20_Text"><text:span text:style-name="T67">textInventarNummern.value</text:span></text:span><text:span text:style-name="T67"> die gleiche Länge wie </text:span><text:span text:style-name="Source_20_Text"><text:span text:style-name="T67">dialogFormFields.value</text:span></text:span><text:span text:style-name="T67">.</text:span></text:p>
                </text:list-item>
              </text:list>
            </text:list-item>
          </text:list>
        </text:list-item>
        <text:list-item>
          <text:p text:style-name="P221"><text:span text:style-name="Strong_20_Emphasis"><text:span text:style-name="T67">Warum wird das gemacht?</text:span></text:span></text:p>
          <text:list>
            <text:list-item>
              <text:p text:style-name="P210">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67">2. Überprüfung, ob </text:span></text:span><text:span text:style-name="Strong_20_Emphasis"><text:span text:style-name="Source_20_Text"><text:span text:style-name="T67">textInventarNummern</text:span></text:span></text:span><text:span text:style-name="Strong_20_Emphasis"><text:span text:style-name="T67"> länger ist als </text:span></text:span><text:span text:style-name="Strong_20_Emphasis"><text:span text:style-name="Source_20_Text"><text:span text:style-name="T67">dialogFormFields</text:span></text:span></text:span><text:bookmark-end text:name="__RefHeading___Toc2366_3394150493"/></text:h>
      <text:p text:style-name="P6">javascript</text:p>
      <text:p text:style-name="P6">Copy code</text:p>
      <text:p text:style-name="P78"><text:span text:style-name="Source_20_Text"><text:span text:style-name="T67">else if (textInventarNummern.value.length &gt; dialogFormFields.value) {</text:span></text:span></text:p>
      <text:p text:style-name="P78"><text:span text:style-name="Source_20_Text"><text:span text:style-name="T67"><text:s text:c="2"/>textInventarNummern.value = textInventarNummern.value.slice(0, dialogFormFields.value);</text:span></text:span></text:p>
      <text:p text:style-name="P79"><text:span text:style-name="Source_20_Text"><text:span text:style-name="T67">}</text:span></text:span></text:p>
      <text:list xml:id="list1559881815" text:style-name="L7">
        <text:list-item>
          <text:p text:style-name="P223"><text:span text:style-name="Strong_20_Emphasis"><text:span text:style-name="T67">Zweck:</text:span></text:span><text:span text:style-name="T67"> Prüfen, ob das Array </text:span><text:span text:style-name="Source_20_Text"><text:span text:style-name="T67">textInventarNummern</text:span></text:span><text:span text:style-name="T67"> mehr Elemente enthält, als die Anzahl der Dialogfelder.</text:span></text:p>
        </text:list-item>
        <text:list-item>
          <text:p text:style-name="P223"><text:span text:style-name="Strong_20_Emphasis"><text:span text:style-name="T67">Wenn ja, überschüssige Elemente entfernen:</text:span></text:span></text:p>
          <text:list>
            <text:list-item>
              <text:p text:style-name="P223"><text:span text:style-name="Source_20_Text"><text:span text:style-name="T67">textInventarNummern.value.slice(0, dialogFormFields.value)</text:span></text:span><text:span text:style-name="T67"> erzeugt ein neues Array, das nur die ersten </text:span><text:span text:style-name="Source_20_Text"><text:span text:style-name="T67">dialogFormFields.value</text:span></text:span><text:span text:style-name="T67"> Elemente von </text:span><text:span text:style-name="Source_20_Text"><text:span text:style-name="T67">textInventarNummern.value</text:span></text:span><text:span text:style-name="T67"> enthält.</text:span></text:p>
            </text:list-item>
            <text:list-item>
              <text:p text:style-name="P223"><text:span text:style-name="Strong_20_Emphasis"><text:span text:style-name="T67">Beispiel:</text:span></text:span></text:p>
              <text:list>
                <text:list-item>
                  <text:p text:style-name="P223"><text:soft-page-break/><text:span text:style-name="T67">Angenommen, </text:span><text:span text:style-name="Source_20_Text"><text:span text:style-name="T67">dialogFormFields.value</text:span></text:span><text:span text:style-name="T67"> ist 3 und </text:span><text:span text:style-name="Source_20_Text"><text:span text:style-name="T67">textInventarNummern.value.length</text:span></text:span><text:span text:style-name="T67"> ist 5.</text:span></text:p>
                </text:list-item>
                <text:list-item>
                  <text:p text:style-name="P223"><text:span text:style-name="Source_20_Text"><text:span text:style-name="T67">textInventarNummern.value.slice(0, 3)</text:span></text:span><text:span text:style-name="T67"> ergibt ein Array mit den ersten 3 Elementen.</text:span></text:p>
                </text:list-item>
              </text:list>
            </text:list-item>
            <text:list-item>
              <text:p text:style-name="P223"><text:span text:style-name="Strong_20_Emphasis"><text:span text:style-name="T67">Ergebnis:</text:span></text:span></text:p>
              <text:list>
                <text:list-item>
                  <text:p text:style-name="P224"><text:span text:style-name="T67">Das Array </text:span><text:span text:style-name="Source_20_Text"><text:span text:style-name="T67">textInventarNummern.value</text:span></text:span><text:span text:style-name="T67"> hat nun die Länge von </text:span><text:span text:style-name="Source_20_Text"><text:span text:style-name="T67">dialogFormFields.value</text:span></text:span><text:span text:style-name="T67">.</text:span></text:p>
                </text:list-item>
              </text:list>
            </text:list-item>
          </text:list>
        </text:list-item>
        <text:list-item>
          <text:p text:style-name="P223"><text:span text:style-name="Strong_20_Emphasis"><text:span text:style-name="T67">Warum wird das gemacht?</text:span></text:span></text:p>
          <text:list>
            <text:list-item>
              <text:p text:style-name="P211">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67">3. Was passiert, wenn die Längen gleich sind?</text:span></text:span><text:bookmark-end text:name="__RefHeading___Toc2368_3394150493"/></text:h>
      <text:list xml:id="list3306835648" text:style-name="L8">
        <text:list-item>
          <text:p text:style-name="P225"><text:span text:style-name="T67">Wenn </text:span><text:span text:style-name="Source_20_Text"><text:span text:style-name="T67">textInventarNummern.value.length</text:span></text:span><text:span text:style-name="T67"> bereits gleich </text:span><text:span text:style-name="Source_20_Text"><text:span text:style-name="T67">dialogFormFields.value</text:span></text:span><text:span text:style-name="T67">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67">Warum ist diese Anpassung notwendig?</text:span></text:span><text:bookmark-end text:name="__RefHeading___Toc2370_3394150493"/></text:h>
      <text:list xml:id="list679579142" text:style-name="L9">
        <text:list-item>
          <text:p text:style-name="P226"><text:span text:style-name="Strong_20_Emphasis"><text:span text:style-name="T67">Konsistenz zwischen Daten und Darstellung:</text:span></text:span></text:p>
          <text:list>
            <text:list-item>
              <text:p text:style-name="P226"><text:span text:style-name="T67">Jedes Eingabefeld im Dialog ist mit einem Element im </text:span><text:span text:style-name="Source_20_Text"><text:span text:style-name="T67">textInventarNummern</text:span></text:span><text:span text:style-name="T67">-Array verknüpft.</text:span></text:p>
            </text:list-item>
            <text:list-item>
              <text:p text:style-name="P212">Wenn die Anzahl der Eingabefelder sich ändert (z. B. weil der Benutzer die Menge anpasst), muss das Array entsprechend angepasst werden.</text:p>
            </text:list-item>
          </text:list>
        </text:list-item>
        <text:list-item>
          <text:p text:style-name="P226"><text:span text:style-name="Strong_20_Emphasis"><text:span text:style-name="T67">Vermeidung von Fehlern:</text:span></text:span></text:p>
          <text:list>
            <text:list-item>
              <text:p text:style-name="P226"><text:span text:style-name="T67">Wenn das Array kürzer ist als die Anzahl der Felder, würden einige Felder keinen Wert im Array haben, was zu </text:span><text:span text:style-name="Source_20_Text"><text:span text:style-name="T67">undefined</text:span></text:span><text:span text:style-name="T67"> führen kann.</text:span></text:p>
            </text:list-item>
            <text:list-item>
              <text:p text:style-name="P212">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67">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67">Szenario 1: Array ist zu kurz</text:span></text:span><text:bookmark-end text:name="__RefHeading___Toc2374_3394150493"/></text:h>
      <text:list xml:id="list4291213205" text:style-name="L10">
        <text:list-item>
          <text:p text:style-name="P227"><text:span text:style-name="Strong_20_Emphasis"><text:span text:style-name="T67">Anfangszustand:</text:span></text:span></text:p>
          <text:list>
            <text:list-item>
              <text:p text:style-name="P227"><text:span text:style-name="Source_20_Text"><text:span text:style-name="T67">dialogFormFields.value</text:span></text:span><text:span text:style-name="T67"> = 4</text:span></text:p>
            </text:list-item>
            <text:list-item>
              <text:p text:style-name="P227"><text:span text:style-name="Source_20_Text"><text:span text:style-name="T67">textInventarNummern.value</text:span></text:span><text:span text:style-name="T67"> = ['ID1', 'ID2']</text:span></text:p>
            </text:list-item>
          </text:list>
        </text:list-item>
        <text:list-item>
          <text:p text:style-name="P227"><text:span text:style-name="Strong_20_Emphasis"><text:span text:style-name="T67">Berechnung:</text:span></text:span></text:p>
          <text:list>
            <text:list-item>
              <text:p text:style-name="P227"><text:span text:style-name="Source_20_Text"><text:span text:style-name="T67">textInventarNummern.value.length</text:span></text:span><text:span text:style-name="T67"> = 2</text:span></text:p>
            </text:list-item>
            <text:list-item>
              <text:p text:style-name="P227"><text:span text:style-name="Source_20_Text"><text:span text:style-name="T67">differenz</text:span></text:span><text:span text:style-name="T67"> = 4 - 2 = 2</text:span></text:p>
            </text:list-item>
          </text:list>
        </text:list-item>
        <text:list-item>
          <text:p text:style-name="P227"><text:soft-page-break/><text:span text:style-name="Strong_20_Emphasis"><text:span text:style-name="T67">Aktion:</text:span></text:span></text:p>
          <text:list>
            <text:list-item>
              <text:p text:style-name="P228"><text:span text:style-name="T67">Füge 2 leere Strings hinzu: </text:span><text:span text:style-name="Source_20_Text"><text:span text:style-name="T67">['', '']</text:span></text:span></text:p>
            </text:list-item>
          </text:list>
        </text:list-item>
        <text:list-item>
          <text:p text:style-name="P227"><text:span text:style-name="Strong_20_Emphasis"><text:span text:style-name="T67">Ergebnis:</text:span></text:span></text:p>
          <text:list>
            <text:list-item>
              <text:p text:style-name="P227"><text:span text:style-name="Source_20_Text"><text:span text:style-name="T67">textInventarNummern.value</text:span></text:span><text:span text:style-name="T67"> = ['ID1', 'ID2', '', '']</text:span></text:p>
            </text:list-item>
          </text:list>
        </text:list-item>
      </text:list>
      <text:h text:style-name="Heading_20_4" text:outline-level="4"><text:bookmark-start text:name="__RefHeading___Toc2376_3394150493"/><text:span text:style-name="Strong_20_Emphasis"><text:span text:style-name="T67">Szenario 2: Array ist zu lang</text:span></text:span><text:bookmark-end text:name="__RefHeading___Toc2376_3394150493"/></text:h>
      <text:list xml:id="list1945342395" text:style-name="L11">
        <text:list-item>
          <text:p text:style-name="P229"><text:span text:style-name="Strong_20_Emphasis"><text:span text:style-name="T67">Anfangszustand:</text:span></text:span></text:p>
          <text:list>
            <text:list-item>
              <text:p text:style-name="P229"><text:span text:style-name="Source_20_Text"><text:span text:style-name="T67">dialogFormFields.value</text:span></text:span><text:span text:style-name="T67"> = 3</text:span></text:p>
            </text:list-item>
            <text:list-item>
              <text:p text:style-name="P229"><text:span text:style-name="Source_20_Text"><text:span text:style-name="T67">textInventarNummern.value</text:span></text:span><text:span text:style-name="T67"> = ['ID1', 'ID2', 'ID3', 'ID4']</text:span></text:p>
            </text:list-item>
          </text:list>
        </text:list-item>
        <text:list-item>
          <text:p text:style-name="P229"><text:span text:style-name="Strong_20_Emphasis"><text:span text:style-name="T67">Berechnung:</text:span></text:span></text:p>
          <text:list>
            <text:list-item>
              <text:p text:style-name="P230"><text:span text:style-name="Source_20_Text"><text:span text:style-name="T67">textInventarNummern.value.length</text:span></text:span><text:span text:style-name="T67"> = 4</text:span></text:p>
            </text:list-item>
          </text:list>
        </text:list-item>
        <text:list-item>
          <text:p text:style-name="P229"><text:span text:style-name="Strong_20_Emphasis"><text:span text:style-name="T67">Aktion:</text:span></text:span></text:p>
          <text:list>
            <text:list-item>
              <text:p text:style-name="P213">Schneide das Array auf die ersten 3 Elemente zu.</text:p>
            </text:list-item>
          </text:list>
        </text:list-item>
        <text:list-item>
          <text:p text:style-name="P229"><text:span text:style-name="Strong_20_Emphasis"><text:span text:style-name="T67">Ergebnis:</text:span></text:span></text:p>
          <text:list>
            <text:list-item>
              <text:p text:style-name="P229"><text:span text:style-name="Source_20_Text"><text:span text:style-name="T67">textInventarNummern.value</text:span></text:span><text:span text:style-name="T67"> = ['ID1', 'ID2', 'ID3']</text:span></text:p>
            </text:list-item>
          </text:list>
        </text:list-item>
      </text:list>
      <text:h text:style-name="Heading_20_4" text:outline-level="4"><text:bookmark-start text:name="__RefHeading___Toc2378_3394150493"/><text:span text:style-name="Strong_20_Emphasis"><text:span text:style-name="T67">Szenario 3: Array hat die richtige Länge</text:span></text:span><text:bookmark-end text:name="__RefHeading___Toc2378_3394150493"/></text:h>
      <text:list xml:id="list855976338" text:style-name="L12">
        <text:list-item>
          <text:p text:style-name="P231"><text:span text:style-name="Strong_20_Emphasis"><text:span text:style-name="T67">Anfangszustand:</text:span></text:span></text:p>
          <text:list>
            <text:list-item>
              <text:p text:style-name="P231"><text:span text:style-name="Source_20_Text"><text:span text:style-name="T67">dialogFormFields.value</text:span></text:span><text:span text:style-name="T67"> = 3</text:span></text:p>
            </text:list-item>
            <text:list-item>
              <text:p text:style-name="P231"><text:span text:style-name="Source_20_Text"><text:span text:style-name="T67">textInventarNummern.value</text:span></text:span><text:span text:style-name="T67"> = ['ID1', 'ID2', 'ID3']</text:span></text:p>
            </text:list-item>
          </text:list>
        </text:list-item>
        <text:list-item>
          <text:p text:style-name="P231"><text:span text:style-name="Strong_20_Emphasis"><text:span text:style-name="T67">Aktion:</text:span></text:span></text:p>
          <text:list>
            <text:list-item>
              <text:p text:style-name="P214">Keine Anpassung notwendig.</text:p>
            </text:list-item>
          </text:list>
        </text:list-item>
        <text:list-item>
          <text:p text:style-name="P231"><text:span text:style-name="Strong_20_Emphasis"><text:span text:style-name="T67">Ergebnis:</text:span></text:span></text:p>
          <text:list>
            <text:list-item>
              <text:p text:style-name="P231"><text:span text:style-name="Source_20_Text"><text:span text:style-name="T67">textInventarNummern.value</text:span></text:span><text:span text:style-name="T67"> bleibt unverändert.</text:span></text:p>
            </text:list-item>
          </text:list>
        </text:list-item>
      </text:list>
      <text:p text:style-name="P5"/>
      <text:h text:style-name="Heading_20_3" text:outline-level="3"><text:bookmark-start text:name="__RefHeading___Toc2380_3394150493"/><text:span text:style-name="Strong_20_Emphasis"><text:span text:style-name="T67">Zusammenfassung</text:span></text:span><text:bookmark-end text:name="__RefHeading___Toc2380_3394150493"/></text:h>
      <text:list xml:id="list3857973483" text:style-name="L13">
        <text:list-item>
          <text:p text:style-name="P232"><text:span text:style-name="Strong_20_Emphasis"><text:span text:style-name="T67">Ziel des Codes:</text:span></text:span><text:span text:style-name="T67"> Sicherstellen, dass die Länge des Arrays </text:span><text:span text:style-name="Source_20_Text"><text:span text:style-name="T67">textInventarNummern.value</text:span></text:span><text:span text:style-name="T67"> immer der Anzahl der Dialogfelder (</text:span><text:span text:style-name="Source_20_Text"><text:span text:style-name="T67">dialogFormFields.value</text:span></text:span><text:span text:style-name="T67">) entspricht.</text:span></text:p>
        </text:list-item>
        <text:list-item>
          <text:p text:style-name="P232"><text:span text:style-name="Strong_20_Emphasis"><text:span text:style-name="T67">Warum ist das wichtig?</text:span></text:span></text:p>
          <text:list>
            <text:list-item>
              <text:p text:style-name="P215">Damit jedes Eingabefeld im Dialog korrekt mit einem Element im Array verknüpft ist.</text:p>
            </text:list-item>
            <text:list-item>
              <text:p text:style-name="P215">Um Fehler und Inkonsistenzen zu vermeiden.</text:p>
            </text:list-item>
          </text:list>
        </text:list-item>
        <text:list-item>
          <text:p text:style-name="P232"><text:span text:style-name="Strong_20_Emphasis"><text:span text:style-name="T67">Wie funktioniert der Code?</text:span></text:span></text:p>
          <text:list>
            <text:list-item>
              <text:p text:style-name="P232"><text:span text:style-name="Strong_20_Emphasis"><text:span text:style-name="T67">Wenn das Array zu kurz ist:</text:span></text:span><text:span text:style-name="T67"> Fehlende Elemente hinzufügen, indem leere Strings angehängt werden.</text:span></text:p>
            </text:list-item>
            <text:list-item>
              <text:p text:style-name="P232"><text:soft-page-break/><text:span text:style-name="Strong_20_Emphasis"><text:span text:style-name="T67">Wenn das Array zu lang ist:</text:span></text:span><text:span text:style-name="T67">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67">Weitere Hinweise</text:span></text:span><text:bookmark-end text:name="__RefHeading___Toc2382_3394150493"/></text:h>
      <text:list xml:id="list1222232337" text:style-name="L14">
        <text:list-item>
          <text:p text:style-name="P233"><text:span text:style-name="Strong_20_Emphasis"><text:span text:style-name="T67">Reaktivität:</text:span></text:span><text:span text:style-name="T67"> Durch die Anpassung von </text:span><text:span text:style-name="Source_20_Text"><text:span text:style-name="T67">textInventarNummern.value</text:span></text:span><text:span text:style-name="T67"> wird sichergestellt, dass die gebundenen Eingabefelder korrekt reagieren und die Werte synchronisiert werden.</text:span></text:p>
        </text:list-item>
        <text:list-item>
          <text:p text:style-name="P233"><text:span text:style-name="Strong_20_Emphasis"><text:span text:style-name="T67">Dynamische Änderungen:</text:span></text:span><text:span text:style-name="T67"> Wenn sich </text:span><text:span text:style-name="Source_20_Text"><text:span text:style-name="T67">dialogFormFields.value</text:span></text:span><text:span text:style-name="T67"> ändert (z. B. weil der Benutzer die Menge anpasst), passt sich </text:span><text:span text:style-name="Source_20_Text"><text:span text:style-name="T67">textInventarNummern.value</text:span></text:span><text:span text:style-name="T67"> automatisch an.</text:span></text:p>
        </text:list-item>
        <text:list-item>
          <text:p text:style-name="P233"><text:span text:style-name="Strong_20_Emphasis"><text:span text:style-name="T67">Vermeidung von </text:span></text:span><text:span text:style-name="Strong_20_Emphasis"><text:span text:style-name="Source_20_Text"><text:span text:style-name="T67">undefined</text:span></text:span></text:span><text:span text:style-name="Strong_20_Emphasis"><text:span text:style-name="T67"> oder </text:span></text:span><text:span text:style-name="Strong_20_Emphasis"><text:span text:style-name="Source_20_Text"><text:span text:style-name="T67">null</text:span></text:span></text:span><text:span text:style-name="Strong_20_Emphasis"><text:span text:style-name="T67"> Werten:</text:span></text:span><text:span text:style-name="T67"> Durch das Füllen mit leeren Strings wird verhindert, dass im Array </text:span><text:span text:style-name="Source_20_Text"><text:span text:style-name="T67">undefined</text:span></text:span><text:span text:style-name="T67">-Werte entstehen, die zu Fehlern führen könnten.</text:span></text:p>
        </text:list-item>
      </text:list>
      <text:p text:style-name="P66"/>
      <text:p text:style-name="P63"/>
      <text:p text:style-name="P70"/>
      <text:p text:style-name="P70"/>
      <text:p text:style-name="P70"/>
      <text:p text:style-name="P70"/>
      <text:p text:style-name="P70"/>
      <text:p text:style-name="P70"/>
      <text:p text:style-name="P70"/>
      <text:h text:style-name="P198"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62">&lt;v-card </text:span><text:span text:style-name="T64">class</text:span><text:span text:style-name="T2">="d-flex mb-4 bg-transparent rounded-0"</text:span><text:span text:style-name="T62">&gt;</text:span><text:line-break/><text:span text:style-name="T62"> <text:s/>&lt;v-chip</text:span><text:line-break/><text:span text:style-name="T62"> <text:s text:c="5"/></text:span><text:span text:style-name="T64">class</text:span><text:span text:style-name="T2">="flex-grow-1 vChipStep rounded-0 mr-1"</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1-circle" </text:span><text:span text:style-name="T64">start</text:span><text:span text:style-name="T62">&gt;&lt;/v-icon&gt;</text:span><text:line-break/><text:span text:style-name="T62"> <text:s text:c="3"/></text:span><text:span text:style-name="T24">Mitglied auswählen</text:span><text:line-break/><text:span text:style-name="T24"> <text:s/></text:span><text:span text:style-name="T62">&lt;/v-chip&gt;</text:span><text:line-break/><text:span text:style-name="T62"> <text:s/>&lt;v-chip</text:span><text:line-break/><text:span text:style-name="T62"> <text:s text:c="5"/></text:span><text:span text:style-name="T64">class</text:span><text:span text:style-name="T2">="flex-grow-1 vChipStep rounded-0 mr-1"</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2-circle" </text:span><text:span text:style-name="T64">start</text:span><text:span text:style-name="T62">&gt;&lt;/v-icon&gt;</text:span><text:line-break/><text:span text:style-name="T62"> <text:s text:c="3"/></text:span><text:span text:style-name="T24">Artikel auswählen</text:span><text:line-break/><text:span text:style-name="T24"> <text:s/></text:span><text:span text:style-name="T62">&lt;/v-chip&gt;</text:span><text:line-break/><text:span text:style-name="T62"> <text:s/>&lt;v-chip</text:span><text:line-break/><text:span text:style-name="T62"> <text:s text:c="5"/></text:span><text:span text:style-name="T64">class</text:span><text:span text:style-name="T2">="flex-grow-1 vChipStep rounded-0"</text:span><text:line-break/><text:span text:style-name="T2"> <text:s text:c="5"/></text:span><text:span text:style-name="T64">color</text:span><text:span text:style-name="T2">="primary"</text:span><text:line-break/><text:span text:style-name="T2"> <text:s/></text:span><text:span text:style-name="T62">&gt;</text:span><text:line-break/><text:span text:style-name="T62"> <text:s text:c="3"/>&lt;v-icon </text:span><text:span text:style-name="T64">icon</text:span><text:span text:style-name="T2">="mdi-numeric-3-circle" </text:span><text:span text:style-name="T64">start</text:span><text:span text:style-name="T62">&gt;&lt;/v-icon&gt;</text:span><text:line-break/><text:soft-page-break/><text:span text:style-name="T62"> <text:s text:c="3"/></text:span><text:span text:style-name="T24">Vorgang buchen</text:span><text:line-break/><text:span text:style-name="T24"> <text:s/></text:span><text:span text:style-name="T62">&lt;/v-chip&gt;</text:span><text:line-break/><text:span text:style-name="T62">&lt;/v-card&gt;</text:span></text:p>
      <text:p text:style-name="P34"/>
      <text:h text:style-name="P198"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67">import { ref, watch, onMounted } from 'vue';</text:span></text:span></text:p>
      <text:p text:style-name="Text_20_body"><text:span text:style-name="Strong_20_Emphasis"><text:span text:style-name="T67">Variablen:</text:span></text:span></text:p>
      <text:p text:style-name="P6">javascript</text:p>
      <text:p text:style-name="P6">Copy code</text:p>
      <text:p text:style-name="P78"><text:span text:style-name="Source_20_Text"><text:span text:style-name="T67">const currentPage = ref(0);</text:span></text:span></text:p>
      <text:p text:style-name="P78"><text:span text:style-name="Source_20_Text"><text:span text:style-name="T67">const btnText = ref('Artikel wählen &gt;&gt;');</text:span></text:span></text:p>
      <text:p text:style-name="P79"><text:span text:style-name="Source_20_Text"><text:span text:style-name="T67">const vChipColors = ref(['primary', 'default', 'default']);</text:span></text:span></text:p>
      <text:p text:style-name="Text_20_body"><text:span text:style-name="Strong_20_Emphasis"><text:span text:style-name="T67">Funktionen:</text:span></text:span></text:p>
      <text:p text:style-name="P6">javascript</text:p>
      <text:p text:style-name="P6">Copy code</text:p>
      <text:p text:style-name="P78"><text:span text:style-name="Source_20_Text"><text:span text:style-name="T67">function updateUI() {</text:span></text:span></text:p>
      <text:p text:style-name="P78"><text:span text:style-name="Source_20_Text"><text:span text:style-name="T67"><text:s text:c="2"/>// Update Chip Colors</text:span></text:span></text:p>
      <text:p text:style-name="P78"><text:span text:style-name="Source_20_Text"><text:span text:style-name="T67"><text:s text:c="2"/>vChipColors.value = ['default', 'default', 'default'];</text:span></text:span></text:p>
      <text:p text:style-name="P78"><text:span text:style-name="Source_20_Text"><text:span text:style-name="T67"><text:s text:c="2"/>vChipColors.value[currentPage.value] = 'primary';</text:span></text:span></text:p>
      <text:p text:style-name="P7"/>
      <text:p text:style-name="P78"><text:span text:style-name="Source_20_Text"><text:span text:style-name="T67"><text:s text:c="2"/>// Update Button Text</text:span></text:span></text:p>
      <text:p text:style-name="P78"><text:span text:style-name="Source_20_Text"><text:span text:style-name="T67"><text:s text:c="2"/>if (currentPage.value === 0) {</text:span></text:span></text:p>
      <text:p text:style-name="P78"><text:span text:style-name="Source_20_Text"><text:span text:style-name="T67"><text:s text:c="4"/>btnText.value = 'Artikel wählen &gt;&gt;';</text:span></text:span></text:p>
      <text:p text:style-name="P78"><text:span text:style-name="Source_20_Text"><text:span text:style-name="T67"><text:s text:c="2"/>} else if (currentPage.value === 1) {</text:span></text:span></text:p>
      <text:p text:style-name="P78"><text:span text:style-name="Source_20_Text"><text:span text:style-name="T67"><text:s text:c="4"/>btnText.value = 'zur Übersicht &gt;&gt;';</text:span></text:span></text:p>
      <text:p text:style-name="P78"><text:span text:style-name="Source_20_Text"><text:span text:style-name="T67"><text:s text:c="2"/>} else if (currentPage.value === 2) {</text:span></text:span></text:p>
      <text:p text:style-name="P78"><text:span text:style-name="Source_20_Text"><text:span text:style-name="T67"><text:s text:c="4"/>btnText.value = 'Vorgang buchen &gt;&gt;';</text:span></text:span></text:p>
      <text:p text:style-name="P78"><text:span text:style-name="Source_20_Text"><text:span text:style-name="T67"><text:s text:c="2"/>}</text:span></text:span></text:p>
      <text:p text:style-name="P78"><text:span text:style-name="Source_20_Text"><text:span text:style-name="T67"><text:s text:c="2"/>console.log('currentPage', currentPage.value);</text:span></text:span></text:p>
      <text:p text:style-name="P78"><text:span text:style-name="Source_20_Text"><text:span text:style-name="T67">}</text:span></text:span></text:p>
      <text:p text:style-name="P7"/>
      <text:p text:style-name="P78"><text:span text:style-name="Source_20_Text"><text:span text:style-name="T67">async function nextPage() {</text:span></text:span></text:p>
      <text:p text:style-name="P78"><text:span text:style-name="Source_20_Text"><text:span text:style-name="T67"><text:s text:c="2"/>if (currentPage.value === 2) {</text:span></text:span></text:p>
      <text:p text:style-name="P78"><text:span text:style-name="Source_20_Text"><text:span text:style-name="T67"><text:s text:c="4"/>await leihvorgangBuchen();</text:span></text:span></text:p>
      <text:p text:style-name="P78"><text:span text:style-name="Source_20_Text"><text:span text:style-name="T67"><text:s text:c="2"/>} else {</text:span></text:span></text:p>
      <text:p text:style-name="P78"><text:span text:style-name="Source_20_Text"><text:span text:style-name="T67"><text:s text:c="4"/>currentPage.value += 1;</text:span></text:span></text:p>
      <text:p text:style-name="P78"><text:span text:style-name="Source_20_Text"><text:span text:style-name="T67"><text:s text:c="4"/>updateUI();</text:span></text:span></text:p>
      <text:p text:style-name="P78"><text:span text:style-name="Source_20_Text"><text:span text:style-name="T67"><text:s text:c="2"/>}</text:span></text:span></text:p>
      <text:p text:style-name="P78"><text:span text:style-name="Source_20_Text"><text:span text:style-name="T67">}</text:span></text:span></text:p>
      <text:p text:style-name="P7"/>
      <text:p text:style-name="P78"><text:span text:style-name="Source_20_Text"><text:span text:style-name="T67">function previousPage() {</text:span></text:span></text:p>
      <text:p text:style-name="P78"><text:span text:style-name="Source_20_Text"><text:span text:style-name="T67"><text:s text:c="2"/>if (currentPage.value &gt; 0) {</text:span></text:span></text:p>
      <text:p text:style-name="P78"><text:span text:style-name="Source_20_Text"><text:span text:style-name="T67"><text:s text:c="4"/>currentPage.value--;</text:span></text:span></text:p>
      <text:p text:style-name="P78"><text:span text:style-name="Source_20_Text"><text:span text:style-name="T67"><text:s text:c="4"/>updateUI();</text:span></text:span></text:p>
      <text:p text:style-name="P78"><text:span text:style-name="Source_20_Text"><text:span text:style-name="T67"><text:s text:c="2"/>}</text:span></text:span></text:p>
      <text:p text:style-name="P79"><text:span text:style-name="Source_20_Text"><text:span text:style-name="T67">}</text:span></text:span></text:p>
      <text:p text:style-name="Text_20_body"><text:span text:style-name="Strong_20_Emphasis"><text:span text:style-name="T67">Initialisierung:</text:span></text:span></text:p>
      <text:p text:style-name="P6">javascript</text:p>
      <text:p text:style-name="P6">Copy code</text:p>
      <text:p text:style-name="P78"><text:span text:style-name="Source_20_Text"><text:span text:style-name="T67">onMounted(() =&gt; {</text:span></text:span></text:p>
      <text:p text:style-name="P78"><text:span text:style-name="Source_20_Text"><text:span text:style-name="T67"><text:s text:c="2"/>updateUI();</text:span></text:span></text:p>
      <text:p text:style-name="P79"><text:span text:style-name="Source_20_Text"><text:span text:style-name="T67">});</text:span></text:span></text:p>
      <text:p text:style-name="Text_20_body"><text:soft-page-break/><text:span text:style-name="Strong_20_Emphasis"><text:span text:style-name="T67">Template:</text:span></text:span></text:p>
      <text:p text:style-name="P6">html</text:p>
      <text:p text:style-name="P6">Copy code</text:p>
      <text:p text:style-name="P78"><text:span text:style-name="Source_20_Text"><text:span text:style-name="T67">&lt;v-chip :color="vChipColors[0]" ...&gt; &lt;!-- Schritt 1 --&gt;</text:span></text:span></text:p>
      <text:p text:style-name="P78"><text:span text:style-name="Source_20_Text"><text:span text:style-name="T67"><text:s text:c="2"/>&lt;v-icon icon="mdi-numeric-1-circle" start&gt;&lt;/v-icon&gt;</text:span></text:span></text:p>
      <text:p text:style-name="P78"><text:span text:style-name="Source_20_Text"><text:span text:style-name="T67"><text:s text:c="2"/>Mitglied auswählen</text:span></text:span></text:p>
      <text:p text:style-name="P78"><text:span text:style-name="Source_20_Text"><text:span text:style-name="T67">&lt;/v-chip&gt;</text:span></text:span></text:p>
      <text:p text:style-name="P78"><text:span text:style-name="Source_20_Text"><text:span text:style-name="T67">&lt;v-chip :color="vChipColors[1]" ...&gt; &lt;!-- Schritt 2 --&gt;</text:span></text:span></text:p>
      <text:p text:style-name="P78"><text:span text:style-name="Source_20_Text"><text:span text:style-name="T67"><text:s text:c="2"/>&lt;v-icon icon="mdi-numeric-2-circle" start&gt;&lt;/v-icon&gt;</text:span></text:span></text:p>
      <text:p text:style-name="P78"><text:span text:style-name="Source_20_Text"><text:span text:style-name="T67"><text:s text:c="2"/>Artikel auswählen</text:span></text:span></text:p>
      <text:p text:style-name="P78"><text:span text:style-name="Source_20_Text"><text:span text:style-name="T67">&lt;/v-chip&gt;</text:span></text:span></text:p>
      <text:p text:style-name="P78"><text:span text:style-name="Source_20_Text"><text:span text:style-name="T67">&lt;v-chip :color="vChipColors[2]" ...&gt; &lt;!-- Schritt 3 --&gt;</text:span></text:span></text:p>
      <text:p text:style-name="P78"><text:span text:style-name="Source_20_Text"><text:span text:style-name="T67"><text:s text:c="2"/>&lt;v-icon icon="mdi-numeric-3-circle" start&gt;&lt;/v-icon&gt;</text:span></text:span></text:p>
      <text:p text:style-name="P78"><text:span text:style-name="Source_20_Text"><text:span text:style-name="T67"><text:s text:c="2"/>Vorgang buchen</text:span></text:span></text:p>
      <text:p text:style-name="P79"><text:span text:style-name="Source_20_Text"><text:span text:style-name="T67">&lt;/v-chip&gt;</text:span></text:span></text:p>
      <text:p text:style-name="P5"/>
      <text:h text:style-name="Heading_20_3" text:outline-level="3"><text:bookmark-start text:name="__RefHeading___Toc2388_3394150493"/><text:span text:style-name="Strong_20_Emphasis"><text:span text:style-name="T67">Schlussfolgerung</text:span></text:span><text:bookmark-end text:name="__RefHeading___Toc2388_3394150493"/></text:h>
      <text:p text:style-name="Text_20_body"><text:span text:style-name="T67">Durch die Verwendung einer Funktion </text:span><text:span text:style-name="Source_20_Text"><text:span text:style-name="T67">updateUI()</text:span></text:span><text:span text:style-name="T67">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65">()</text:span></text:p>
      <text:p text:style-name="P63"/>
      <text:p text:style-name="P75"><text:span text:style-name="T91">Das Problem in Ihrem Code entsteht durch den Zugriff auf </text:span><text:span text:style-name="Source_20_Text"><text:span text:style-name="T68">existingItem.externeID.length</text:span></text:span><text:span text:style-name="T91">, da </text:span><text:span text:style-name="Source_20_Text"><text:span text:style-name="T68">existingItem</text:span></text:span><text:span text:style-name="T91"> ein Array von </text:span><text:span text:style-name="Source_20_Text"><text:span text:style-name="T68">cartItem</text:span></text:span><text:span text:style-name="T91">-Objekten ist. Nach der </text:span><text:span text:style-name="Source_20_Text"><text:span text:style-name="T68">filter</text:span></text:span><text:span text:style-name="T91">-Operation bleibt </text:span><text:span text:style-name="Source_20_Text"><text:span text:style-name="T68">existingItem</text:span></text:span><text:span text:style-name="T91"> ein </text:span><text:span text:style-name="Strong_20_Emphasis"><text:span text:style-name="T91">Array</text:span></text:span><text:span text:style-name="T91">, das eine oder mehrere Instanzen von </text:span><text:span text:style-name="Source_20_Text"><text:span text:style-name="T68">cartItem</text:span></text:span><text:span text:style-name="T91"> enthält. Sie können also nicht direkt auf </text:span><text:span text:style-name="Source_20_Text"><text:span text:style-name="T68">existingItem.externeID</text:span></text:span><text:span text:style-name="T91"> zugreifen, da </text:span><text:span text:style-name="Source_20_Text"><text:span text:style-name="T68">existingItem</text:span></text:span><text:span text:style-name="T91"> keine direkte Eigenschaft </text:span><text:span text:style-name="Source_20_Text"><text:span text:style-name="T68">externeID</text:span></text:span><text:span text:style-name="T91"> hat, sondern mehrere Objekte enthält, die diese Eigenschaft haben.</text:span></text:p>
      <text:p text:style-name="P16">Ich erkläre Ihnen, wie Sie das Problem lösen und Ihre gewünschten Schritte erreichen:</text:p>
      <text:list xml:id="list3314064082" text:style-name="L15">
        <text:list-item>
          <text:p text:style-name="P235"><text:span text:style-name="Strong_20_Emphasis"><text:span text:style-name="T67">Filtern des Arrays:</text:span></text:span><text:span text:style-name="T67"> Sie filtern </text:span><text:span text:style-name="Source_20_Text"><text:span text:style-name="T67">cartItems</text:span></text:span><text:span text:style-name="T67">, um alle </text:span><text:span text:style-name="Source_20_Text"><text:span text:style-name="T67">cartItem</text:span></text:span><text:span text:style-name="T67">-Objekte zu erhalten, deren </text:span><text:span text:style-name="Source_20_Text"><text:span text:style-name="T67">IDInventarArtikel</text:span></text:span><text:span text:style-name="T67"> mit dem </text:span><text:span text:style-name="Source_20_Text"><text:span text:style-name="T67">idArtikel</text:span></text:span><text:span text:style-name="T67"> übereinstimmt.</text:span></text:p>
        </text:list-item>
        <text:list-item>
          <text:p text:style-name="P235"><text:span text:style-name="Strong_20_Emphasis"><text:span text:style-name="T67">Bereinigen des Arrays </text:span></text:span><text:span text:style-name="Strong_20_Emphasis"><text:span text:style-name="Source_20_Text"><text:span text:style-name="T67">externeID</text:span></text:span></text:span><text:span text:style-name="Strong_20_Emphasis"><text:span text:style-name="T67">:</text:span></text:span><text:span text:style-name="T67"> Für jedes gefundene </text:span><text:span text:style-name="Source_20_Text"><text:span text:style-name="T67">cartItem</text:span></text:span><text:span text:style-name="T67"> möchten Sie das Array </text:span><text:span text:style-name="Source_20_Text"><text:span text:style-name="T67">externeID</text:span></text:span><text:span text:style-name="T67"> bereinigen, um leere Werte (</text:span><text:span text:style-name="Source_20_Text"><text:span text:style-name="T67">''</text:span></text:span><text:span text:style-name="T67">, </text:span><text:span text:style-name="Source_20_Text"><text:span text:style-name="T67">null</text:span></text:span><text:span text:style-name="T67">, </text:span><text:span text:style-name="Source_20_Text"><text:span text:style-name="T67">undefined</text:span></text:span><text:span text:style-name="T67">) zu entfernen.</text:span></text:p>
        </text:list-item>
        <text:list-item>
          <text:p text:style-name="P234"><text:span text:style-name="Strong_20_Emphasis"><text:span text:style-name="T67">Rückgabe der Länge des bereinigten Arrays:</text:span></text:span><text:span text:style-name="T67"> Nach dem Entfernen der leeren Werte möchten Sie die Länge von </text:span><text:span text:style-name="Source_20_Text"><text:span text:style-name="T67">externeID</text:span></text:span><text:span text:style-name="T67"> erhalten.</text:span></text:p>
        </text:list-item>
      </text:list>
      <text:h text:style-name="Heading_20_3" text:outline-level="3"><text:bookmark-start text:name="__RefHeading___Toc2390_3394150493"/><text:span text:style-name="Strong_20_Emphasis"><text:span text:style-name="T67">Lösungsschritte</text:span></text:span><text:bookmark-end text:name="__RefHeading___Toc2390_3394150493"/></text:h>
      <text:p text:style-name="P16">Um die gewünschten Schritte zu erreichen, gehen wir wie folgt vor:</text:p>
      <text:list xml:id="list3094075337" text:style-name="L16">
        <text:list-item>
          <text:p text:style-name="P237"><text:span text:style-name="Strong_20_Emphasis"><text:span text:style-name="T67">Filterung von </text:span></text:span><text:span text:style-name="Strong_20_Emphasis"><text:span text:style-name="Source_20_Text"><text:span text:style-name="T67">cartItems</text:span></text:span></text:span><text:span text:style-name="Strong_20_Emphasis"><text:span text:style-name="T67"> nach </text:span></text:span><text:span text:style-name="Strong_20_Emphasis"><text:span text:style-name="Source_20_Text"><text:span text:style-name="T67">IDInventarArtikel</text:span></text:span></text:span><text:span text:style-name="Strong_20_Emphasis"><text:span text:style-name="T67">.</text:span></text:span></text:p>
        </text:list-item>
        <text:list-item>
          <text:p text:style-name="P237"><text:span text:style-name="Strong_20_Emphasis"><text:span text:style-name="T67">Bereinigung des </text:span></text:span><text:span text:style-name="Strong_20_Emphasis"><text:span text:style-name="Source_20_Text"><text:span text:style-name="T67">externeID</text:span></text:span></text:span><text:span text:style-name="Strong_20_Emphasis"><text:span text:style-name="T67">-Arrays.</text:span></text:span></text:p>
        </text:list-item>
        <text:list-item>
          <text:p text:style-name="P236"><text:span text:style-name="Strong_20_Emphasis"><text:span text:style-name="T67">Berechnung der Länge des bereinigten Arrays.</text:span></text:span></text:p>
        </text:list-item>
      </text:list>
      <text:p text:style-name="P16">Hier ist der überarbeitete Code:</text:p>
      <text:p text:style-name="P6">javascript</text:p>
      <text:p text:style-name="P6">Copy code</text:p>
      <text:p text:style-name="P78"><text:soft-page-break/><text:span text:style-name="Source_20_Text"><text:span text:style-name="T67">getExterneNummernCount: (state) =&gt; (idArtikel) =&gt; {</text:span></text:span></text:p>
      <text:p text:style-name="P78"><text:span text:style-name="Source_20_Text"><text:span text:style-name="T67"><text:s text:c="2"/>// Filtert cartItems nach dem passenden IDInventarArtikel</text:span></text:span></text:p>
      <text:p text:style-name="P78"><text:span text:style-name="Source_20_Text"><text:span text:style-name="T67"><text:s text:c="2"/>const existingItems = state.cartItems.filter((cartItem) =&gt;</text:span></text:span></text:p>
      <text:p text:style-name="P78"><text:span text:style-name="Source_20_Text"><text:span text:style-name="T67"><text:s text:c="4"/>cartItem.IDInventarArtikel === idArtikel</text:span></text:span></text:p>
      <text:p text:style-name="P78"><text:span text:style-name="Source_20_Text"><text:span text:style-name="T67"><text:s text:c="2"/>);</text:span></text:span></text:p>
      <text:p text:style-name="P7"/>
      <text:p text:style-name="P78"><text:span text:style-name="Source_20_Text"><text:span text:style-name="T67"><text:s text:c="2"/>// Falls kein passendes Item gefunden wird, geben wir 0 zurück</text:span></text:span></text:p>
      <text:p text:style-name="P78"><text:span text:style-name="Source_20_Text"><text:span text:style-name="T67"><text:s text:c="2"/>if (existingItems.length === 0) {</text:span></text:span></text:p>
      <text:p text:style-name="P78"><text:span text:style-name="Source_20_Text"><text:span text:style-name="T67"><text:s text:c="4"/>return 0;</text:span></text:span></text:p>
      <text:p text:style-name="P78"><text:span text:style-name="Source_20_Text"><text:span text:style-name="T67"><text:s text:c="2"/>}</text:span></text:span></text:p>
      <text:p text:style-name="P7"/>
      <text:p text:style-name="P78"><text:span text:style-name="Source_20_Text"><text:span text:style-name="T67"><text:s text:c="2"/>// Wir nehmen das erste gefundene Item, da IDInventarArtikel eindeutig sein sollte</text:span></text:span></text:p>
      <text:p text:style-name="P78"><text:span text:style-name="Source_20_Text"><text:span text:style-name="T67"><text:s text:c="2"/>const existingItem = existingItems[0];</text:span></text:span></text:p>
      <text:p text:style-name="P7"/>
      <text:p text:style-name="P78"><text:span text:style-name="Source_20_Text"><text:span text:style-name="T67"><text:s text:c="2"/>// Bereinigen des externeID-Arrays, um leere Werte zu entfernen</text:span></text:span></text:p>
      <text:p text:style-name="P78"><text:span text:style-name="Source_20_Text"><text:span text:style-name="T67"><text:s text:c="2"/>const cleanedExterneID = existingItem.externeID.filter(</text:span></text:span></text:p>
      <text:p text:style-name="P78"><text:span text:style-name="Source_20_Text"><text:span text:style-name="T67"><text:s text:c="4"/>(id) =&gt; id !== '' &amp;&amp; id !== null &amp;&amp; id !== undefined</text:span></text:span></text:p>
      <text:p text:style-name="P78"><text:span text:style-name="Source_20_Text"><text:span text:style-name="T67"><text:s text:c="2"/>);</text:span></text:span></text:p>
      <text:p text:style-name="P7"/>
      <text:p text:style-name="P78"><text:span text:style-name="Source_20_Text"><text:span text:style-name="T67"><text:s text:c="2"/>// Rückgabe der Länge des bereinigten Arrays</text:span></text:span></text:p>
      <text:p text:style-name="P78"><text:span text:style-name="Source_20_Text"><text:span text:style-name="T67"><text:s text:c="2"/>return cleanedExterneID.length;</text:span></text:span></text:p>
      <text:p text:style-name="P79"><text:span text:style-name="Source_20_Text"><text:span text:style-name="T67">}</text:span></text:span></text:p>
      <text:h text:style-name="Heading_20_3" text:outline-level="3"><text:bookmark-start text:name="__RefHeading___Toc2392_3394150493"/><text:span text:style-name="Strong_20_Emphasis"><text:span text:style-name="T67">Erklärung des Codes</text:span></text:span><text:bookmark-end text:name="__RefHeading___Toc2392_3394150493"/></text:h>
      <text:list xml:id="list1256720343" text:style-name="L17">
        <text:list-item>
          <text:p text:style-name="P238"><text:span text:style-name="Strong_20_Emphasis"><text:span text:style-name="T67">Filterung der </text:span></text:span><text:span text:style-name="Strong_20_Emphasis"><text:span text:style-name="Source_20_Text"><text:span text:style-name="T67">cartItems</text:span></text:span></text:span><text:span text:style-name="Strong_20_Emphasis"><text:span text:style-name="T67">:</text:span></text:span></text:p>
          <text:p text:style-name="P205">javascript</text:p>
          <text:p text:style-name="P205">Copy code</text:p>
          <text:p text:style-name="P203"><text:span text:style-name="Source_20_Text"><text:span text:style-name="T67">const existingItems = state.cartItems.filter((cartItem) =&gt;</text:span></text:span></text:p>
          <text:p text:style-name="P203"><text:span text:style-name="Source_20_Text"><text:span text:style-name="T67"><text:s text:c="2"/>cartItem.IDInventarArtikel === idArtikel</text:span></text:span></text:p>
          <text:p text:style-name="P204"><text:span text:style-name="Source_20_Text"><text:span text:style-name="T67">);</text:span></text:span></text:p>
          <text:list>
            <text:list-item>
              <text:p text:style-name="P239"><text:span text:style-name="T67">Hier filtern wir </text:span><text:span text:style-name="Source_20_Text"><text:span text:style-name="T67">cartItems</text:span></text:span><text:span text:style-name="T67"> und suchen alle Elemente, deren </text:span><text:span text:style-name="Source_20_Text"><text:span text:style-name="T67">IDInventarArtikel</text:span></text:span><text:span text:style-name="T67"> mit </text:span><text:span text:style-name="Source_20_Text"><text:span text:style-name="T67">idArtikel</text:span></text:span><text:span text:style-name="T67"> übereinstimmt.</text:span></text:p>
            </text:list-item>
            <text:list-item>
              <text:p text:style-name="P239"><text:span text:style-name="T67">Der Filter gibt ein Array (</text:span><text:span text:style-name="Source_20_Text"><text:span text:style-name="T67">existingItems</text:span></text:span><text:span text:style-name="T67">) zurück, das die passenden Objekte enthält.</text:span></text:p>
            </text:list-item>
          </text:list>
        </text:list-item>
        <text:list-item>
          <text:p text:style-name="P238"><text:span text:style-name="Strong_20_Emphasis"><text:span text:style-name="T67">Überprüfung, ob ein </text:span></text:span><text:span text:style-name="Strong_20_Emphasis"><text:span text:style-name="Source_20_Text"><text:span text:style-name="T67">cartItem</text:span></text:span></text:span><text:span text:style-name="Strong_20_Emphasis"><text:span text:style-name="T67"> gefunden wurde:</text:span></text:span></text:p>
          <text:p text:style-name="P205">javascript</text:p>
          <text:p text:style-name="P205">Copy code</text:p>
          <text:p text:style-name="P203"><text:span text:style-name="Source_20_Text"><text:span text:style-name="T67">if (existingItems.length === 0) {</text:span></text:span></text:p>
          <text:p text:style-name="P203"><text:span text:style-name="Source_20_Text"><text:span text:style-name="T67"><text:s text:c="2"/>return 0;</text:span></text:span></text:p>
          <text:p text:style-name="P204"><text:span text:style-name="Source_20_Text"><text:span text:style-name="T67">}</text:span></text:span></text:p>
          <text:list>
            <text:list-item>
              <text:p text:style-name="P239"><text:span text:style-name="T67">Wenn keine passenden Elemente gefunden werden, wird </text:span><text:span text:style-name="Source_20_Text"><text:span text:style-name="T67">0</text:span></text:span><text:span text:style-name="T67"> zurückgegeben.</text:span></text:p>
            </text:list-item>
          </text:list>
        </text:list-item>
        <text:list-item>
          <text:p text:style-name="P238"><text:span text:style-name="Strong_20_Emphasis"><text:span text:style-name="T67">Bereinigen des </text:span></text:span><text:span text:style-name="Strong_20_Emphasis"><text:span text:style-name="Source_20_Text"><text:span text:style-name="T67">externeID</text:span></text:span></text:span><text:span text:style-name="Strong_20_Emphasis"><text:span text:style-name="T67">-Arrays:</text:span></text:span></text:p>
          <text:p text:style-name="P205">javascript</text:p>
          <text:p text:style-name="P205">Copy code</text:p>
          <text:p text:style-name="P203"><text:span text:style-name="Source_20_Text"><text:span text:style-name="T67">const existingItem = existingItems[0];</text:span></text:span></text:p>
          <text:p text:style-name="P203"><text:span text:style-name="Source_20_Text"><text:span text:style-name="T67">const cleanedExterneID = existingItem.externeID.filter(</text:span></text:span></text:p>
          <text:p text:style-name="P203"><text:span text:style-name="Source_20_Text"><text:span text:style-name="T67"><text:s text:c="2"/>(id) =&gt; id !== '' &amp;&amp; id !== null &amp;&amp; id !== undefined</text:span></text:span></text:p>
          <text:p text:style-name="P204"><text:span text:style-name="Source_20_Text"><text:span text:style-name="T67">);</text:span></text:span></text:p>
          <text:list>
            <text:list-item>
              <text:p text:style-name="P239"><text:span text:style-name="T67">Wir greifen auf das erste gefundene </text:span><text:span text:style-name="Source_20_Text"><text:span text:style-name="T67">cartItem</text:span></text:span><text:span text:style-name="T67"> (</text:span><text:span text:style-name="Source_20_Text"><text:span text:style-name="T67">existingItem</text:span></text:span><text:span text:style-name="T67">) zu, weil wir davon ausgehen, dass </text:span><text:span text:style-name="Source_20_Text"><text:span text:style-name="T67">IDInventarArtikel</text:span></text:span><text:span text:style-name="T67"> eindeutig ist.</text:span></text:p>
            </text:list-item>
            <text:list-item>
              <text:p text:style-name="P239"><text:soft-page-break/><text:span text:style-name="T67">Das </text:span><text:span text:style-name="Source_20_Text"><text:span text:style-name="T67">externeID</text:span></text:span><text:span text:style-name="T67">-Array wird gefiltert, um leere Werte (</text:span><text:span text:style-name="Source_20_Text"><text:span text:style-name="T67">''</text:span></text:span><text:span text:style-name="T67">, </text:span><text:span text:style-name="Source_20_Text"><text:span text:style-name="T67">null</text:span></text:span><text:span text:style-name="T67">, </text:span><text:span text:style-name="Source_20_Text"><text:span text:style-name="T67">undefined</text:span></text:span><text:span text:style-name="T67">) zu entfernen.</text:span></text:p>
            </text:list-item>
          </text:list>
        </text:list-item>
        <text:list-item>
          <text:p text:style-name="P238"><text:span text:style-name="Strong_20_Emphasis"><text:span text:style-name="T67">Rückgabe der Länge des bereinigten </text:span></text:span><text:span text:style-name="Strong_20_Emphasis"><text:span text:style-name="Source_20_Text"><text:span text:style-name="T67">externeID</text:span></text:span></text:span><text:span text:style-name="Strong_20_Emphasis"><text:span text:style-name="T67">-Arrays:</text:span></text:span></text:p>
          <text:p text:style-name="P205">javascript</text:p>
          <text:p text:style-name="P205">Copy code</text:p>
          <text:p text:style-name="P204"><text:span text:style-name="Source_20_Text"><text:span text:style-name="T67">return cleanedExterneID.length;</text:span></text:span></text:p>
          <text:list>
            <text:list-item>
              <text:p text:style-name="P216">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67">Wichtige Hinweise</text:span></text:span><text:bookmark-end text:name="__RefHeading___Toc2394_3394150493"/></text:h>
      <text:list xml:id="list3958199108" text:style-name="L18">
        <text:list-item>
          <text:p text:style-name="P241"><text:span text:style-name="Strong_20_Emphasis"><text:span text:style-name="T67">Direkter Zugriff auf </text:span></text:span><text:span text:style-name="Strong_20_Emphasis"><text:span text:style-name="Source_20_Text"><text:span text:style-name="T67">existingItem.externeID</text:span></text:span></text:span><text:span text:style-name="T67"> funktioniert nicht, da </text:span><text:span text:style-name="Source_20_Text"><text:span text:style-name="T67">existingItem</text:span></text:span><text:span text:style-name="T67"> ein Array ist. Deshalb greifen wir auf das erste Element (</text:span><text:span text:style-name="Source_20_Text"><text:span text:style-name="T67">existingItem[0]</text:span></text:span><text:span text:style-name="T67">) zu.</text:span></text:p>
        </text:list-item>
        <text:list-item>
          <text:p text:style-name="P241"><text:span text:style-name="Strong_20_Emphasis"><text:span text:style-name="Source_20_Text"><text:span text:style-name="T67">filter</text:span></text:span></text:span><text:span text:style-name="Strong_20_Emphasis"><text:span text:style-name="T67"> auf </text:span></text:span><text:span text:style-name="Strong_20_Emphasis"><text:span text:style-name="Source_20_Text"><text:span text:style-name="T67">externeID</text:span></text:span></text:span><text:span text:style-name="T67"> wird verwendet, um alle ungültigen Werte zu entfernen.</text:span></text:p>
        </text:list-item>
        <text:list-item>
          <text:p text:style-name="P240"><text:span text:style-name="T67">Wenn </text:span><text:span text:style-name="Source_20_Text"><text:span text:style-name="T67">IDInventarArtikel</text:span></text:span><text:span text:style-name="T67"> mehrfach vorhanden ist und es </text:span><text:span text:style-name="Strong_20_Emphasis"><text:span text:style-name="T67">mehrere passende Objekte</text:span></text:span><text:span text:style-name="T67"> gibt, müssten Sie eventuell die Längen aller bereinigten Arrays zusammenzählen. Dies ist jedoch abhängig von Ihrer Datenstruktur.</text:span></text:p>
        </text:list-item>
      </text:list>
      <text:p text:style-name="Text_20_body"><text:span text:style-name="Strong_20_Emphasis"><text:span text:style-name="T67">Beispiel für mehrere </text:span></text:span><text:span text:style-name="Strong_20_Emphasis"><text:span text:style-name="Source_20_Text"><text:span text:style-name="T67">cartItems</text:span></text:span></text:span><text:span text:style-name="Strong_20_Emphasis"><text:span text:style-name="T67"> mit demselben </text:span></text:span><text:span text:style-name="Strong_20_Emphasis"><text:span text:style-name="Source_20_Text"><text:span text:style-name="T67">idArtikel</text:span></text:span></text:span><text:span text:style-name="Strong_20_Emphasis"><text:span text:style-name="T67">:</text:span></text:span></text:p>
      <text:p text:style-name="Text_20_body"><text:span text:style-name="T67">Falls mehrere </text:span><text:span text:style-name="Source_20_Text"><text:span text:style-name="T67">cartItems</text:span></text:span><text:span text:style-name="T67"> mit demselben </text:span><text:span text:style-name="Source_20_Text"><text:span text:style-name="T67">idArtikel</text:span></text:span><text:span text:style-name="T67"> vorhanden sind, können Sie die Summe aller </text:span><text:span text:style-name="Source_20_Text"><text:span text:style-name="T67">externeID</text:span></text:span><text:span text:style-name="T67">-Längen berechnen:</text:span></text:p>
      <text:p text:style-name="P6">javascript</text:p>
      <text:p text:style-name="P6">Copy code</text:p>
      <text:p text:style-name="P78"><text:span text:style-name="Source_20_Text"><text:span text:style-name="T67">getExterneNummernCount: (state) =&gt; (idArtikel) =&gt; {</text:span></text:span></text:p>
      <text:p text:style-name="P78"><text:span text:style-name="Source_20_Text"><text:span text:style-name="T67"><text:s text:c="2"/>// Filtert cartItems nach dem passenden IDInventarArtikel</text:span></text:span></text:p>
      <text:p text:style-name="P78"><text:span text:style-name="Source_20_Text"><text:span text:style-name="T67"><text:s text:c="2"/>const existingItems = state.cartItems.filter((cartItem) =&gt;</text:span></text:span></text:p>
      <text:p text:style-name="P78"><text:span text:style-name="Source_20_Text"><text:span text:style-name="T67"><text:s text:c="4"/>cartItem.IDInventarArtikel === idArtikel</text:span></text:span></text:p>
      <text:p text:style-name="P78"><text:span text:style-name="Source_20_Text"><text:span text:style-name="T67"><text:s text:c="2"/>);</text:span></text:span></text:p>
      <text:p text:style-name="P7"/>
      <text:p text:style-name="P78"><text:span text:style-name="Source_20_Text"><text:span text:style-name="T67"><text:s text:c="2"/>// Falls kein passendes Item gefunden wird, geben wir 0 zurück</text:span></text:span></text:p>
      <text:p text:style-name="P78"><text:span text:style-name="Source_20_Text"><text:span text:style-name="T67"><text:s text:c="2"/>if (existingItems.length === 0) {</text:span></text:span></text:p>
      <text:p text:style-name="P78"><text:span text:style-name="Source_20_Text"><text:span text:style-name="T67"><text:s text:c="4"/>return 0;</text:span></text:span></text:p>
      <text:p text:style-name="P78"><text:span text:style-name="Source_20_Text"><text:span text:style-name="T67"><text:s text:c="2"/>}</text:span></text:span></text:p>
      <text:p text:style-name="P7"/>
      <text:p text:style-name="P78"><text:span text:style-name="Source_20_Text"><text:span text:style-name="T67"><text:s text:c="2"/>// Bereinigen und Summieren der Länge der externen IDs aller passenden Items</text:span></text:span></text:p>
      <text:p text:style-name="P78"><text:span text:style-name="Source_20_Text"><text:span text:style-name="T67"><text:s text:c="2"/>return existingItems.reduce((acc, cartItem) =&gt; {</text:span></text:span></text:p>
      <text:p text:style-name="P78"><text:span text:style-name="Source_20_Text"><text:span text:style-name="T67"><text:s text:c="4"/>const cleanedExterneID = cartItem.externeID.filter(</text:span></text:span></text:p>
      <text:p text:style-name="P78"><text:span text:style-name="Source_20_Text"><text:span text:style-name="T67"><text:s text:c="6"/>(id) =&gt; id !== '' &amp;&amp; id !== null &amp;&amp; id !== undefined</text:span></text:span></text:p>
      <text:p text:style-name="P78"><text:span text:style-name="Source_20_Text"><text:span text:style-name="T67"><text:s text:c="4"/>);</text:span></text:span></text:p>
      <text:p text:style-name="P78"><text:span text:style-name="Source_20_Text"><text:span text:style-name="T67"><text:s text:c="4"/>return acc + cleanedExterneID.length;</text:span></text:span></text:p>
      <text:p text:style-name="P78"><text:span text:style-name="Source_20_Text"><text:span text:style-name="T67"><text:s text:c="2"/>}, 0);</text:span></text:span></text:p>
      <text:p text:style-name="P79"><text:span text:style-name="Source_20_Text"><text:span text:style-name="T67">}</text:span></text:span></text:p>
      <text:p text:style-name="Text_20_body"><text:span text:style-name="T67">Hier wird für jedes gefundene </text:span><text:span text:style-name="Source_20_Text"><text:span text:style-name="T67">cartItem</text:span></text:span><text:span text:style-name="T67"> das </text:span><text:span text:style-name="Source_20_Text"><text:span text:style-name="T67">externeID</text:span></text:span><text:span text:style-name="T67">-Array bereinigt und die Gesamtlänge summiert.</text:span></text:p>
      <text:h text:style-name="Heading_20_3" text:outline-level="3"><text:bookmark-start text:name="__RefHeading___Toc2396_3394150493"/><text:span text:style-name="Strong_20_Emphasis"><text:span text:style-name="T67">Zusammenfassung</text:span></text:span><text:bookmark-end text:name="__RefHeading___Toc2396_3394150493"/></text:h>
      <text:list xml:id="list2800216692" text:style-name="L19">
        <text:list-item>
          <text:p text:style-name="P243"><text:span text:style-name="T67">Verwenden Sie </text:span><text:span text:style-name="Source_20_Text"><text:span text:style-name="T67">.filter()</text:span></text:span><text:span text:style-name="T67"> auf </text:span><text:span text:style-name="Source_20_Text"><text:span text:style-name="T67">cartItems</text:span></text:span><text:span text:style-name="T67">, um nach dem passenden </text:span><text:span text:style-name="Source_20_Text"><text:span text:style-name="T67">IDInventarArtikel</text:span></text:span><text:span text:style-name="T67"> zu suchen.</text:span></text:p>
        </text:list-item>
        <text:list-item>
          <text:p text:style-name="P243"><text:span text:style-name="T67">Stellen Sie sicher, dass Sie nach der Filterung auf das </text:span><text:span text:style-name="Strong_20_Emphasis"><text:span text:style-name="T67">richtige Objekt</text:span></text:span><text:span text:style-name="T67"> zugreifen (</text:span><text:span text:style-name="Source_20_Text"><text:span text:style-name="T67">existingItems[0]</text:span></text:span><text:span text:style-name="T67">).</text:span></text:p>
        </text:list-item>
        <text:list-item>
          <text:p text:style-name="P243"><text:soft-page-break/><text:span text:style-name="Strong_20_Emphasis"><text:span text:style-name="T67">Bereinigen</text:span></text:span><text:span text:style-name="T67"> Sie das </text:span><text:span text:style-name="Source_20_Text"><text:span text:style-name="T67">externeID</text:span></text:span><text:span text:style-name="T67">-Array, bevor Sie die Länge berechnen, um nur gültige Werte zu berücksichtigen.</text:span></text:p>
        </text:list-item>
        <text:list-item>
          <text:p text:style-name="P242"><text:span text:style-name="T67">Passen Sie den Code entsprechend an, wenn es </text:span><text:span text:style-name="Strong_20_Emphasis"><text:span text:style-name="T67">mehrere </text:span></text:span><text:span text:style-name="Strong_20_Emphasis"><text:span text:style-name="Source_20_Text"><text:span text:style-name="T67">cartItems</text:span></text:span></text:span><text:span text:style-name="T67"> mit demselben </text:span><text:span text:style-name="Source_20_Text"><text:span text:style-name="T67">idArtikel</text:span></text:span><text:span text:style-name="T67">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79"><text:span text:style-name="Source_20_Text"><text:span text:style-name="T67">const existingItem = existingItems[0];</text:span></text:span></text:p>
      <text:p text:style-name="Text_20_body"><text:span text:style-name="T67">dient dazu, </text:span><text:span text:style-name="Strong_20_Emphasis"><text:span text:style-name="T67">auf das erste Element</text:span></text:span><text:span text:style-name="T67"> des Arrays </text:span><text:span text:style-name="Source_20_Text"><text:span text:style-name="T67">existingItems</text:span></text:span><text:span text:style-name="T67"> zuzugreifen.</text:span></text:p>
      <text:h text:style-name="Heading_20_3" text:outline-level="3"><text:bookmark-start text:name="__RefHeading___Toc2402_3394150493"/><text:span text:style-name="Strong_20_Emphasis"><text:span text:style-name="T67">Hintergrund</text:span></text:span><text:bookmark-end text:name="__RefHeading___Toc2402_3394150493"/></text:h>
      <text:p text:style-name="Text_20_body"><text:span text:style-name="T67">Nach dem Filtern mit </text:span><text:span text:style-name="Source_20_Text"><text:span text:style-name="T67">filter()</text:span></text:span><text:span text:style-name="T67"> ergibt sich ein </text:span><text:span text:style-name="Strong_20_Emphasis"><text:span text:style-name="T67">Array</text:span></text:span><text:span text:style-name="T67"> (</text:span><text:span text:style-name="Source_20_Text"><text:span text:style-name="T67">existingItems</text:span></text:span><text:span text:style-name="T67">), das alle Elemente aus </text:span><text:span text:style-name="Source_20_Text"><text:span text:style-name="T67">cartItems</text:span></text:span><text:span text:style-name="T67"> enthält, deren </text:span><text:span text:style-name="Source_20_Text"><text:span text:style-name="T67">IDInventarArtikel</text:span></text:span><text:span text:style-name="T67"> mit </text:span><text:span text:style-name="Source_20_Text"><text:span text:style-name="T67">idArtikel</text:span></text:span><text:span text:style-name="T67"> übereinstimmt. Da </text:span><text:span text:style-name="Source_20_Text"><text:span text:style-name="T67">filter()</text:span></text:span><text:span text:style-name="T67"> immer ein </text:span><text:span text:style-name="Strong_20_Emphasis"><text:span text:style-name="T67">Array</text:span></text:span><text:span text:style-name="T67"> zurückgibt, selbst wenn nur ein Element gefunden wurde, ist </text:span><text:span text:style-name="Source_20_Text"><text:span text:style-name="T67">existingItems</text:span></text:span><text:span text:style-name="T67"> immer ein Array.</text:span></text:p>
      <text:p text:style-name="Text_20_body"><text:span text:style-name="T67">Wenn wir sicherstellen können oder davon ausgehen, dass es </text:span><text:span text:style-name="Strong_20_Emphasis"><text:span text:style-name="T67">nur ein passendes Element</text:span></text:span><text:span text:style-name="T67"> für die </text:span><text:span text:style-name="Source_20_Text"><text:span text:style-name="T67">IDInventarArtikel</text:span></text:span><text:span text:style-name="T67"> gibt (d. h., diese ID ist in </text:span><text:span text:style-name="Source_20_Text"><text:span text:style-name="T67">cartItems</text:span></text:span><text:span text:style-name="T67"> eindeutig), dann können wir einfach das </text:span><text:span text:style-name="Strong_20_Emphasis"><text:span text:style-name="T67">erste Element</text:span></text:span><text:span text:style-name="T67"> aus dem Array verwenden – das ist der Zweck von </text:span><text:span text:style-name="Source_20_Text"><text:span text:style-name="T67">existingItems[0]</text:span></text:span><text:span text:style-name="T67">.</text:span></text:p>
      <text:h text:style-name="Heading_20_3" text:outline-level="3"><text:bookmark-start text:name="__RefHeading___Toc2404_3394150493"/><text:span text:style-name="Strong_20_Emphasis"><text:span text:style-name="T67">Warum greifen wir auf das erste Element zu?</text:span></text:span><text:bookmark-end text:name="__RefHeading___Toc2404_3394150493"/></text:h>
      <text:list xml:id="list2806716927" text:style-name="L20">
        <text:list-item>
          <text:p text:style-name="P245"><text:span text:style-name="Strong_20_Emphasis"><text:span text:style-name="T67">Eindeutigkeit</text:span></text:span><text:span text:style-name="T67">: Wenn </text:span><text:span text:style-name="Source_20_Text"><text:span text:style-name="T67">IDInventarArtikel</text:span></text:span><text:span text:style-name="T67"> eine </text:span><text:span text:style-name="Strong_20_Emphasis"><text:span text:style-name="T67">eindeutige Kennung</text:span></text:span><text:span text:style-name="T67"> ist (ähnlich wie eine Primärschlüssel-ID), dann sollte es </text:span><text:span text:style-name="Strong_20_Emphasis"><text:span text:style-name="T67">nur ein einziges </text:span></text:span><text:span text:style-name="Strong_20_Emphasis"><text:span text:style-name="Source_20_Text"><text:span text:style-name="T67">cartItem</text:span></text:span></text:span><text:span text:style-name="T67"> geben, das diese ID hat. In diesem Fall ist </text:span><text:span text:style-name="Source_20_Text"><text:span text:style-name="T67">existingItems</text:span></text:span><text:span text:style-name="T67"> ein Array mit </text:span><text:span text:style-name="Strong_20_Emphasis"><text:span text:style-name="T67">einem einzigen Element</text:span></text:span><text:span text:style-name="T67">.</text:span></text:p>
        </text:list-item>
        <text:list-item>
          <text:p text:style-name="P244"><text:span text:style-name="T67">Durch Zugriff auf </text:span><text:span text:style-name="Source_20_Text"><text:span text:style-name="T67">existingItems[0]</text:span></text:span><text:span text:style-name="T67"> erhalten wir direkt das passende Objekt (</text:span><text:span text:style-name="Source_20_Text"><text:span text:style-name="T67">cartItem</text:span></text:span><text:span text:style-name="T67">),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67">Beispiel</text:span></text:span><text:bookmark-end text:name="__RefHeading___Toc2406_3394150493"/></text:h>
      <text:p text:style-name="Text_20_body"><text:span text:style-name="T67">Angenommen, </text:span><text:span text:style-name="Source_20_Text"><text:span text:style-name="T67">cartItems</text:span></text:span><text:span text:style-name="T67"> enthält folgende Artikel:</text:span></text:p>
      <text:p text:style-name="P6">javascript</text:p>
      <text:p text:style-name="P6">Copy code</text:p>
      <text:p text:style-name="P78"><text:span text:style-name="Source_20_Text"><text:span text:style-name="T67">const cartItems = [</text:span></text:span></text:p>
      <text:p text:style-name="P78"><text:soft-page-break/><text:span text:style-name="Source_20_Text"><text:span text:style-name="T67"><text:s text:c="2"/>{ IDInventarArtikel: 1, ArtikelBezeichnung: 'Artikel A', externeID: ['123'] },</text:span></text:span></text:p>
      <text:p text:style-name="P78"><text:span text:style-name="Source_20_Text"><text:span text:style-name="T67"><text:s text:c="2"/>{ IDInventarArtikel: 2, ArtikelBezeichnung: 'Artikel B', externeID: ['456'] },</text:span></text:span></text:p>
      <text:p text:style-name="P79"><text:span text:style-name="Source_20_Text"><text:span text:style-name="T67">];</text:span></text:span></text:p>
      <text:p text:style-name="Text_20_body"><text:span text:style-name="T67">Wenn wir die Funktion </text:span><text:span text:style-name="Source_20_Text"><text:span text:style-name="T67">filter()</text:span></text:span><text:span text:style-name="T67"> nutzen, um alle </text:span><text:span text:style-name="Source_20_Text"><text:span text:style-name="T67">cartItems</text:span></text:span><text:span text:style-name="T67"> mit der </text:span><text:span text:style-name="Source_20_Text"><text:span text:style-name="T67">IDInventarArtikel</text:span></text:span><text:span text:style-name="T67"> von </text:span><text:span text:style-name="Source_20_Text"><text:span text:style-name="T67">1</text:span></text:span><text:span text:style-name="T67"> zu finden:</text:span></text:p>
      <text:p text:style-name="P6">javascript</text:p>
      <text:p text:style-name="P6">Copy code</text:p>
      <text:p text:style-name="P78"><text:span text:style-name="Source_20_Text"><text:span text:style-name="T67">const existingItems = cartItems.filter(</text:span></text:span></text:p>
      <text:p text:style-name="P78"><text:span text:style-name="Source_20_Text"><text:span text:style-name="T67"><text:s text:c="2"/>(cartItem) =&gt; cartItem.IDInventarArtikel === 1</text:span></text:span></text:p>
      <text:p text:style-name="P79"><text:span text:style-name="Source_20_Text"><text:span text:style-name="T67">);</text:span></text:span></text:p>
      <text:p text:style-name="P16">Ergibt dies:</text:p>
      <text:p text:style-name="P6">javascript</text:p>
      <text:p text:style-name="P6">Copy code</text:p>
      <text:p text:style-name="P78"><text:span text:style-name="Source_20_Text"><text:span text:style-name="T67">existingItems = [</text:span></text:span></text:p>
      <text:p text:style-name="P78"><text:span text:style-name="Source_20_Text"><text:span text:style-name="T67"><text:s text:c="2"/>{ IDInventarArtikel: 1, ArtikelBezeichnung: 'Artikel A', externeID: ['123'] }</text:span></text:span></text:p>
      <text:p text:style-name="P79"><text:span text:style-name="Source_20_Text"><text:span text:style-name="T67">];</text:span></text:span></text:p>
      <text:p text:style-name="Text_20_body"><text:span text:style-name="Source_20_Text"><text:span text:style-name="T67">existingItems</text:span></text:span><text:span text:style-name="T67"> ist ein </text:span><text:span text:style-name="Strong_20_Emphasis"><text:span text:style-name="T67">Array</text:span></text:span><text:span text:style-name="T67">, das </text:span><text:span text:style-name="Strong_20_Emphasis"><text:span text:style-name="T67">ein Objekt</text:span></text:span><text:span text:style-name="T67"> enthält. Da wir aber nur mit </text:span><text:span text:style-name="Strong_20_Emphasis"><text:span text:style-name="T67">einem Artikel</text:span></text:span><text:span text:style-name="T67"> arbeiten möchten, greifen wir auf das erste Element des Arrays zu:</text:span></text:p>
      <text:p text:style-name="P6">javascript</text:p>
      <text:p text:style-name="P6">Copy code</text:p>
      <text:p text:style-name="P79"><text:span text:style-name="Source_20_Text"><text:span text:style-name="T67">const existingItem = existingItems[0];</text:span></text:span></text:p>
      <text:p text:style-name="Text_20_body"><text:span text:style-name="T67">Das Ergebnis ist das einzelne </text:span><text:span text:style-name="Source_20_Text"><text:span text:style-name="T67">cartItem</text:span></text:span><text:span text:style-name="T67">-Objekt:</text:span></text:p>
      <text:p text:style-name="P6">javascript</text:p>
      <text:p text:style-name="P6">Copy code</text:p>
      <text:p text:style-name="P79"><text:span text:style-name="Source_20_Text"><text:span text:style-name="T67">existingItem = { IDInventarArtikel: 1, ArtikelBezeichnung: 'Artikel A', externeID: ['123'] };</text:span></text:span></text:p>
      <text:h text:style-name="Heading_20_3" text:outline-level="3"><text:bookmark-start text:name="__RefHeading___Toc2408_3394150493"/><text:span text:style-name="Strong_20_Emphasis"><text:span text:style-name="T67">Zusammenfassung</text:span></text:span><text:bookmark-end text:name="__RefHeading___Toc2408_3394150493"/></text:h>
      <text:list xml:id="list2493373201" text:style-name="L21">
        <text:list-item>
          <text:p text:style-name="P247"><text:span text:style-name="T67">Nach der </text:span><text:span text:style-name="Source_20_Text"><text:span text:style-name="T67">filter()</text:span></text:span><text:span text:style-name="T67">-Operation bleibt </text:span><text:span text:style-name="Source_20_Text"><text:span text:style-name="T67">existingItems</text:span></text:span><text:span text:style-name="T67"> ein </text:span><text:span text:style-name="Strong_20_Emphasis"><text:span text:style-name="T67">Array</text:span></text:span><text:span text:style-name="T67">, auch wenn nur ein Element darin enthalten ist.</text:span></text:p>
        </text:list-item>
        <text:list-item>
          <text:p text:style-name="P247"><text:span text:style-name="T67">Um einfach mit dem gefilterten </text:span><text:span text:style-name="Strong_20_Emphasis"><text:span text:style-name="T67">Artikel-Objekt</text:span></text:span><text:span text:style-name="T67"> weiterzuarbeiten, greifen wir auf das </text:span><text:span text:style-name="Strong_20_Emphasis"><text:span text:style-name="T67">erste Element</text:span></text:span><text:span text:style-name="T67"> des Arrays (</text:span><text:span text:style-name="Source_20_Text"><text:span text:style-name="T67">existingItems[0]</text:span></text:span><text:span text:style-name="T67">) zu.</text:span></text:p>
        </text:list-item>
        <text:list-item>
          <text:p text:style-name="P246"><text:span text:style-name="T67">Das funktioniert nur dann zuverlässig, wenn </text:span><text:span text:style-name="Strong_20_Emphasis"><text:span text:style-name="T67">klar ist, dass die </text:span></text:span><text:span text:style-name="Strong_20_Emphasis"><text:span text:style-name="Source_20_Text"><text:span text:style-name="T67">IDInventarArtikel</text:span></text:span></text:span><text:span text:style-name="Strong_20_Emphasis"><text:span text:style-name="T67"> eindeutig</text:span></text:span><text:span text:style-name="T67"> ist und das gefilterte Array nur ein Element enthält.</text:span></text:p>
        </text:list-item>
      </text:list>
      <text:p text:style-name="Text_20_body"><text:span text:style-name="T67">Falls es mehrere Elemente mit der gleichen </text:span><text:span text:style-name="Source_20_Text"><text:span text:style-name="T67">IDInventarArtikel</text:span></text:span><text:span text:style-name="T67"> geben könnte, müssten Sie eine andere Methode wählen (zum Beispiel durch Iteration über alle Elemente im </text:span><text:span text:style-name="Source_20_Text"><text:span text:style-name="T67">existingItems</text:span></text:span><text:span text:style-name="T67">-Array).</text:span></text:p>
      <text:p text:style-name="P75"/>
      <text:h text:style-name="P198"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5">watchEffect(() =&gt; {</text:span><text:line-break/><text:span text:style-name="T25"> <text:s/></text:span><text:span text:style-name="T31">cartItems</text:span><text:span text:style-name="T25">.</text:span><text:span text:style-name="T37">value</text:span><text:span text:style-name="T25">.</text:span><text:span text:style-name="T43">forEach</text:span><text:span text:style-name="T25">(item =&gt; {</text:span><text:line-break/><text:span text:style-name="T25"> <text:s text:c="3"/></text:span><text:span text:style-name="T17">const </text:span><text:span text:style-name="T31">menge </text:span><text:span text:style-name="T25">= item.</text:span><text:span text:style-name="T37">Menge</text:span><text:line-break/><text:span text:style-name="T37"> <text:s text:c="3"/></text:span><text:span text:style-name="T17">const </text:span><text:span text:style-name="T31">externeIDCount </text:span><text:span text:style-name="T25">= </text:span><text:span text:style-name="T51">store</text:span><text:span text:style-name="T25">.</text:span><text:span text:style-name="T37">getters</text:span><text:span text:style-name="T25">.</text:span><text:span text:style-name="T37">getExterneNummernCount</text:span><text:span text:style-name="T25">(item.</text:span><text:span text:style-name="T37">IDInventarArtikel</text:span><text:span text:style-name="T25">);</text:span><text:line-break/><text:line-break/><text:span text:style-name="T25"> <text:s text:c="3"/></text:span><text:span text:style-name="T17">if</text:span><text:span text:style-name="T25">(</text:span><text:span text:style-name="T31">menge </text:span><text:span text:style-name="T25">&lt; </text:span><text:span text:style-name="T31">externeIDCount</text:span><text:span text:style-name="T25">){</text:span><text:line-break/><text:span text:style-name="T25"> <text:s text:c="5"/></text:span><text:span text:style-name="T51">console</text:span><text:span text:style-name="T25">.</text:span><text:span text:style-name="T43">log</text:span><text:span text:style-name="T25">(</text:span><text:span text:style-name="T3">'menge &lt; externeIDCount'</text:span><text:span text:style-name="T25">, </text:span><text:span text:style-name="T31">menge</text:span><text:span text:style-name="T25">, </text:span><text:span text:style-name="T31">externeIDCount</text:span><text:span text:style-name="T25">);</text:span><text:line-break/><text:span text:style-name="T25"> <text:s text:c="5"/></text:span><text:span text:style-name="T51">store</text:span><text:span text:style-name="T25">.</text:span><text:span text:style-name="T37">dispatch</text:span><text:span text:style-name="T25">(</text:span><text:span text:style-name="T3">'setExterneInventarNummerToCartItem'</text:span><text:span text:style-name="T25">, {</text:span><text:span text:style-name="T37">idArtikel</text:span><text:span text:style-name="T25">: item.</text:span><text:span text:style-name="T37">IDInventarArtikel</text:span><text:span text:style-name="T25">, </text:span><text:span text:style-name="T37">correctionInventarNummerCount</text:span><text:span text:style-name="T25">: item.</text:span><text:span text:style-name="T37">Menge</text:span><text:span text:style-name="T25">})</text:span><text:line-break/><text:span text:style-name="T25"> <text:s text:c="3"/>}</text:span><text:line-break/><text:line-break/><text:span text:style-name="T25"> <text:s/>})</text:span><text:line-break/><text:span text:style-name="T25">})</text:span></text:p>
      <text:p text:style-name="P53"/>
      <text:p text:style-name="P56"/>
      <text:p text:style-name="P56"/>
      <text:p text:style-name="P56"/>
      <text:p text:style-name="P8"><text:span text:style-name="T54">In store.js mutation </text:span><text:span text:style-name="T42">setExterneInventarNummerToCartItem</text:span></text:p>
      <text:p text:style-name="P142"/>
      <text:p text:style-name="P55"><text:span text:style-name="T17">if </text:span><text:span text:style-name="T25">(</text:span><text:span text:style-name="T31">existingItem </text:span><text:span text:style-name="T25">&amp;&amp; value.</text:span><text:span text:style-name="T37">correctionInventarNummerCount </text:span><text:span text:style-name="T25">!== </text:span><text:span text:style-name="T17">undefined </text:span><text:span text:style-name="T25">&amp;&amp; value.</text:span><text:span text:style-name="T37">correctionInventarNummerCount </text:span><text:span text:style-name="T25">!== </text:span><text:span text:style-name="T3">''</text:span><text:span text:style-name="T25">) {</text:span><text:line-break/><text:span text:style-name="T25"> <text:s text:c="3"/></text:span><text:span text:style-name="T17">const </text:span><text:span text:style-name="T31">correctionCartItems </text:span><text:span text:style-name="T25">= [];</text:span><text:line-break/><text:span text:style-name="T25"> <text:s text:c="3"/></text:span><text:span text:style-name="T31">correctionCartItems</text:span><text:span text:style-name="T25">.</text:span><text:span text:style-name="T43">push</text:span><text:span text:style-name="T25">(...</text:span><text:span text:style-name="T31">existingItem</text:span><text:span text:style-name="T25">.</text:span><text:span text:style-name="T37">externeID</text:span><text:span text:style-name="T25">);</text:span><text:line-break/><text:span text:style-name="T25"> <text:s text:c="3"/></text:span><text:span text:style-name="T31">existingItem</text:span><text:span text:style-name="T25">.</text:span><text:span text:style-name="T37">externeID </text:span><text:span text:style-name="T25">= [];</text:span><text:line-break/><text:span text:style-name="T25"> <text:s text:c="3"/></text:span><text:span text:style-name="T17">for</text:span><text:span text:style-name="T25">(</text:span><text:span text:style-name="T17">let </text:span><text:span text:style-name="T31">i </text:span><text:span text:style-name="T25">= </text:span><text:span text:style-name="T60">0</text:span><text:span text:style-name="T25">; </text:span><text:span text:style-name="T31">i </text:span><text:span text:style-name="T25">&lt; value.</text:span><text:span text:style-name="T37">correctionInventarNummerCount</text:span><text:span text:style-name="T25">; </text:span><text:span text:style-name="T31">i</text:span><text:span text:style-name="T25">++){</text:span><text:line-break/><text:span text:style-name="T25"> <text:s text:c="7"/></text:span><text:span text:style-name="T31">existingItem</text:span><text:span text:style-name="T25">.</text:span><text:span text:style-name="T37">externeID</text:span><text:span text:style-name="T25">.</text:span><text:span text:style-name="T43">push</text:span><text:span text:style-name="T25">(</text:span><text:span text:style-name="T31">correctionCartItems</text:span><text:span text:style-name="T25">[</text:span><text:span text:style-name="T31">i</text:span><text:span text:style-name="T25">]);</text:span><text:line-break/><text:span text:style-name="T25"> <text:s text:c="3"/>}</text:span><text:line-break/><text:span text:style-name="T25"> <text:s text:c="3"/></text:span><text:span text:style-name="T17">return</text:span><text:span text:style-name="T25">;</text:span><text:line-break/><text:span text:style-name="T25">}</text:span></text:p>
      <text:p text:style-name="P56"/>
      <text:p text:style-name="P56">So ist sichergestellt, dass die Menge mit der Anzahl der erfassten ExternenInventarNummer (v-badge) übereinstimmen.</text:p>
      <text:p text:style-name="P53"/>
      <text:p text:style-name="P53"/>
      <text:h text:style-name="P197" text:outline-level="1"><text:bookmark-start text:name="__RefHeading___Toc2412_3394150493"/>Backend<text:bookmark-end text:name="__RefHeading___Toc2412_3394150493"/></text:h>
      <text:h text:style-name="P198" text:outline-level="2"><text:bookmark-start text:name="__RefHeading___Toc2414_3394150493"/>Sicherheit des Backend:<text:bookmark-end text:name="__RefHeading___Toc2414_3394150493"/></text:h>
      <text:p text:style-name="P59">CORS in app.js:</text:p>
      <text:p text:style-name="P57"><text:span text:style-name="T31">app</text:span><text:span text:style-name="T25">.</text:span><text:span text:style-name="T37">use</text:span><text:span text:style-name="T25">(</text:span><text:span text:style-name="T43">cors</text:span><text:span text:style-name="T25">({</text:span><text:line-break/><text:span text:style-name="T25"> <text:s text:c="3"/></text:span><text:span text:style-name="T37">origin</text:span><text:span text:style-name="T25">: [</text:span><text:span text:style-name="T3">'http://localhost:4000'</text:span><text:span text:style-name="T25">, </text:span><text:span text:style-name="T3">'https://mbdevelop.de'</text:span><text:span text:style-name="T25">], </text:span><text:span text:style-name="T48">// Ersetze dies durch die URL deines Frontends</text:span><text:line-break/><text:span text:style-name="T25">}));</text:span></text:p>
      <text:p text:style-name="P58"/>
      <text:p text:style-name="P58">Allerdings greift dies nur bei Browsers und nicht bei Postman</text:p>
      <text:p text:style-name="P58"/>
      <text:p text:style-name="P60"><text:soft-page-break/>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0">a</text:span>rtikelAbrufen<text:span text:style-name="T80">()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5">let </text:span><text:span text:style-name="T29">countAbfrageKirterium </text:span><text:span text:style-name="T23">= </text:span><text:span text:style-name="T7">' '</text:span><text:line-break/><text:span text:style-name="T15">if </text:span><text:span text:style-name="T23">(</text:span><text:span text:style-name="T29">IDinventarBuchungenPositionenStatus </text:span><text:span text:style-name="T23">&amp;&amp; </text:span><text:span text:style-name="T29">IDinventarBuchungenPositionenStatus</text:span><text:span text:style-name="T23">.</text:span><text:span text:style-name="T35">length </text:span><text:span text:style-name="T23">&gt; </text:span><text:span text:style-name="T58">0</text:span><text:span text:style-name="T23">) {</text:span><text:line-break/><text:span text:style-name="T23"> <text:s text:c="3"/></text:span><text:span text:style-name="T29">countAbfrageKirterium </text:span><text:span text:style-name="T23">= </text:span><text:span text:style-name="T7">` AND IDinventarBuchungenPositionenStatus IN (</text:span><text:span text:style-name="T23">${</text:span><text:span text:style-name="T29">IDinventarBuchungenPositionenStatus</text:span><text:span text:style-name="T23">}</text:span><text:span text:style-name="T7">)`</text:span><text:line-break/><text:span text:style-name="T23">}</text:span></text:p>
      <text:p text:style-name="P37"><text:soft-page-break/></text:p>
      <text:p text:style-name="P42"><text:span text:style-name="T15">let </text:span><text:span text:style-name="T29">sql </text:span><text:span text:style-name="T23">= </text:span><text:span text:style-name="T7">`SELECT</text:span><text:line-break/><text:span text:style-name="T7"> <text:s text:c="18"/>kg.</text:span><text:span text:style-name="T35">Konfektionsgroesse</text:span><text:span text:style-name="T7">,</text:span><text:line-break/><text:span text:style-name="T7"> <text:s text:c="18"/>ia.</text:span><text:span text:style-name="T35">Bildpfad</text:span><text:span text:style-name="T7">,</text:span><text:line-break/><text:span text:style-name="T7"> <text:s text:c="18"/>ia.</text:span><text:span text:style-name="T35">ArtikelBezeichnung</text:span><text:span text:style-name="T7">,</text:span><text:line-break/><text:span text:style-name="T7"> <text:s text:c="18"/>ibp.</text:span><text:span text:style-name="T35">Menge</text:span><text:span text:style-name="T7">,</text:span><text:line-break/><text:span text:style-name="T7"> <text:s text:c="18"/>farbe.</text:span><text:span text:style-name="T35">Bezeichnung</text:span><text:span text:style-name="T7"> AS Farbe,</text:span><text:line-break/><text:span text:style-name="T7"> <text:s text:c="18"/>ibp.</text:span><text:span text:style-name="T35">externeInventarNummer</text:span><text:span text:style-name="T7">,</text:span><text:line-break/><text:span text:style-name="T7"> <text:s text:c="18"/>ibp.</text:span><text:span text:style-name="T35">Preis</text:span><text:span text:style-name="T7">,</text:span><text:line-break/><text:span text:style-name="T7"> <text:s text:c="18"/>ibp.</text:span><text:span text:style-name="T35">IDinventarBuchungenPositionen</text:span><text:span text:style-name="T7">,</text:span><text:line-break/><text:span text:style-name="T7"> <text:s text:c="18"/>ibps.</text:span><text:span text:style-name="T35">Bezeichnung</text:span><text:span text:style-name="T7"> AS StatusBezeichnung,</text:span><text:line-break/><text:span text:style-name="T7"> <text:s text:c="18"/>ibp.</text:span><text:span text:style-name="T35">IDinventarBuchungenPositionenStatus</text:span><text:span text:style-name="T7">,</text:span><text:line-break/><text:span text:style-name="T7"> <text:s text:c="18"/>ibp.</text:span><text:span text:style-name="T35">StatusDatum</text:span><text:span text:style-name="T7">,</text:span><text:line-break/><text:span text:style-name="T7"> <text:s text:c="18"/>iz.</text:span><text:span text:style-name="T35">Bezeichnung</text:span><text:span text:style-name="T7"> AS ZustandBezeichnung,</text:span><text:line-break/><text:span text:style-name="T7"> <text:s text:c="18"/>ibp.</text:span><text:span text:style-name="T35">Bemerkung</text:span><text:span text:style-name="T7">,</text:span><text:line-break/><text:span text:style-name="T7"> <text:s text:c="18"/>GesamtPreisInfo.</text:span><text:span text:style-name="T35">GesamtPreis</text:span><text:span text:style-name="T7">,</text:span><text:line-break/><text:span text:style-name="T7"> <text:s text:c="18"/>AnzahlPositionenInfo.</text:span><text:span text:style-name="T35">AnzahlPositionen</text:span><text:line-break/><text:span text:style-name="T7"> <text:s text:c="15"/>FROM inventarBuchungen ib</text:span><text:line-break/><text:span text:style-name="T7"> <text:s text:c="14"/>INNER JOIN inventarBuchungenPositionen ibp ON ib.</text:span><text:span text:style-name="T35">IDInventarBuchungen</text:span><text:span text:style-name="T7"> = ibp.</text:span><text:span text:style-name="T35">IDInventarBuchungen</text:span><text:line-break/><text:span text:style-name="T7"> <text:s text:c="14"/>INNER JOIN inventarArtikel ia ON ibp.</text:span><text:span text:style-name="T35">IDInventarArtikel</text:span><text:span text:style-name="T7"> = ia.</text:span><text:span text:style-name="T35">IDInventarArtikel</text:span><text:line-break/><text:span text:style-name="T7"> <text:s text:c="14"/>INNER JOIN konfektionsGroesse kg ON ia.</text:span><text:span text:style-name="T35">IDKonfektionsgroesse</text:span><text:span text:style-name="T7"> = kg.</text:span><text:span text:style-name="T35">IDKonfektionsgroesse</text:span><text:line-break/><text:span text:style-name="T7"> <text:s text:c="14"/>INNER JOIN farbe ON ia.</text:span><text:span text:style-name="T35">IDFarbe</text:span><text:span text:style-name="T7"> = farbe.</text:span><text:span text:style-name="T35">IDFarbe</text:span><text:line-break/><text:span text:style-name="T7"> <text:s text:c="14"/>INNER JOIN inventarBuchungenPositionenStatus ibps ON ibp.</text:span><text:span text:style-name="T35">IDinventarBuchungenPositionenStatus</text:span><text:span text:style-name="T7"> = ibps.</text:span><text:span text:style-name="T35">IDinventarBuchungenPositionenStatus</text:span><text:line-break/><text:span text:style-name="T7"> <text:s text:c="14"/>LEFT JOIN inventarZustand iz ON ibp.</text:span><text:span text:style-name="T35">IDInventarZustand</text:span><text:span text:style-name="T7"> = iz.</text:span><text:span text:style-name="T35">IDInventarZustand</text:span><text:line-break/><text:span text:style-name="T7"> <text:s text:c="14"/>CROSS JOIN </text:span><text:line-break/><text:span text:style-name="T7"> <text:s text:c="14"/>(</text:span><text:line-break/><text:span text:style-name="T7"> <text:s text:c="15"/>SELECT </text:span><text:span text:style-name="T83">SUM</text:span><text:span text:style-name="T7">(ibp2.</text:span><text:span text:style-name="T35">Preis</text:span><text:span text:style-name="T7">) AS GesamtPreis</text:span><text:line-break/><text:span text:style-name="T7"> <text:s text:c="15"/>FROM inventarBuchungenPositionen ibp2</text:span><text:line-break/><text:span text:style-name="T7"> <text:s text:c="15"/>INNER JOIN inventarBuchungen ib2 ON ib2.</text:span><text:span text:style-name="T35">IDInventarBuchungen</text:span><text:span text:style-name="T7"> = ibp2.</text:span><text:span text:style-name="T35">IDInventarBuchungen</text:span><text:line-break/><text:span text:style-name="T7"> <text:s text:c="15"/>WHERE</text:span><text:line-break/><text:span text:style-name="T7"> <text:s text:c="18"/>ib2.</text:span><text:span text:style-name="T35">IDMitglied</text:span><text:span text:style-name="T7"> = ?</text:span></text:p>
      <text:p text:style-name="P122"><text:span text:style-name="T5"><text:tab/> <text:s text:c="6"/></text:span><text:span text:style-name="T21">${</text:span><text:span text:style-name="T28">countAbfrageKirterium</text:span><text:span text:style-name="T21">}</text:span><text:span text:style-name="T56"><text:line-break/></text:span><text:span text:style-name="T5"> <text:s text:c="15"/>) AS GesamtPreisInfo</text:span><text:span text:style-name="T56"><text:line-break/></text:span><text:span text:style-name="T5"> <text:s text:c="14"/>CROSS JOIN </text:span><text:span text:style-name="T56"><text:line-break/></text:span><text:span text:style-name="T5"> <text:s text:c="14"/>(</text:span><text:span text:style-name="T56"><text:line-break/></text:span><text:span text:style-name="T5"> <text:s text:c="15"/>SELECT </text:span><text:span text:style-name="T82">COUNT</text:span><text:span text:style-name="T5">(</text:span><text:span text:style-name="T84">*</text:span><text:span text:style-name="T5">) AS AnzahlPositionen</text:span><text:span text:style-name="T56"><text:line-break/></text:span><text:span text:style-name="T5"> <text:s text:c="15"/>FROM inventarBuchungenPositionen ibp2</text:span><text:span text:style-name="T56"><text:line-break/></text:span><text:span text:style-name="T5"> <text:s text:c="15"/>INNER JOIN inventarBuchungen ib2 ON ib2.</text:span><text:span text:style-name="T34">IDInventarBuchungen</text:span><text:span text:style-name="T5"> = ibp2.</text:span><text:span text:style-name="T34">IDInventarBuchungen</text:span><text:span text:style-name="T56"><text:line-break/></text:span><text:span text:style-name="T5"> <text:s text:c="15"/>WHERE</text:span><text:span text:style-name="T56"><text:line-break/></text:span><text:span text:style-name="T5"> <text:s text:c="18"/>ib2.</text:span><text:span text:style-name="T34">IDMitglied</text:span><text:span text:style-name="T5"> = ?</text:span><text:span text:style-name="T56"><text:line-break/></text:span><text:span text:style-name="T5"> <text:s text:c="19"/></text:span><text:span text:style-name="T21">${</text:span><text:span text:style-name="T28">countAbfrageKirterium</text:span><text:span text:style-name="T21">}</text:span><text:span text:style-name="T56"><text:line-break/></text:span><text:span text:style-name="T5"> <text:s text:c="15"/>) AS AnzahlPositionenInfo</text:span><text:span text:style-name="T56"><text:line-break/></text:span><text:span text:style-name="T5"> <text:s text:c="15"/>WHERE</text:span><text:span text:style-name="T56"><text:line-break/></text:span><text:span text:style-name="T5"> <text:s text:c="19"/>ib.</text:span><text:span text:style-name="T34">IDMitglied</text:span><text:span text:style-name="T5"> = ?`</text:span></text:p>
      <text:p text:style-name="P40"/>
      <text:p text:style-name="P41"/>
      <text:p text:style-name="P39">Auch vom Inhalt der Variable IdinventarBuchungenPositionenStatus wird sql erweitert um das Kriterium.</text:p>
      <text:p text:style-name="P38"><text:span text:style-name="T15">if </text:span><text:span text:style-name="T23">(</text:span><text:span text:style-name="T29">IDinventarBuchungenPositionenStatus </text:span><text:span text:style-name="T23">&amp;&amp; </text:span><text:span text:style-name="T29">IDinventarBuchungenPositionenStatus</text:span><text:span text:style-name="T23">.</text:span><text:span text:style-name="T35">length </text:span><text:span text:style-name="T23">&gt; </text:span><text:span text:style-name="T58">0</text:span><text:span text:style-name="T23">) {</text:span><text:line-break/><text:span text:style-name="T23"> <text:s text:c="3"/></text:span><text:span text:style-name="T29">sql </text:span><text:span text:style-name="T23">+= </text:span><text:span text:style-name="T7">` AND IDinventarBuchungenPositionenStatus IN (</text:span><text:span text:style-name="T23">${</text:span><text:span text:style-name="T29">IDinventarBuchungenPositionenStatus</text:span><text:span text:style-name="T23">}</text:span><text:span text:style-name="T7">) </text:span><text:span text:style-name="T23">${</text:span><text:span text:style-name="T29">orderBy</text:span><text:span text:style-name="T23">}</text:span><text:span text:style-name="T7">`</text:span><text:line-break/><text:span text:style-name="T23">}</text:span><text:span text:style-name="T15">else</text:span><text:span text:style-name="T23">{</text:span><text:line-break/><text:soft-page-break/><text:span text:style-name="T23"> <text:s text:c="3"/></text:span><text:span text:style-name="T29">sql </text:span><text:span text:style-name="T23">+= </text:span><text:span text:style-name="T29">orderBy</text:span><text:line-break/><text:span text:style-name="T23">}</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0">leihvorgangArtikel</text:span><text:span text:style-name="T23">(idMitglied, filters = {}) {</text:span><text:line-break/><text:span text:style-name="T23"> <text:s text:c="3"/></text:span><text:span text:style-name="T50">console</text:span><text:span text:style-name="T23">.</text:span><text:span text:style-name="T40">log</text:span><text:span text:style-name="T23">(</text:span><text:span text:style-name="T7">'leihvorgangverwalten idMitglied: '</text:span><text:span text:style-name="T23">, idMitglied);</text:span><text:line-break/><text:span text:style-name="T23"> <text:s text:c="3"/></text:span><text:span text:style-name="T15">return </text:span><text:span text:style-name="T50">Api</text:span><text:span text:style-name="T23">.</text:span><text:span text:style-name="T40">get</text:span><text:span text:style-name="T23">(</text:span><text:span text:style-name="T7">`/leihvorgangverwalten/mitglied/</text:span><text:span text:style-name="T23">${idMitglied}</text:span><text:span text:style-name="T7">`</text:span><text:span text:style-name="T23">, {</text:span><text:line-break/><text:span text:style-name="T23"> <text:s text:c="7"/></text:span><text:span text:style-name="T35">params</text:span><text:span text:style-name="T23">: filters</text:span><text:line-break/><text:span text:style-name="T23"> <text:s text:c="3"/>});</text:span><text:line-break/><text:span text:style-name="T23">},</text:span></text:p>
      <text:p text:style-name="P43"/>
      <text:p text:style-name="P45">Das Backend nimmt diese entgegen:</text:p>
      <text:p text:style-name="P44"><text:span text:style-name="T15">const </text:span><text:span text:style-name="T23">{ </text:span><text:span text:style-name="T29">IDinventarBuchungenPositionenStatus </text:span><text:span text:style-name="T23">} = req.</text:span><text:span text:style-name="T35">query</text:span><text:span text:style-name="T23">;</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0">module</text:span><text:span text:style-name="T23">.</text:span><text:span text:style-name="T35">exports </text:span><text:span text:style-name="T23">= Lager;</text:span></text:p>
      <text:p text:style-name="P19"/>
      <text:p text:style-name="P19">Hierzu die Klasse einbinden:</text:p>
      <text:p text:style-name="P18"><text:span text:style-name="T14">const </text:span><text:span text:style-name="T18">Lager = </text:span><text:span text:style-name="T49">require</text:span><text:span text:style-name="T18">(</text:span><text:span text:style-name="T4">"../database/Lager"</text:span><text:span text:style-name="T18">);</text:span></text:p>
      <text:p text:style-name="P17"/>
      <text:p text:style-name="P17">Die Connection kann auch als bereits geöffnete Transaktion übergeben werden:</text:p>
      <text:p text:style-name="P18"><text:span text:style-name="T27">connection</text:span><text:span text:style-name="T18">.</text:span><text:span text:style-name="T38">beginTransaction</text:span><text:span text:style-name="T18">()</text:span></text:p>
      <text:p text:style-name="P17"/>
      <text:p text:style-name="P17">Objekt erstellen und zwingend die Connection übergeben:</text:p>
      <text:p text:style-name="P18"><text:span text:style-name="T14">const </text:span><text:span text:style-name="T27">lager </text:span><text:span text:style-name="T18">= </text:span><text:span text:style-name="T14">new </text:span><text:span text:style-name="T18">Lager(</text:span><text:span text:style-name="T27">connection</text:span><text:span text:style-name="T18">);</text:span></text:p>
      <text:p text:style-name="P17"/>
      <text:p text:style-name="P17"/>
      <text:p text:style-name="P17"/>
      <text:p text:style-name="P49"><text:span text:style-name="T15">class </text:span><text:span text:style-name="T23">Lager {</text:span><text:line-break/><text:line-break/><text:span text:style-name="T23"> <text:s text:c="3"/></text:span><text:span text:style-name="T15">constructor</text:span><text:span text:style-name="T23">(connection) {</text:span><text:line-break/><text:span text:style-name="T23"> <text:s text:c="7"/></text:span><text:span text:style-name="T15">this</text:span><text:span text:style-name="T23">.</text:span><text:span text:style-name="T35">connection </text:span><text:span text:style-name="T23">= connection;</text:span><text:line-break/><text:span text:style-name="T23"> <text:s text:c="3"/>}</text:span><text:line-break/><text:line-break/><text:span text:style-name="T23"> <text:s text:c="3"/></text:span><text:span text:style-name="T15">async </text:span><text:span text:style-name="T40">lagerBuchungen</text:span><text:span text:style-name="T23">(idInventarBuchungen, idInventarArtikel, idBenutzer, idLagerAktivitaet, veraenderungBestand ){</text:span><text:line-break/><text:span text:style-name="T23"> <text:s text:c="7"/></text:span><text:span text:style-name="T15">if</text:span><text:span text:style-name="T23">(idInventarBuchungen === </text:span><text:span text:style-name="T7">'' </text:span><text:span text:style-name="T23">|| idInventarBuchungen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InventarBuchungen ist leer'</text:span><text:span text:style-name="T23">);</text:span><text:line-break/><text:span text:style-name="T23"> <text:s text:c="11"/></text:span><text:span text:style-name="T15">throw new </text:span><text:span text:style-name="T40">Error</text:span><text:span text:style-name="T23">(</text:span><text:span text:style-name="T7">'idInventarBuchungen ist leer'</text:span><text:span text:style-name="T23">);</text:span><text:line-break/><text:span text:style-name="T23"> <text:s text:c="7"/>}</text:span><text:line-break/><text:span text:style-name="T23"> <text:s text:c="7"/></text:span><text:span text:style-name="T15">if</text:span><text:span text:style-name="T23">(idInventarArtikel === </text:span><text:span text:style-name="T7">'' </text:span><text:span text:style-name="T23">|| idInventarArtikel === </text:span><text:span text:style-name="T15">undefined</text:span><text:span text:style-name="T23">){</text:span><text:line-break/><text:soft-page-break/><text:span text:style-name="T23"> <text:s text:c="11"/></text:span><text:span text:style-name="T50">console</text:span><text:span text:style-name="T23">.</text:span><text:span text:style-name="T40">log</text:span><text:span text:style-name="T23">(</text:span><text:span text:style-name="T7">'idInventarArtikel ist leer'</text:span><text:span text:style-name="T23">);</text:span><text:line-break/><text:span text:style-name="T23"> <text:s text:c="11"/></text:span><text:span text:style-name="T15">throw new </text:span><text:span text:style-name="T40">Error</text:span><text:span text:style-name="T23">(</text:span><text:span text:style-name="T7">'idInventarArtikel ist leer'</text:span><text:span text:style-name="T23">);</text:span><text:line-break/><text:span text:style-name="T23"> <text:s text:c="7"/>}</text:span><text:line-break/><text:span text:style-name="T23"> <text:s text:c="7"/></text:span><text:span text:style-name="T15">if</text:span><text:span text:style-name="T23">(idBenutzer === </text:span><text:span text:style-name="T7">'' </text:span><text:span text:style-name="T23">|| idBenutzer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Benutzer ist leer'</text:span><text:span text:style-name="T23">);</text:span><text:line-break/><text:span text:style-name="T23"> <text:s text:c="11"/></text:span><text:span text:style-name="T15">throw new </text:span><text:span text:style-name="T40">Error</text:span><text:span text:style-name="T23">(</text:span><text:span text:style-name="T7">'idBenutzer ist leer'</text:span><text:span text:style-name="T23">);</text:span><text:line-break/><text:span text:style-name="T23"> <text:s text:c="7"/>}</text:span><text:line-break/><text:span text:style-name="T23"> <text:s text:c="7"/></text:span><text:span text:style-name="T15">if</text:span><text:span text:style-name="T23">(idLagerAktivitaet === </text:span><text:span text:style-name="T7">'' </text:span><text:span text:style-name="T23">|| idLagerAktivitaet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LagerAktivitaet ist leer'</text:span><text:span text:style-name="T23">);</text:span><text:line-break/><text:span text:style-name="T23"> <text:s text:c="11"/></text:span><text:span text:style-name="T15">throw new </text:span><text:span text:style-name="T40">Error</text:span><text:span text:style-name="T23">(</text:span><text:span text:style-name="T7">'idLagerAktivitaet ist leer'</text:span><text:span text:style-name="T23">);</text:span><text:line-break/><text:span text:style-name="T23"> <text:s text:c="7"/>}</text:span><text:line-break/><text:span text:style-name="T23"> <text:s text:c="7"/></text:span><text:span text:style-name="T15">if</text:span><text:span text:style-name="T23">(veraenderungBestand === </text:span><text:span text:style-name="T7">'' </text:span><text:span text:style-name="T23">|| veraenderungBestand === </text:span><text:span text:style-name="T15">undefined </text:span><text:span text:style-name="T23">|| veraenderungBestand &lt;= </text:span><text:span text:style-name="T58">0</text:span><text:span text:style-name="T23">){</text:span><text:line-break/><text:span text:style-name="T23"> <text:s text:c="11"/></text:span><text:span text:style-name="T50">console</text:span><text:span text:style-name="T23">.</text:span><text:span text:style-name="T40">log</text:span><text:span text:style-name="T23">(</text:span><text:span text:style-name="T7">'veraenderungBestand falscher Wert'</text:span><text:span text:style-name="T23">);</text:span><text:line-break/><text:span text:style-name="T23"> <text:s text:c="11"/></text:span><text:span text:style-name="T15">throw new </text:span><text:span text:style-name="T40">Error</text:span><text:span text:style-name="T23">(</text:span><text:span text:style-name="T7">'veraenderungBestand ist leer'</text:span><text:span text:style-name="T23">); <text:s text:c="7"/>}</text:span><text:line-break/><text:line-break/><text:span text:style-name="T23"> <text:s text:c="7"/></text:span><text:span text:style-name="T46">//Aktuelle BuchungsAktivitaeten</text:span><text:line-break/><text:span text:style-name="T46"> <text:s text:c="7"/>//1 = Zugang</text:span><text:line-break/><text:span text:style-name="T46"> <text:s text:c="7"/>//2 = Abgang</text:span><text:line-break/><text:span text:style-name="T46"> <text:s text:c="7"/>//3 = storno</text:span><text:line-break/><text:line-break/><text:span text:style-name="T46"> <text:s text:c="7"/></text:span><text:span text:style-name="T15">try</text:span><text:span text:style-name="T23">{</text:span><text:line-break/><text:span text:style-name="T23"> <text:s text:c="11"/></text:span><text:span text:style-name="T15">let </text:span><text:span text:style-name="T29">sql </text:span><text:span text:style-name="T23">= </text:span><text:span text:style-name="T7">`INSERT INTO lagerBuchungen </text:span><text:line-break/><text:span text:style-name="T7"> <text:s text:c="17"/>(</text:span><text:span text:style-name="T35">IDInventarBuchungen</text:span><text:span text:style-name="T7">, </text:span><text:span text:style-name="T35">IDInventarArtikel</text:span><text:span text:style-name="T7">, </text:span><text:span text:style-name="T35">IDBenutzer</text:span><text:span text:style-name="T7">, </text:span><text:span text:style-name="T35">IDLagerAktivitaet</text:span><text:span text:style-name="T7">, </text:span><text:span text:style-name="T35">VeränderungBestand</text:span><text:span text:style-name="T7">) </text:span><text:line-break/><text:span text:style-name="T7"> <text:s text:c="17"/>VALUES (?, ?, ?, ?, ?)`</text:span><text:line-break/><text:line-break/><text:span text:style-name="T7"> <text:s text:c="11"/></text:span><text:span text:style-name="T15">const </text:span><text:span text:style-name="T29">result </text:span><text:span text:style-name="T23">= </text:span><text:span text:style-name="T15">await this</text:span><text:span text:style-name="T23">.</text:span><text:span text:style-name="T35">connection</text:span><text:span text:style-name="T23">.</text:span><text:span text:style-name="T40">execute</text:span><text:span text:style-name="T23">(</text:span><text:span text:style-name="T29">sql</text:span><text:span text:style-name="T23">, [</text:span><text:line-break/><text:span text:style-name="T23"> <text:s text:c="15"/>idInventarBuchungen,</text:span><text:line-break/><text:span text:style-name="T23"> <text:s text:c="15"/>idInventarArtikel,</text:span><text:line-break/><text:span text:style-name="T23"> <text:s text:c="15"/>idBenutzer,</text:span><text:line-break/><text:span text:style-name="T23"> <text:s text:c="15"/>idLagerAktivitaet,</text:span><text:line-break/><text:span text:style-name="T23"> <text:s text:c="15"/>veraenderungBestand</text:span><text:line-break/><text:span text:style-name="T23"> <text:s text:c="11"/>]);</text:span><text:line-break/><text:line-break/><text:span text:style-name="T23"> <text:s text:c="11"/></text:span><text:span text:style-name="T15">return true</text:span><text:span text:style-name="T23">;</text:span><text:line-break/><text:span text:style-name="T23"> <text:s text:c="7"/>}</text:span><text:span text:style-name="T15">catch</text:span><text:span text:style-name="T23">(error){</text:span><text:line-break/><text:span text:style-name="T23"> <text:s text:c="11"/></text:span><text:span text:style-name="T50">console</text:span><text:span text:style-name="T23">.</text:span><text:span text:style-name="T40">log</text:span><text:span text:style-name="T23">(</text:span><text:span text:style-name="T7">'FEHLER: lagerBuchungen'</text:span><text:span text:style-name="T23">, error);</text:span><text:line-break/><text:span text:style-name="T23"> <text:s text:c="11"/></text:span><text:span text:style-name="T15">throw </text:span><text:span text:style-name="T23">error; <text:s text:c="7"/>}</text:span><text:line-break/><text:line-break/><text:span text:style-name="T23"> <text:s text:c="3"/>}</text:span><text:line-break/><text:line-break/><text:span text:style-name="T23"> <text:s text:c="3"/></text:span><text:span text:style-name="T15">async </text:span><text:span text:style-name="T40">lagerBestandAenderung</text:span><text:span text:style-name="T23">(menge, idInventarArtikel){</text:span><text:line-break/><text:span text:style-name="T23"> <text:s text:c="7"/></text:span><text:span text:style-name="T46">//Lagerbestands-Änderung vornehmen.</text:span><text:line-break/><text:span text:style-name="T46"> <text:s text:c="7"/>//Für Bestandsänderung</text:span><text:line-break/><text:line-break/><text:span text:style-name="T46"> <text:s text:c="7"/></text:span><text:span text:style-name="T15">if</text:span><text:span text:style-name="T23">(menge === </text:span><text:span text:style-name="T7">'' </text:span><text:span text:style-name="T23">|| menge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menge ist leer'</text:span><text:span text:style-name="T23">);</text:span><text:line-break/><text:span text:style-name="T23"> <text:s text:c="11"/></text:span><text:span text:style-name="T15">throw new </text:span><text:span text:style-name="T40">Error</text:span><text:span text:style-name="T23">(</text:span><text:span text:style-name="T7">'menge ist leer'</text:span><text:span text:style-name="T23">);</text:span><text:line-break/><text:span text:style-name="T23"> <text:s text:c="7"/>}</text:span><text:line-break/><text:span text:style-name="T23"> <text:s text:c="7"/></text:span><text:span text:style-name="T15">if</text:span><text:span text:style-name="T23">(idInventarArtikel === </text:span><text:span text:style-name="T7">'' </text:span><text:span text:style-name="T23">|| idInventarArtikel === </text:span><text:span text:style-name="T15">undefined</text:span><text:span text:style-name="T23">){</text:span><text:line-break/><text:span text:style-name="T23"> <text:s text:c="11"/></text:span><text:span text:style-name="T50">console</text:span><text:span text:style-name="T23">.</text:span><text:span text:style-name="T40">log</text:span><text:span text:style-name="T23">(</text:span><text:span text:style-name="T7">'idInventarArtikel ist leer'</text:span><text:span text:style-name="T23">);</text:span><text:line-break/><text:span text:style-name="T23"> <text:s text:c="11"/></text:span><text:span text:style-name="T15">throw new </text:span><text:span text:style-name="T40">Error</text:span><text:span text:style-name="T23">(</text:span><text:span text:style-name="T7">'idInventarArtikel ist leer'</text:span><text:span text:style-name="T23">);</text:span><text:line-break/><text:span text:style-name="T23"> <text:s text:c="7"/>}</text:span><text:line-break/><text:line-break/><text:span text:style-name="T23"> <text:s text:c="7"/></text:span><text:span text:style-name="T15">let </text:span><text:span text:style-name="T29">sql </text:span><text:span text:style-name="T23">= </text:span><text:span text:style-name="T7">`UPDATE lager SET </text:span><text:span text:style-name="T35">Bestand</text:span><text:span text:style-name="T7"> = </text:span><text:span text:style-name="T35">Bestand</text:span><text:span text:style-name="T7"> + ? WHERE </text:span><text:span text:style-name="T35">IDInventarArtikel</text:span><text:span text:style-name="T7"> = ?`</text:span><text:line-break/><text:span text:style-name="T7"> <text:s text:c="7"/></text:span><text:span text:style-name="T15">try</text:span><text:span text:style-name="T23">{</text:span><text:line-break/><text:span text:style-name="T23"> <text:s text:c="11"/></text:span><text:span text:style-name="T15">const </text:span><text:span text:style-name="T29">result </text:span><text:span text:style-name="T23">= </text:span><text:span text:style-name="T15">await this</text:span><text:span text:style-name="T23">.</text:span><text:span text:style-name="T35">connection</text:span><text:span text:style-name="T23">.</text:span><text:span text:style-name="T40">execute</text:span><text:span text:style-name="T23">(</text:span><text:span text:style-name="T29">sql</text:span><text:span text:style-name="T23">, [menge, idInventarArtikel]);</text:span><text:line-break/><text:span text:style-name="T23"> <text:s text:c="7"/>}</text:span><text:span text:style-name="T15">catch</text:span><text:span text:style-name="T23">(err){</text:span><text:line-break/><text:span text:style-name="T23"> <text:s text:c="11"/></text:span><text:span text:style-name="T15">throw </text:span><text:span text:style-name="T23">err;</text:span><text:line-break/><text:span text:style-name="T23"> <text:s text:c="7"/>}</text:span><text:line-break/><text:soft-page-break/><text:line-break/><text:span text:style-name="T23"> <text:s text:c="3"/>}</text:span><text:line-break/><text:line-break/><text:line-break/><text:span text:style-name="T23">}</text:span><text:line-break/><text:line-break/><text:span text:style-name="T50">module</text:span><text:span text:style-name="T23">.</text:span><text:span text:style-name="T35">exports </text:span><text:span text:style-name="T23">= Lager;</text:span></text:p>
      <text:p text:style-name="P48"/>
      <text:h text:style-name="P197"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3">I</text:span>n der Tabelle <text:span text:style-name="T66">inventarBuchungenPositionen</text:span> sind sämtliche ausgeliehen Artikel enthalten. Die Menge der jeweiligen Position wird bei der Buchung aufgeteilt in einzelne Buchungen, da jeder Artikel eine externeID bekommen kann, die ich Vorfeld nicht <text:span text:style-name="T69">kenne</text:span>. </text:p>
      <text:p text:style-name="P9">Der Gedanke ist nun, dass jede Position einen Status erhält, damit auch Positionsebene ein Artikel zurück gegeben werden kann. Wenn zum Beispiel eine Person 2 Hexenpeter ausl<text:span text:style-name="T70">ei</text:span>ht und einen davon zurückgibt, kann dieser wieder in den Bestand eingebucht werden, ohne das dazu der Eintrag in der Tabelle <text:span text:style-name="T66">inventarBuchungen</text:span> zwingend geändert werden muss, da die verliehene Artikel in der <text:span text:style-name="T53">inventarBuchungenPositionen</text:span><text:span text:style-name="T52"> verwaltet werden. </text:span></text:p>
      <text:p text:style-name="P74"/>
      <text:p text:style-name="P9">Die Tabelle <text:span text:style-name="T66">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66">inventarBuchungenPositionenStatus</text:span>, dient dazu um den jeweiligen Status einer Position zu definieren. Ich <text:span text:style-name="T70">habe </text:span>mich dafür entschieden, die jeweilige Position bei einem Tau<text:span text:style-name="T71">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74">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text:soft-page-break/>Die offenen Leihvorgänge nach Mitglieder abrufen:</text:p>
      <text:p text:style-name="P82"><text:span text:style-name="T44">// Hier werden alle Mitglieder abgerufen</text:span><text:line-break/><text:span text:style-name="T18">onMounted(</text:span><text:span text:style-name="T14">async </text:span><text:span text:style-name="T18">() =&gt; {</text:span><text:line-break/><text:span text:style-name="T18"> <text:s/></text:span><text:span text:style-name="T14">try </text:span><text:span text:style-name="T18">{</text:span><text:line-break/><text:span text:style-name="T18"> <text:s text:c="3"/></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Verwalten</text:span><text:span text:style-name="T18">();</text:span><text:line-break/><text:span text:style-name="T18"> <text:s text:c="3"/></text:span><text:span text:style-name="T27">leihvorgaengeMitgliederAbrufen</text:span><text:span text:style-name="T18">.</text:span><text:span text:style-name="T32">value </text:span><text:span text:style-name="T18">= </text:span><text:span text:style-name="T27">response</text:span><text:span text:style-name="T18">.</text:span><text:span text:style-name="T32">data</text:span><text:span text:style-name="T18">.</text:span><text:span text:style-name="T38">map</text:span><text:span text:style-name="T18">(member =&gt; ({</text:span><text:line-break/><text:span text:style-name="T18"> <text:s text:c="5"/>...member,</text:span><text:line-break/><text:span text:style-name="T18"> <text:s text:c="5"/></text:span><text:span text:style-name="T32">leihvorgaengeArtikelDetails</text:span><text:span text:style-name="T18">: [],</text:span><text:line-break/><text:span text:style-name="T18"> <text:s text:c="5"/></text:span><text:span text:style-name="T32">dataLoaded</text:span><text:span text:style-name="T18">: </text:span><text:span text:style-name="T14">false</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leihvorgaengeMitgliederAbrufen erfolgreich'</text:span><text:span text:style-name="T18">, </text:span><text:span text:style-name="T27">leihvorgaengeMitgliederAbrufen</text:span><text:span text:style-name="T18">.</text:span><text:span text:style-name="T32">value</text:span><text:span text:style-name="T18">);</text:span><text:line-break/><text:span text:style-name="T18"> <text:s/>} </text:span><text:span text:style-name="T14">catch </text:span><text:span text:style-name="T18">(error) {</text:span><text:line-break/><text:span text:style-name="T18"> <text:s text:c="3"/></text:span><text:span text:style-name="T49">console</text:span><text:span text:style-name="T18">.</text:span><text:span text:style-name="T38">log</text:span><text:span text:style-name="T18">(</text:span><text:span text:style-name="T4">'Abruf der Daten leihvorgaengeMitgliederAbrufen fehlgeschlagen'</text:span><text:span text:style-name="T18">, error);</text:span><text:line-break/><text:span text:style-name="T18"> <text:s/>}</text:span><text:line-break/><text:span text:style-name="T18">});</text:span></text:p>
      <text:p text:style-name="P81"/>
      <text:p text:style-name="P81">Mit klick auf das expansion Element werden die verliehene Artikel abgerufen:</text:p>
      <text:p text:style-name="Standard"/>
      <text:p text:style-name="P80"><text:span text:style-name="T44">// Mit Klick auf eines der Mitglieder werden die verliehene Artikel je Mitglied abgerufen</text:span><text:line-break/><text:span text:style-name="T14">async function </text:span><text:span text:style-name="T38">expansionForLeihvorgang</text:span><text:span text:style-name="T18">(member) {</text:span><text:line-break/><text:span text:style-name="T18"> <text:s/></text:span><text:span text:style-name="T14">if </text:span><text:span text:style-name="T18">(!member.</text:span><text:span text:style-name="T32">dataLoaded</text:span><text:span text:style-name="T18">) {</text:span><text:line-break/><text:span text:style-name="T18"> <text:s text:c="3"/></text:span><text:span text:style-name="T14">try </text:span><text:span text:style-name="T18">{</text:span><text:line-break/><text:span text:style-name="T18"> <text:s text:c="5"/></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Artikel</text:span><text:span text:style-name="T18">(member.</text:span><text:span text:style-name="T32">easyVereinMitglied_id</text:span><text:span text:style-name="T18">);</text:span><text:line-break/><text:span text:style-name="T18"> <text:s text:c="5"/>member.</text:span><text:span text:style-name="T32">leihvorgaengeArtikelDetails </text:span><text:span text:style-name="T18">= </text:span><text:span text:style-name="T27">response</text:span><text:span text:style-name="T18">.</text:span><text:span text:style-name="T32">data</text:span><text:span text:style-name="T18">;</text:span><text:line-break/><text:span text:style-name="T18"> <text:s text:c="5"/>member.</text:span><text:span text:style-name="T32">dataLoaded </text:span><text:span text:style-name="T18">= </text:span><text:span text:style-name="T14">true</text:span><text:span text:style-name="T18">;</text:span><text:line-break/><text:span text:style-name="T18"> <text:s text:c="5"/></text:span><text:span text:style-name="T44">//Der Gesamtpreis kommt auch über die Abfrage, wird aber in ein separates Element des Objekte member geschrieben</text:span><text:line-break/><text:span text:style-name="T44"> <text:s text:c="5"/></text:span><text:span text:style-name="T18">member.</text:span><text:span text:style-name="T32">gesamtPreis </text:span><text:span text:style-name="T18">= member.</text:span><text:span text:style-name="T32">leihvorgaengeArtikelDetails</text:span><text:span text:style-name="T18">[</text:span><text:span text:style-name="T57">0</text:span><text:span text:style-name="T18">].inventarBuchungenPositionen_GesamtPreis</text:span><text:line-break/><text:span text:style-name="T18"> <text:s text:c="5"/>member.</text:span><text:span text:style-name="T32">anzahlArtikel </text:span><text:span text:style-name="T18">= member.</text:span><text:span text:style-name="T32">leihvorgaengeArtikelDetails</text:span><text:span text:style-name="T18">[</text:span><text:span text:style-name="T57">0</text:span><text:span text:style-name="T18">].inventarBuchungenPositionen_Count</text:span><text:line-break/><text:span text:style-name="T18"> <text:s text:c="5"/></text:span><text:span text:style-name="T49">console</text:span><text:span text:style-name="T18">.</text:span><text:span text:style-name="T38">log</text:span><text:span text:style-name="T18">(</text:span><text:span text:style-name="T4">`Leihvorgänge für Mitglied </text:span><text:span text:style-name="T18">${member.</text:span><text:span text:style-name="T32">easyVereinMitglied_id</text:span><text:span text:style-name="T18">}</text:span><text:span text:style-name="T4"> erfolgreich`</text:span><text:span text:style-name="T18">, member.</text:span><text:span text:style-name="T32">leihvorgaengeArtikelDetails</text:span><text:span text:style-name="T18">);</text:span><text:line-break/><text:span text:style-name="T18"> <text:s text:c="3"/>} </text:span><text:span text:style-name="T14">catch </text:span><text:span text:style-name="T18">(error) {</text:span><text:line-break/><text:span text:style-name="T18"> <text:s text:c="5"/></text:span><text:span text:style-name="T49">console</text:span><text:span text:style-name="T18">.</text:span><text:span text:style-name="T38">log</text:span><text:span text:style-name="T18">(</text:span><text:span text:style-name="T4">`Abruf der Daten für Mitglied </text:span><text:span text:style-name="T18">${member.</text:span><text:span text:style-name="T32">easyVereinMitglied_id</text:span><text:span text:style-name="T18">}</text:span><text:span text:style-name="T4"> fehlgeschlagen`</text:span><text:span text:style-name="T18">, error);</text:span><text:line-break/><text:span text:style-name="T18"> <text:s text:c="3"/>}</text:span><text:line-break/><text:span text:style-name="T18"> <text:s/>}</text:span><text:line-break/><text:span text:style-name="T18">}</text:span></text:p>
      <text:p text:style-name="Standard"/>
      <text:p text:style-name="P84"><text:span text:style-name="T72">Hierbei ist zu beachten, dass die Daten beim Backend nur einmal abgerufen werden. Dies wird</text:span><text:span text:style-name="T33"> </text:span>durch member.dataLoaded <text:span text:style-name="T73">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55">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2">showDialogRuecknahmeArtikel</text:span><text:span text:style-name="T18">: {</text:span><text:line-break/><text:span text:style-name="T18"> <text:s text:c="3"/></text:span><text:span text:style-name="T32">showDialog</text:span><text:span text:style-name="T18">: </text:span><text:span text:style-name="T14">false</text:span><text:span text:style-name="T18">,</text:span><text:line-break/><text:span text:style-name="T18"> <text:s text:c="3"/></text:span><text:span text:style-name="T32">IDinventarBuchungenPositionen</text:span><text:span text:style-name="T18">: </text:span><text:span text:style-name="T57">0</text:span><text:span text:style-name="T18">,</text:span><text:line-break/><text:span text:style-name="T18"> <text:s text:c="3"/></text:span><text:span text:style-name="T32">bemerkung</text:span><text:span text:style-name="T18">: </text:span><text:span text:style-name="T4">''</text:span><text:span text:style-name="T18">,</text:span><text:line-break/><text:soft-page-break/><text:span text:style-name="T18"> <text:s text:c="3"/></text:span><text:span text:style-name="T32">artikelDetails</text:span><text:span text:style-name="T18">: [],</text:span><text:line-break/><text:span text:style-name="T18"> <text:s text:c="3"/></text:span><text:span text:style-name="T32">artikelZustand</text:span><text:span text:style-name="T18">: </text:span><text:span text:style-name="T4">''</text:span><text:span text:style-name="T18">,</text:span><text:line-break/><text:span text:style-name="T18"> <text:s text:c="3"/></text:span><text:span text:style-name="T32">memberName</text:span><text:span text:style-name="T18">: </text:span><text:span text:style-name="T4">''</text:span><text:line-break/><text:span text:style-name="T18">},</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39">setShowDialogRuecknahmeArtikel</text:span><text:span text:style-name="T19">(state, value){</text:span><text:span text:style-name="T75"><text:line-break/></text:span><text:span text:style-name="T19"> <text:s text:c="3"/></text:span><text:span text:style-name="T45">//Wird ein Artikel zurückgegeben, wird dieser hier gespeichert</text:span><text:span text:style-name="T75"><text:line-break/></text:span><text:span text:style-name="T45"> <text:s text:c="3"/>//damit dieser im Hauptformular LeihvorgangVerwalten verarbeitet werden kann</text:span><text:span text:style-name="T75"><text:line-break/><text:line-break/></text:span><text:span text:style-name="T18">state.</text:span><text:span text:style-name="T32">showDialogRuecknahmeArtikel</text:span><text:span text:style-name="T18">.</text:span><text:span text:style-name="T32">showDialog </text:span><text:span text:style-name="T18">= value.</text:span><text:span text:style-name="T32">showDialog</text:span><text:line-break/><text:line-break/><text:span text:style-name="T14">if</text:span><text:span text:style-name="T18">(value.</text:span><text:span text:style-name="T32">IDinventarBuchungenPositionen </text:span><text:span text:style-name="T18">!== </text:span><text:span text:style-name="T4">'' </text:span><text:span text:style-name="T18">&amp;&amp; value.</text:span><text:span text:style-name="T32">IDinventarBuchungenPositionen </text:span><text:span text:style-name="T18">&gt; </text:span><text:span text:style-name="T57">0</text:span><text:span text:style-name="T18">){</text:span><text:line-break/><text:span text:style-name="T18"> <text:s text:c="3"/>state.</text:span><text:span text:style-name="T32">showDialogRuecknahmeArtikel</text:span><text:span text:style-name="T18">.</text:span><text:span text:style-name="T32">IDinventarBuchungenPositionen </text:span><text:span text:style-name="T18">= value.</text:span><text:span text:style-name="T32">IDinventarBuchungenPositionen</text:span><text:span text:style-name="T18">;</text:span><text:line-break/><text:span text:style-name="T18">}</text:span><text:line-break/><text:span text:style-name="T14">if</text:span><text:span text:style-name="T18">(value.</text:span><text:span text:style-name="T32">bemerkung</text:span><text:span text:style-name="T18">.</text:span><text:span text:style-name="T32">length </text:span><text:span text:style-name="T18">&gt; </text:span><text:span text:style-name="T57">0 </text:span><text:span text:style-name="T18">&amp;&amp; value.</text:span><text:span text:style-name="T32">bemerkung </text:span><text:span text:style-name="T18">!== </text:span><text:span text:style-name="T4">''</text:span><text:span text:style-name="T18">){</text:span><text:line-break/><text:span text:style-name="T18"> <text:s text:c="2"/>state.</text:span><text:span text:style-name="T32">showDialogRuecknahmeArtikel</text:span><text:span text:style-name="T18">.</text:span><text:span text:style-name="T32">bemerkung </text:span><text:span text:style-name="T18">= value.</text:span><text:span text:style-name="T32">bemerkung</text:span><text:span text:style-name="T18">;</text:span><text:line-break/><text:span text:style-name="T18">}</text:span><text:line-break/><text:span text:style-name="T14">if </text:span><text:span text:style-name="T18">(value.</text:span><text:span text:style-name="T32">artikelDetails </text:span><text:span text:style-name="T18">&amp;&amp; </text:span><text:span text:style-name="T49">Object</text:span><text:span text:style-name="T18">.</text:span><text:span text:style-name="T38">keys</text:span><text:span text:style-name="T18">(value.</text:span><text:span text:style-name="T32">artikelDetails</text:span><text:span text:style-name="T18">).</text:span><text:span text:style-name="T32">length </text:span><text:span text:style-name="T18">&gt; </text:span><text:span text:style-name="T57">0</text:span><text:span text:style-name="T18">) {</text:span><text:line-break/><text:span text:style-name="T18"> <text:s text:c="3"/>state.</text:span><text:span text:style-name="T32">showDialogRuecknahmeArtikel</text:span><text:span text:style-name="T18">.</text:span><text:span text:style-name="T32">artikelDetails </text:span><text:span text:style-name="T18">= value.</text:span><text:span text:style-name="T32">artikelDetails</text:span><text:span text:style-name="T18">;</text:span><text:line-break/><text:span text:style-name="T18">}</text:span><text:line-break/><text:span text:style-name="T14">if</text:span><text:span text:style-name="T18">(value.</text:span><text:span text:style-name="T32">artikelZustand</text:span><text:span text:style-name="T18">.</text:span><text:span text:style-name="T32">length </text:span><text:span text:style-name="T18">&gt; </text:span><text:span text:style-name="T57">0 </text:span><text:span text:style-name="T18">&amp;&amp; value.</text:span><text:span text:style-name="T32">artikelZustand </text:span><text:span text:style-name="T18">!== </text:span><text:span text:style-name="T4">''</text:span><text:span text:style-name="T18">){</text:span><text:line-break/><text:span text:style-name="T18"> <text:s text:c="3"/>state.</text:span><text:span text:style-name="T32">showDialogRuecknahmeArtikel</text:span><text:span text:style-name="T18">.</text:span><text:span text:style-name="T32">artikelZustand </text:span><text:span text:style-name="T18">= value.</text:span><text:span text:style-name="T32">artikelZustand</text:span><text:span text:style-name="T18">;</text:span><text:line-break/><text:span text:style-name="T18">}</text:span><text:line-break/><text:span text:style-name="T14">if</text:span><text:span text:style-name="T18">(value.</text:span><text:span text:style-name="T32">memberName</text:span><text:span text:style-name="T18">.</text:span><text:span text:style-name="T32">length </text:span><text:span text:style-name="T18">&gt; </text:span><text:span text:style-name="T57">0 </text:span><text:span text:style-name="T18">&amp;&amp; value.</text:span><text:span text:style-name="T32">memberName </text:span><text:span text:style-name="T18">!== </text:span><text:span text:style-name="T4">''</text:span><text:span text:style-name="T18">){</text:span><text:line-break/><text:span text:style-name="T18"> <text:s text:c="3"/>state.</text:span><text:span text:style-name="T32">showDialogRuecknahmeArtikel</text:span><text:span text:style-name="T18">.</text:span><text:span text:style-name="T32">memberName </text:span><text:span text:style-name="T18">= value.</text:span><text:span text:style-name="T32">memberName</text:span><text:span text:style-name="T18">;</text:span><text:line-break/><text:span text:style-name="T18">}</text:span></text:p>
      <text:p text:style-name="P85"/>
      <text:p text:style-name="P85">Besonderheit: <text:s/><text:span text:style-name="T49">Object</text:span><text:span text:style-name="T18">.</text:span><text:span text:style-name="T38">keys</text:span><text:span text:style-name="T18">(value.</text:span><text:span text:style-name="T32">artikelDetails</text:span><text:span text:style-name="T18">).</text:span><text:span text:style-name="T32">length </text:span><text:span text:style-name="T18">&gt; </text:span><text:span text:style-name="T57">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0">ohne vuex-Store</text:span><text:bookmark-end text:name="__RefHeading___Toc13468_2902930553"/></text:h>
      <text:p text:style-name="P135">Die Komponente die die Daten entgegen nimmt, das entsprechende Objekt in props definieren:</text:p>
      <text:p text:style-name="P135"/>
      <text:p text:style-name="P136"><text:span text:style-name="T14">const </text:span><text:span text:style-name="T27">props </text:span><text:span text:style-name="T18">= </text:span><text:span text:style-name="T49">defineProps</text:span><text:span text:style-name="T18">({</text:span><text:line-break/><text:span text:style-name="T18"> <text:s/></text:span><text:span text:style-name="T32">member</text:span><text:span text:style-name="T18">: </text:span><text:span text:style-name="T49">Object</text:span><text:line-break/><text:span text:style-name="T18">})</text:span></text:p>
      <text:p text:style-name="P135"/>
      <text:p text:style-name="P135">In der Komponente die übergibt ein Objekt definieren z.B.</text:p>
      <text:p text:style-name="P135"/>
      <text:p text:style-name="P136"><text:span text:style-name="T14">const </text:span><text:span text:style-name="T27">member </text:span><text:span text:style-name="T18">= ref({});</text:span></text:p>
      <text:p text:style-name="P135"/>
      <text:p text:style-name="P135">An die gewünschte Komponente übergeben:</text:p>
      <text:p text:style-name="P136"><text:span text:style-name="T61">&lt;DialogArtikelTausch </text:span><text:span text:style-name="T63">:member</text:span><text:span text:style-name="T4">="</text:span><text:span text:style-name="T32">selectedMember</text:span><text:span text:style-name="T4">"</text:span><text:span text:style-name="T61">/&gt;</text:span></text:p>
      <text:p text:style-name="P85"/>
      <text:p text:style-name="P135">Innerhalb der übergebenen Komponenten kann dann wie folgt darauf zugegriffen werden</text:p>
      <text:p text:style-name="P135"/>
      <text:p text:style-name="P136"><text:span text:style-name="T49">console</text:span><text:span text:style-name="T18">.</text:span><text:span text:style-name="T38">log</text:span><text:span text:style-name="T18">(</text:span><text:span text:style-name="T4">'member'</text:span><text:span text:style-name="T18">,</text:span><text:span text:style-name="T27">props</text:span><text:span text:style-name="T18">.</text:span><text:span text:style-name="T32">member</text:span><text:span text:style-name="T18">);</text:span></text:p>
      <text:p text:style-name="P135"/>
      <text:h text:style-name="Heading_20_2" text:outline-level="2"><text:bookmark-start text:name="__RefHeading___Toc374185_3394150493"/><text:soft-page-break/><text:span text:style-name="T78">v</text:span>-select <text:span text:style-name="T77">mit Backenddaten füllen </text:span><text:span text:style-name="T89">(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76">i =&gt; i.Bezeichnung</text:span>"</text:p>
      <text:p text:style-name="P27">:item-value="<text:span text:style-name="T76">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63">:items</text:span><text:span text:style-name="T4">="</text:span><text:span text:style-name="T32">stateItems</text:span><text:span text:style-name="T4">"</text:span><text:line-break/><text:span text:style-name="T63">:item-title</text:span><text:span text:style-name="T4">="</text:span><text:span text:style-name="T18">pr =&gt; pr.Bezeichnung</text:span><text:span text:style-name="T4">"</text:span><text:line-break/><text:span text:style-name="T63">:item-value</text:span><text:span text:style-name="T4">="</text:span><text:span text:style-name="T18">pr =&gt; pr.IDInventarZustand</text:span><text:span text:style-name="T4">"</text:span></text:p>
      <text:p text:style-name="P25"/>
      <text:p text:style-name="P25"/>
      <text:p text:style-name="P26"><text:span text:style-name="T61">&lt;v-select</text:span><text:line-break/><text:span text:style-name="T61"> <text:s text:c="3"/></text:span><text:span text:style-name="T63">v-model</text:span><text:span text:style-name="T4">="</text:span><text:span text:style-name="T32">selectedItem</text:span><text:span text:style-name="T4">"</text:span><text:line-break/><text:span text:style-name="T4"> <text:s text:c="3"/></text:span><text:span text:style-name="T63">:items</text:span><text:span text:style-name="T4">="</text:span><text:span text:style-name="T32">stateItems</text:span><text:span text:style-name="T4">"</text:span><text:line-break/><text:span text:style-name="T4"> <text:s text:c="3"/></text:span><text:span text:style-name="T63">:item-title</text:span><text:span text:style-name="T4">="</text:span><text:span text:style-name="T18">pr =&gt; pr.Bezeichnung</text:span><text:span text:style-name="T4">"</text:span><text:line-break/><text:span text:style-name="T4"> <text:s text:c="3"/></text:span><text:span text:style-name="T63">:item-value</text:span><text:span text:style-name="T4">="</text:span><text:span text:style-name="T18">pr =&gt; pr.IDInventarZustand</text:span><text:span text:style-name="T4">"</text:span><text:line-break/><text:span text:style-name="T4"> <text:s text:c="3"/></text:span><text:span text:style-name="T63">label</text:span><text:span text:style-name="T4">="Bitte den Zustand wählen"</text:span><text:line-break/><text:span text:style-name="T4"> <text:s text:c="3"/></text:span><text:span text:style-name="T63">persistent-hint</text:span><text:line-break/><text:span text:style-name="T63"> <text:s text:c="3"/>return-object</text:span><text:line-break/><text:span text:style-name="T63"> <text:s text:c="3"/>single-line</text:span><text:line-break/><text:span text:style-name="T61">&gt;&lt;/v-select&gt;</text:span><text:line-break/></text:p>
      <text:p text:style-name="P25"/>
      <text:p text:style-name="Standard">ODER</text:p>
      <text:p text:style-name="P179">Wenn kein Objekt an das v-model übergeben werden soll/muss, dann dieses Vorgehensweise verwenden: auf das „return-object“ verzichten, und <text:s/>title und value wie hier aufführen ohne :</text:p>
      <text:p text:style-name="P179">item-title="ExterneNummer" <text:s/></text:p>
      <text:p text:style-name="P179">item-value="ID"</text:p>
      <text:p text:style-name="P178"><text:span text:style-name="T26"><text:s text:c="2"/></text:span><text:span text:style-name="T61">&lt;v-select</text:span><text:line-break/><text:span text:style-name="T61"> <text:s text:c="3"/></text:span><text:span text:style-name="T63">v-for</text:span><text:span text:style-name="T4">="</text:span><text:span text:style-name="T27">i </text:span><text:span text:style-name="T14">in </text:span><text:span text:style-name="T32">dialogFormFields</text:span><text:span text:style-name="T4">" </text:span><text:span text:style-name="T63">:key</text:span><text:span text:style-name="T4">="</text:span><text:span text:style-name="T27">i</text:span><text:span text:style-name="T4">"</text:span><text:line-break/><text:span text:style-name="T4"> <text:s text:c="3"/></text:span><text:span text:style-name="T63">v-model</text:span><text:span text:style-name="T4">="</text:span><text:span text:style-name="T32">textInventarNummern</text:span><text:span text:style-name="T18">[</text:span><text:span text:style-name="T27">i </text:span><text:span text:style-name="T18">- </text:span><text:span text:style-name="T57">1</text:span><text:span text:style-name="T18">]</text:span><text:span text:style-name="T4">"</text:span><text:line-break/><text:span text:style-name="T4"> <text:s text:c="3"/></text:span><text:span text:style-name="T63">:items</text:span><text:span text:style-name="T4">="</text:span><text:span text:style-name="T32">inventarExterneNummern</text:span><text:span text:style-name="T4">"</text:span><text:line-break/><text:span text:style-name="T4"> <text:s text:c="3"/></text:span><text:span text:style-name="T63">item-title</text:span><text:span text:style-name="T4">="ExterneNummer"</text:span><text:line-break/><text:span text:style-name="T4"> <text:s text:c="3"/></text:span><text:span text:style-name="T63">item-value</text:span><text:span text:style-name="T4">="</text:span><text:span text:style-name="T6">ID</text:span><text:span text:style-name="T4">"</text:span><text:line-break/><text:span text:style-name="T4"> <text:s text:c="3"/></text:span><text:span text:style-name="T63">label</text:span><text:span text:style-name="T4">="Bitte eine Inventar-Nummer wählen"</text:span><text:line-break/><text:span text:style-name="T4"> <text:s text:c="3"/></text:span><text:span text:style-name="T63">persistent-hint</text:span><text:line-break/><text:span text:style-name="T63"> <text:s text:c="3"/>single-line</text:span><text:line-break/><text:span text:style-name="T61">&gt;&lt;/v-select&gt;</text:span></text:p>
      <text:p text:style-name="P177"/>
      <text:h text:style-name="P199" text:outline-level="2"><text:bookmark-start text:name="__RefHeading___Toc374185_33941504931"/><text:span text:style-name="T78">v</text:span>-select <text:span text:style-name="T77">mit Backenddaten füllen </text:span><text:span text:style-name="T89">(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44">//Aufbereitung fürs Select mit Subtitle</text:span><text:line-break/><text:span text:style-name="T14">function </text:span><text:span text:style-name="T38">itemProbs</text:span><text:span text:style-name="T18">(stateItemsArtikel){</text:span><text:line-break/><text:span text:style-name="T18"> <text:s/></text:span><text:span text:style-name="T14">return </text:span><text:span text:style-name="T18">{</text:span><text:line-break/><text:span text:style-name="T18"> <text:s text:c="3"/></text:span><text:span text:style-name="T32">title</text:span><text:span text:style-name="T18">: </text:span><text:span text:style-name="T4">`</text:span><text:line-break/><text:soft-page-break/><text:span text:style-name="T4"> <text:s text:c="13"/>Bestand: </text:span><text:span text:style-name="T18">${</text:span><text:span text:style-name="T38">parseInt</text:span><text:span text:style-name="T18">(stateItemsArtikel.</text:span><text:span text:style-name="T32">Bestand</text:span><text:span text:style-name="T18">.</text:span><text:span text:style-name="T38">toString</text:span><text:span text:style-name="T18">())}</text:span><text:line-break/><text:span text:style-name="T4"> <text:s text:c="13"/>Farbe: </text:span><text:span text:style-name="T18">${stateItemsArtikel.</text:span><text:span text:style-name="T32">Farbe</text:span><text:span text:style-name="T18">}</text:span><text:line-break/><text:span text:style-name="T4"> <text:s text:c="13"/>Größe: </text:span><text:span text:style-name="T18">${stateItemsArtikel.</text:span><text:span text:style-name="T32">Konfektionsgroesse</text:span><text:span text:style-name="T18">}</text:span><text:line-break/><text:span text:style-name="T4"> <text:s text:c="13"/>Preis: </text:span><text:span text:style-name="T18">${ </text:span><text:span text:style-name="T49">Math</text:span><text:span text:style-name="T18">.</text:span><text:span text:style-name="T38">round</text:span><text:span text:style-name="T18">(((stateItemsArtikel.</text:span><text:span text:style-name="T32">Preis</text:span><text:span text:style-name="T18">) *</text:span><text:span text:style-name="T57">100</text:span><text:span text:style-name="T18">) /</text:span><text:span text:style-name="T57">100</text:span><text:span text:style-name="T18">).</text:span><text:span text:style-name="T38">toFixed</text:span><text:span text:style-name="T18">(</text:span><text:span text:style-name="T57">2</text:span><text:span text:style-name="T18">) }</text:span><text:span text:style-name="T4"> €</text:span><text:line-break/><text:span text:style-name="T4"> <text:s text:c="13"/>`</text:span><text:span text:style-name="T18">,</text:span><text:line-break/><text:span text:style-name="T18"> <text:s text:c="3"/></text:span><text:span text:style-name="T32">subtitle</text:span><text:span text:style-name="T18">: stateItemsArtikel.</text:span><text:span text:style-name="T32">ArtikelBezeichnung</text:span><text:span text:style-name="T18">,</text:span><text:line-break/><text:span text:style-name="T18"> <text:s text:c="3"/></text:span><text:span text:style-name="T32">disabled</text:span><text:span text:style-name="T18">: </text:span><text:span text:style-name="T38">parseInt</text:span><text:span text:style-name="T18">(stateItemsArtikel.</text:span><text:span text:style-name="T32">Bestand</text:span><text:span text:style-name="T18">.</text:span><text:span text:style-name="T38">toString</text:span><text:span text:style-name="T18">()) === </text:span><text:span text:style-name="T57">0</text:span><text:span text:style-name="T18">, </text:span><text:span text:style-name="T44">//Wenn Bestand 0 dann Eintrag disabled</text:span><text:line-break/><text:line-break/><text:line-break/><text:span text:style-name="T44"> <text:s/></text:span><text:span text:style-name="T18">}</text:span><text:line-break/><text:span text:style-name="T18">}</text:span></text:p>
      <text:p text:style-name="P132"/>
      <text:p text:style-name="P132">Das eigentliche v-select Element wie hier:</text:p>
      <text:p text:style-name="P133"><text:span text:style-name="T61">&lt;v-select</text:span><text:line-break/><text:span text:style-name="T61"> <text:s text:c="3"/></text:span><text:span text:style-name="T63">v-model</text:span><text:span text:style-name="T4">="</text:span><text:span text:style-name="T32">selectedItemNewChoose</text:span><text:span text:style-name="T4">"</text:span><text:line-break/><text:span text:style-name="T4"> <text:s text:c="3"/></text:span><text:span text:style-name="T63">:item-props</text:span><text:span text:style-name="T4">="</text:span><text:span text:style-name="T38">itemProbs</text:span><text:span text:style-name="T4">"</text:span><text:line-break/><text:span text:style-name="T4"> <text:s text:c="3"/></text:span><text:span text:style-name="T63">:items</text:span><text:span text:style-name="T4">="</text:span><text:span text:style-name="T32">stateItemsArtikel</text:span><text:span text:style-name="T4">"</text:span><text:line-break/><text:span text:style-name="T4"> <text:s text:c="3"/></text:span><text:span text:style-name="T63">label</text:span><text:span text:style-name="T4">="Bitte den neuen Artikel wählen"</text:span><text:line-break/><text:span text:style-name="T4"> <text:s text:c="3"/></text:span><text:span text:style-name="T63">persistent-hint</text:span><text:line-break/><text:span text:style-name="T63"> <text:s text:c="3"/>return-object</text:span><text:line-break/><text:span text:style-name="T63"> <text:s text:c="3"/>single-line</text:span><text:line-break/><text:span text:style-name="T63"> <text:s text:c="3"/></text:span><text:span text:style-name="T32">@update</text:span><text:span text:style-name="T63">:modelValue</text:span><text:span text:style-name="T4">="</text:span><text:span text:style-name="T38">handleSelectionChange</text:span><text:span text:style-name="T4">"</text:span><text:line-break/><text:span text:style-name="T61">&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44">// Ref zur Verfolgung der erweiterten Panels</text:span><text:line-break/><text:span text:style-name="T14">const </text:span><text:span text:style-name="T27">expandedPanels </text:span><text:span text:style-name="T18">= ref([]);</text:span></text:p>
      <text:p text:style-name="P88"/>
      <text:p text:style-name="P88">2. Im v-expansion-panles integrieren</text:p>
      <text:p text:style-name="P89"><text:span text:style-name="T61">&lt;v-expansion-panels </text:span><text:span text:style-name="T63">v-model</text:span><text:span text:style-name="T4">="</text:span><text:span text:style-name="T32">expandedPanels</text:span><text:span text:style-name="T4">" </text:span><text:span text:style-name="T63">multiple</text:span><text:span text:style-name="T61">&gt;</text:span><text:line-break/></text:p>
      <text:p text:style-name="P88"/>
      <text:p text:style-name="P88">3. Gewünschtes Element an eine vorhande ID binden, WICHTIG, da sonst die Zuordnung nicht funktioniert!</text:p>
      <text:p text:style-name="P89"><text:span text:style-name="T44">&lt;!-- Checkbox wird nur angezeigt, wenn das Panel erweitert ist --&gt;</text:span><text:line-break/><text:span text:style-name="T61">&lt;v-checkbox </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span text:style-name="T61">&gt;</text:span><text:span text:style-name="T18">offene</text:span><text:span text:style-name="T61">&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44">// Reaktives Objekt zur Verfolgung des Checkbox-Status</text:span><text:line-break/><text:span text:style-name="T14">const </text:span><text:span text:style-name="T27">checkedItems </text:span><text:span text:style-name="T18">= ref({}); </text:span><text:span text:style-name="T44">// { [ID]: Boolean }</text:span></text:p>
      <text:p text:style-name="P90"/>
      <text:p text:style-name="P90">2. v-model und event Listener @change hinzufügen. Hier ist wieder wichtig, dass eine ID übergeben wird bzw. das Objekt bei @change. In diesem Fall item</text:p>
      <text:p text:style-name="P91"><text:span text:style-name="T61">&lt;v-checkbox</text:span><text:line-break/><text:span text:style-name="T61"> <text:s text:c="3"/></text:span><text:span text:style-name="T63">color</text:span><text:span text:style-name="T4">="orange"</text:span><text:line-break/><text:span text:style-name="T4"> <text:s text:c="3"/></text:span><text:span text:style-name="T63">label</text:span><text:span text:style-name="T4">="ausgeliehen"</text:span><text:line-break/><text:soft-page-break/><text:span text:style-name="T4"> <text:s text:c="3"/></text:span><text:span text:style-name="T63">value</text:span><text:span text:style-name="T4">="orange"</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change</text:span><text:span text:style-name="T4">="</text:span><text:span text:style-name="T38">handleCheckboxChange</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checkbox&gt;</text:span></text:p>
      <text:p text:style-name="P90"/>
      <text:p text:style-name="P92">3. function zum behandlen des Events</text:p>
      <text:p text:style-name="P93"><text:span text:style-name="T14">function </text:span><text:span text:style-name="T38">handleCheckboxChange</text:span><text:span text:style-name="T18">(item) {</text:span><text:line-break/><text:span text:style-name="T18"> <text:s/></text:span><text:span text:style-name="T14">const </text:span><text:span text:style-name="T27">isChecked </text:span><text:span text:style-name="T18">= </text:span><text:span text:style-name="T27">checkedItems</text:span><text:span text:style-name="T18">.</text:span><text:span text:style-name="T32">value</text:span><text:span text:style-name="T18">[item.</text:span><text:span text:style-name="T32">easyVereinMitglied_id</text:span><text:span text:style-name="T18">];</text:span><text:line-break/><text:span text:style-name="T18"> <text:s/></text:span><text:span text:style-name="T49">console</text:span><text:span text:style-name="T18">.</text:span><text:span text:style-name="T38">log</text:span><text:span text:style-name="T18">(</text:span><text:span text:style-name="T4">`Checkbox für ID </text:span><text:span text:style-name="T18">${item.</text:span><text:span text:style-name="T32">easyVereinMitglied_id</text:span><text:span text:style-name="T18">}</text:span><text:span text:style-name="T4"> ist jetzt </text:span><text:span text:style-name="T18">${</text:span><text:span text:style-name="T27">isChecked </text:span><text:span text:style-name="T18">? </text:span><text:span text:style-name="T4">'gecheckt' </text:span><text:span text:style-name="T18">: </text:span><text:span text:style-name="T4">'nicht gecheckt'</text:span><text:span text:style-name="T18">}</text:span><text:span text:style-name="T4">`</text:span><text:span text:style-name="T18">);</text:span><text:line-break/><text:line-break/><text:span text:style-name="T18"> <text:s/></text:span><text:span text:style-name="T14">if</text:span><text:span text:style-name="T18">(</text:span><text:span text:style-name="T27">isChecked</text:span><text:span text:style-name="T18">){</text:span><text:line-break/><text:span text:style-name="T18"> <text:s text:c="3"/></text:span><text:span text:style-name="T44">// Beispiel: Füge die ID zu einer Liste hinzu</text:span><text:line-break/><text:span text:style-name="T44"> <text:s text:c="3"/>// checkedIDs.value.push(item.easyVereinMitglied_id);</text:span><text:line-break/><text:span text:style-name="T44"> <text:s text:c="3"/></text:span><text:span text:style-name="T49">console</text:span><text:span text:style-name="T18">.</text:span><text:span text:style-name="T38">log</text:span><text:span text:style-name="T18">(</text:span><text:span text:style-name="T4">'gecheckt'</text:span><text:span text:style-name="T18">)</text:span><text:line-break/><text:span text:style-name="T18"> <text:s/>} </text:span><text:span text:style-name="T14">else</text:span><text:span text:style-name="T18">{</text:span><text:line-break/><text:span text:style-name="T18"> <text:s text:c="3"/></text:span><text:span text:style-name="T44">// Beispiel: Entferne die ID aus einer Liste</text:span><text:line-break/><text:span text:style-name="T44"> <text:s text:c="3"/>// const index = checkedIDs.value.indexOf(item.easyVereinMitglied_id);</text:span><text:line-break/><text:span text:style-name="T44"> <text:s text:c="3"/>// if(index &gt; -1) checkedIDs.value.splice(index, 1);</text:span><text:line-break/><text:span text:style-name="T44"> <text:s text:c="3"/></text:span><text:span text:style-name="T49">console</text:span><text:span text:style-name="T18">.</text:span><text:span text:style-name="T38">log</text:span><text:span text:style-name="T18">(</text:span><text:span text:style-name="T4">'nicht gecheckt'</text:span><text:span text:style-name="T18">)</text:span><text:line-break/><text:span text:style-name="T18"> <text:s/>}</text:span><text:line-break/><text:line-break/><text:span text:style-name="T18"> <text:s/></text:span><text:span text:style-name="T44">// Weitere Logik hier, z.B. API-Aufrufe</text:span><text:line-break/><text:span text:style-name="T18">}</text:span></text:p>
      <text:p text:style-name="P92"/>
      <text:p text:style-name="P94"><text:span text:style-name="T76">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44">// Funktion zur Initialisierung von checkedItems basierend auf leihvorgaengeMitgliederAbrufen</text:span><text:line-break/><text:span text:style-name="T14">function </text:span><text:span text:style-name="T38">initializeCheckedItems</text:span><text:span text:style-name="T18">(){</text:span><text:line-break/><text:span text:style-name="T18"> <text:s/></text:span><text:span text:style-name="T27">leihvorgaengeMitgliederAbrufen</text:span><text:span text:style-name="T18">.</text:span><text:span text:style-name="T32">value</text:span><text:span text:style-name="T18">.</text:span><text:span text:style-name="T38">forEach</text:span><text:span text:style-name="T18">(item =&gt; {</text:span><text:line-break/><text:span text:style-name="T18"> <text:s text:c="3"/></text:span><text:span text:style-name="T14">if </text:span><text:span text:style-name="T18">(!(item.</text:span><text:span text:style-name="T32">easyVereinMitglied_id </text:span><text:span text:style-name="T14">in </text:span><text:span text:style-name="T27">checkedItems</text:span><text:span text:style-name="T18">)) {</text:span><text:line-break/><text:span text:style-name="T18"> <text:s text:c="5"/></text:span><text:span text:style-name="T27">checkedItems</text:span><text:span text:style-name="T18">[item.</text:span><text:span text:style-name="T32">easyVereinMitglied_id</text:span><text:span text:style-name="T18">] = {</text:span><text:line-break/><text:span text:style-name="T18"> <text:s text:c="7"/></text:span><text:span text:style-name="T32">ausgeliehen</text:span><text:span text:style-name="T18">: </text:span><text:span text:style-name="T14">true</text:span><text:span text:style-name="T18">, <text:s text:c="3"/></text:span><text:span text:style-name="T44">// Standardmäßig gecheckt</text:span><text:line-break/><text:span text:style-name="T44"> <text:s text:c="7"/></text:span><text:span text:style-name="T32">abgeschlossen</text:span><text:span text:style-name="T18">: </text:span><text:span text:style-name="T14">false </text:span><text:span text:style-name="T44">// Standardmäßig nicht gecheckt</text:span><text:line-break/><text:span text:style-name="T44"> <text:s text:c="5"/></text:span><text:span text:style-name="T18">};</text:span><text:line-break/><text:span text:style-name="T18"> <text:s text:c="5"/></text:span><text:span text:style-name="T49">console</text:span><text:span text:style-name="T18">.</text:span><text:span text:style-name="T38">log</text:span><text:span text:style-name="T18">(</text:span><text:span text:style-name="T4">`Checkboxen für ID </text:span><text:span text:style-name="T18">${item.</text:span><text:span text:style-name="T32">easyVereinMitglied_id</text:span><text:span text:style-name="T18">.</text:span><text:span text:style-name="T32">ausgeliehen</text:span><text:span text:style-name="T18">}</text:span><text:span text:style-name="T4"> initialisiert`</text:span><text:span text:style-name="T18">);</text:span><text:line-break/><text:span text:style-name="T18"> <text:s text:c="3"/>}</text:span><text:line-break/><text:span text:style-name="T18"> <text:s/>});</text:span><text:line-break/><text:span text:style-name="T18"> <text:s/></text:span><text:span text:style-name="T49">console</text:span><text:span text:style-name="T18">.</text:span><text:span text:style-name="T38">log</text:span><text:span text:style-name="T18">(</text:span><text:span text:style-name="T4">'checkedItems nach Initialisierung:'</text:span><text:span text:style-name="T18">, </text:span><text:span text:style-name="T27">checkedItems</text:span><text:span text:style-name="T18">);</text:span><text:line-break/><text:span text:style-name="T18">}</text:span></text:p>
      <text:p text:style-name="P95"/>
      <text:p text:style-name="P95">Aufgerufen wird die Funktion in onMounted:</text:p>
      <text:p text:style-name="P96"><text:span text:style-name="T18">onMounted(</text:span><text:span text:style-name="T14">async </text:span><text:span text:style-name="T18">() =&gt; {</text:span><text:line-break/><text:span text:style-name="T18"> <text:s/></text:span><text:span text:style-name="T14">try </text:span><text:span text:style-name="T18">{</text:span><text:line-break/><text:span text:style-name="T18"> <text:s text:c="3"/></text:span><text:span text:style-name="T14">const </text:span><text:span text:style-name="T27">response </text:span><text:span text:style-name="T18">= </text:span><text:span text:style-name="T14">await </text:span><text:span text:style-name="T49">AuthenticationService</text:span><text:span text:style-name="T18">.</text:span><text:span text:style-name="T38">leihvorgangVerwalten</text:span><text:span text:style-name="T18">();</text:span><text:line-break/><text:soft-page-break/><text:span text:style-name="T18"> <text:s text:c="3"/></text:span><text:span text:style-name="T27">leihvorgaengeMitgliederAbrufen</text:span><text:span text:style-name="T18">.</text:span><text:span text:style-name="T32">value </text:span><text:span text:style-name="T18">= </text:span><text:span text:style-name="T27">response</text:span><text:span text:style-name="T18">.</text:span><text:span text:style-name="T32">data</text:span><text:span text:style-name="T18">.</text:span><text:span text:style-name="T38">map</text:span><text:span text:style-name="T18">(member =&gt; ({</text:span><text:line-break/><text:span text:style-name="T18"> <text:s text:c="5"/>...member,</text:span><text:line-break/><text:span text:style-name="T18"> <text:s text:c="5"/></text:span><text:span text:style-name="T32">leihvorgaengeArtikelDetails</text:span><text:span text:style-name="T18">: [],</text:span><text:line-break/><text:span text:style-name="T18"> <text:s text:c="5"/></text:span><text:span text:style-name="T32">dataLoaded</text:span><text:span text:style-name="T18">: </text:span><text:span text:style-name="T14">false</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leihvorgaengeMitgliederAbrufen erfolgreich'</text:span><text:span text:style-name="T18">, </text:span><text:span text:style-name="T27">leihvorgaengeMitgliederAbrufen</text:span><text:span text:style-name="T18">.</text:span><text:span text:style-name="T32">value</text:span><text:span text:style-name="T18">);</text:span><text:line-break/><text:span text:style-name="T18"> <text:s/>} </text:span><text:span text:style-name="T14">catch </text:span><text:span text:style-name="T18">(error) {</text:span><text:line-break/><text:span text:style-name="T18"> <text:s text:c="3"/></text:span><text:span text:style-name="T49">console</text:span><text:span text:style-name="T18">.</text:span><text:span text:style-name="T38">log</text:span><text:span text:style-name="T18">(</text:span><text:span text:style-name="T4">'Abruf der Daten leihvorgaengeMitgliederAbrufen fehlgeschlagen'</text:span><text:span text:style-name="T18">, error);</text:span><text:line-break/><text:span text:style-name="T18"> <text:s/>}</text:span><text:line-break/><text:span text:style-name="T18"> <text:s/></text:span><text:span text:style-name="T38">initializeCheckedItems</text:span><text:span text:style-name="T18">() </text:span><text:span text:style-name="T44">//checkt die Checkbox ausgeliehen standardmäßig</text:span><text:line-break/><text:span text:style-name="T18">});</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44">// Funktion zur Initialisierung von checkedItems basierend auf leihvorgaengeMitgliederAbrufen</text:span><text:line-break/><text:span text:style-name="T14">function </text:span><text:span text:style-name="T38">initializeCheckedItems</text:span><text:span text:style-name="T18">(){</text:span><text:line-break/><text:span text:style-name="T18"> <text:s/></text:span><text:span text:style-name="T27">leihvorgaengeMitgliederAbrufen</text:span><text:span text:style-name="T18">.</text:span><text:span text:style-name="T32">value</text:span><text:span text:style-name="T18">.</text:span><text:span text:style-name="T38">forEach</text:span><text:span text:style-name="T18">(item =&gt; {</text:span><text:line-break/><text:span text:style-name="T18"> <text:s text:c="3"/></text:span><text:span text:style-name="T14">if </text:span><text:span text:style-name="T18">(!(item.</text:span><text:span text:style-name="T32">easyVereinMitglied_id </text:span><text:span text:style-name="T14">in </text:span><text:span text:style-name="T27">checkedItems</text:span><text:span text:style-name="T18">)) {</text:span><text:line-break/><text:span text:style-name="T18"> <text:s text:c="5"/></text:span><text:span text:style-name="T27">checkedItems</text:span><text:span text:style-name="T18">[item.</text:span><text:span text:style-name="T32">easyVereinMitglied_id</text:span><text:span text:style-name="T18">] = {</text:span><text:line-break/><text:span text:style-name="T18"> <text:s text:c="7"/></text:span><text:span text:style-name="T32">ausgeliehen</text:span><text:span text:style-name="T18">: </text:span><text:span text:style-name="T14">true</text:span><text:span text:style-name="T18">, <text:s text:c="3"/></text:span><text:span text:style-name="T44">// Standardmäßig gecheckt</text:span><text:line-break/><text:span text:style-name="T44"> <text:s text:c="7"/></text:span><text:span text:style-name="T32">abgeschlossen</text:span><text:span text:style-name="T18">: </text:span><text:span text:style-name="T14">false </text:span><text:span text:style-name="T44">// Standardmäßig nicht gecheckt</text:span><text:line-break/><text:span text:style-name="T44"> <text:s text:c="5"/></text:span><text:span text:style-name="T18">};</text:span><text:line-break/><text:span text:style-name="T18"> <text:s text:c="5"/></text:span><text:span text:style-name="T49">console</text:span><text:span text:style-name="T18">.</text:span><text:span text:style-name="T38">log</text:span><text:span text:style-name="T18">(</text:span><text:span text:style-name="T4">`Checkboxen für ID </text:span><text:span text:style-name="T18">${item.</text:span><text:span text:style-name="T32">easyVereinMitglied_id</text:span><text:span text:style-name="T18">.</text:span><text:span text:style-name="T32">ausgeliehen</text:span><text:span text:style-name="T18">}</text:span><text:span text:style-name="T4"> initialisiert`</text:span><text:span text:style-name="T18">);</text:span><text:line-break/><text:span text:style-name="T18"> <text:s text:c="3"/>}</text:span><text:line-break/><text:span text:style-name="T18"> <text:s/>});</text:span><text:line-break/><text:span text:style-name="T18"> <text:s/></text:span><text:span text:style-name="T49">console</text:span><text:span text:style-name="T18">.</text:span><text:span text:style-name="T38">log</text:span><text:span text:style-name="T18">(</text:span><text:span text:style-name="T4">'checkedItems nach Initialisierung:'</text:span><text:span text:style-name="T18">, </text:span><text:span text:style-name="T27">checkedItems</text:span><text:span text:style-name="T18">);</text:span><text:line-break/><text:span text:style-name="T18">}</text:span><text:line-break/><text:line-break/><text:span text:style-name="T14">function </text:span><text:span text:style-name="T38">handleCheckboxAusgeliehen</text:span><text:span text:style-name="T18">(item) {</text:span><text:line-break/><text:span text:style-name="T18"> <text:s/></text:span><text:span text:style-name="T14">const </text:span><text:span text:style-name="T27">isChecked </text:span><text:span text:style-name="T18">= </text:span><text:span text:style-name="T27">checkedItems</text:span><text:span text:style-name="T18">[item.</text:span><text:span text:style-name="T32">easyVereinMitglied_id</text:span><text:span text:style-name="T18">.</text:span><text:span text:style-name="T32">ausgeliehen</text:span><text:span text:style-name="T18">];</text:span><text:line-break/><text:span text:style-name="T18"> <text:s/></text:span><text:span text:style-name="T49">console</text:span><text:span text:style-name="T18">.</text:span><text:span text:style-name="T38">log</text:span><text:span text:style-name="T18">(</text:span><text:span text:style-name="T4">`Checkbox für ID </text:span><text:span text:style-name="T18">${item.</text:span><text:span text:style-name="T32">easyVereinMitglied_id</text:span><text:span text:style-name="T18">.</text:span><text:span text:style-name="T32">ausgeliehen</text:span><text:span text:style-name="T18">}</text:span><text:span text:style-name="T4"> ist jetzt </text:span><text:span text:style-name="T18">${</text:span><text:span text:style-name="T27">isChecked </text:span><text:span text:style-name="T18">? </text:span><text:span text:style-name="T4">'gecheckt' </text:span><text:span text:style-name="T18">: </text:span><text:span text:style-name="T4">'nicht gecheckt'</text:span><text:span text:style-name="T18">}</text:span><text:span text:style-name="T4">`</text:span><text:span text:style-name="T18">);</text:span><text:line-break/><text:line-break/><text:span text:style-name="T18"> <text:s/></text:span><text:span text:style-name="T14">if</text:span><text:span text:style-name="T18">(</text:span><text:span text:style-name="T27">isChecked</text:span><text:span text:style-name="T18">){</text:span><text:line-break/><text:span text:style-name="T18"> <text:s text:c="3"/></text:span><text:span text:style-name="T44">// Beispiel: Füge die ID zu einer Liste hinzu</text:span><text:line-break/><text:span text:style-name="T44"> <text:s text:c="3"/>// checkedIDs.value.push(item.easyVereinMitglied_id);</text:span><text:line-break/><text:span text:style-name="T44"> <text:s text:c="3"/></text:span><text:span text:style-name="T49">console</text:span><text:span text:style-name="T18">.</text:span><text:span text:style-name="T38">log</text:span><text:span text:style-name="T18">(</text:span><text:span text:style-name="T4">'handleCheckboxOffen gecheckt'</text:span><text:span text:style-name="T18">)</text:span><text:line-break/><text:span text:style-name="T18"> <text:s/>} </text:span><text:span text:style-name="T14">else</text:span><text:span text:style-name="T18">{</text:span><text:line-break/><text:span text:style-name="T18"> <text:s text:c="3"/></text:span><text:span text:style-name="T44">// Beispiel: Entferne die ID aus einer Liste</text:span><text:line-break/><text:span text:style-name="T44"> <text:s text:c="3"/>// const index = checkedIDs.value.indexOf(item.easyVereinMitglied_id);</text:span><text:line-break/><text:span text:style-name="T44"> <text:s text:c="3"/>// if(index &gt; -1) checkedIDs.value.splice(index, 1);</text:span><text:line-break/><text:span text:style-name="T44"> <text:s text:c="3"/></text:span><text:span text:style-name="T49">console</text:span><text:span text:style-name="T18">.</text:span><text:span text:style-name="T38">log</text:span><text:span text:style-name="T18">(</text:span><text:span text:style-name="T4">'handleCheckboxOffen nicht gecheckt'</text:span><text:span text:style-name="T18">)</text:span><text:line-break/><text:span text:style-name="T18"> <text:s/>}</text:span><text:line-break/><text:line-break/><text:span text:style-name="T18">}</text:span></text:p>
      <text:p text:style-name="P97"/>
      <text:p text:style-name="P97">Somit kann ich auf das jeweilige Event der jeweiligen Chechkox reagieren.</text:p>
      <text:p text:style-name="P97"><text:span text:style-name="T76">WICHTIG</text:span> ist, damit der Standardwert in der o.g. Funktion funktionert, darf value in der v-checkbox nicht gesetzt sein, sonst funktioniert das nicht!</text:p>
      <text:p text:style-name="P97"/>
      <text:p text:style-name="P98"><text:span text:style-name="T61">&lt;v-checkbox</text:span><text:line-break/><text:span text:style-name="T61"> <text:s text:c="3"/></text:span><text:span text:style-name="T63">class</text:span><text:span text:style-name="T4">="ml-3"</text:span><text:line-break/><text:span text:style-name="T4"> <text:s text:c="3"/></text:span><text:span text:style-name="T63">color</text:span><text:span text:style-name="T4">="orange"</text:span><text:line-break/><text:span text:style-name="T4"> <text:s text:c="3"/></text:span><text:span text:style-name="T63">label</text:span><text:span text:style-name="T4">="ausgeliehen"</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32">ausgeliehen</text:span><text:span text:style-name="T4">"</text:span><text:line-break/><text:span text:style-name="T4"> <text:s text:c="3"/></text:span><text:span text:style-name="T63">@change</text:span><text:span text:style-name="T4">="</text:span><text:span text:style-name="T38">handleCheckboxAusgeliehen</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oft-page-break/><text:span text:style-name="T61">&gt;&lt;/v-checkbox&gt;</text:span><text:line-break/><text:span text:style-name="T61">&lt;v-checkbox</text:span><text:line-break/><text:span text:style-name="T61"> <text:s text:c="3"/></text:span><text:span text:style-name="T63">color</text:span><text:span text:style-name="T4">="green"</text:span><text:line-break/><text:span text:style-name="T4"> <text:s text:c="3"/></text:span><text:span text:style-name="T63">label</text:span><text:span text:style-name="T4">="abgeschlossen"</text:span><text:line-break/><text:span text:style-name="T4"> <text:s text:c="3"/></text:span><text:span text:style-name="T63">hide-details</text:span><text:line-break/><text:span text:style-name="T63"> <text:s text:c="3"/>v-model</text:span><text:span text:style-name="T4">="</text:span><text:span text:style-name="T32">checkedItems</text:span><text:span text:style-name="T18">[</text:span><text:span text:style-name="T27">item</text:span><text:span text:style-name="T18">.</text:span><text:span text:style-name="T32">easyVereinMitglied_id</text:span><text:span text:style-name="T18">].</text:span><text:span text:style-name="T32">abgeschlossen</text:span><text:span text:style-name="T4">"</text:span><text:line-break/><text:span text:style-name="T4"> <text:s text:c="3"/></text:span><text:span text:style-name="T63">@change</text:span><text:span text:style-name="T4">="</text:span><text:span text:style-name="T38">handleCheckboxAbgeschlossen</text:span><text:span text:style-name="T18">(</text:span><text:span text:style-name="T27">item</text:span><text:span text:style-name="T18">)</text:span><text:span text:style-name="T4">"</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checkbox&gt;</text:span></text:p>
      <text:p text:style-name="P97"/>
      <text:p text:style-name="P97"/>
      <text:h text:style-name="Heading_20_2" text:outline-level="2"><text:bookmark-start text:name="__RefHeading___Toc750791_3394150493"/>reactive() <text:span text:style-name="T79">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undefined <text:span text:style-name="T85">mit if </text:span>abfangen<text:bookmark-end text:name="__RefHeading___Toc948267_3394150493"/></text:h>
      <text:p text:style-name="P101"><text:span text:style-name="T14">if </text:span><text:span text:style-name="T18">(</text:span><text:span text:style-name="T27">IDinventarBuchungenPositionenStatus </text:span><text:span text:style-name="T18">&amp;&amp; </text:span><text:span text:style-name="T27">IDinventarBuchungenPositionenStatus</text:span><text:span text:style-name="T18">.</text:span><text:span text:style-name="T32">length </text:span><text:span text:style-name="T18">&gt; </text:span><text:span text:style-name="T57">0</text:span><text:span text:style-name="T18">) {</text:span><text:line-break/>}</text:p>
      <text:p text:style-name="P100"/>
      <text:p text:style-name="P102">oder</text:p>
      <text:p text:style-name="P102"/>
      <text:p text:style-name="P103"><text:span text:style-name="T14">if</text:span><text:span text:style-name="T18">(value.</text:span><text:span text:style-name="T32">checkedStateAusgeliehen </text:span><text:span text:style-name="T18">!== </text:span><text:span text:style-name="T14">undefined</text:span><text:span text:style-name="T18">){</text:span><text:span text:style-name="T20">}</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1">&lt;v-icon</text:span><text:line-break/><text:span text:style-name="T61"> <text:s text:c="3"/></text:span><text:span text:style-name="T63">:color</text:span><text:span text:style-name="T4">="</text:span><text:span text:style-name="T27">itemArtikelDetails</text:span><text:span text:style-name="T18">.inventarBuchungenPositionen_IDinventarBuchungenPositionenStatus === </text:span><text:span text:style-name="T57">1 </text:span><text:span text:style-name="T18">? </text:span><text:span text:style-name="T4">'orange' </text:span><text:span text:style-name="T18">: </text:span><text:span text:style-name="T4">'green'"</text:span><text:line-break/><text:span text:style-name="T61">&gt;</text:span><text:line-break/><text:span text:style-name="T61"> <text:s/></text:span><text:span text:style-name="T18">{{</text:span><text:span text:style-name="T22"> itemArtikelDetails.inventarBuchungenPositionen_IDinventarBuchungenPositionenStatus === 1 ? 'mdi-share' : 'mdi-lock' </text:span><text:span text:style-name="T18">}}</text:span><text:line-break/><text:span text:style-name="T61">&lt;/v-icon&gt;</text:span></text:p>
      <text:p text:style-name="P106"/>
      <text:p text:style-name="P159">oder mit Text:</text:p>
      <text:p text:style-name="P159"/>
      <text:p text:style-name="P160"><text:span text:style-name="T18">{{</text:span><text:span text:style-name="T22"> item.ExterneInventarNummerPflicht === 1 ? 'Externe Nr. erfassen*' : 'Externe Nr. erfassen' </text:span><text:span text:style-name="T18">}}</text:span></text:p>
      <text:p text:style-name="P159"/>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38">setShowAusgeliehenAbgeschlossen</text:span><text:span text:style-name="T18">(state, value) {</text:span><text:line-break/><text:span text:style-name="T18"> <text:s text:c="3"/></text:span><text:span text:style-name="T14">const </text:span><text:span text:style-name="T27">existingItem </text:span><text:span text:style-name="T18">= state.</text:span><text:span text:style-name="T32">showAusgeliehenAbgeschlossen</text:span><text:span text:style-name="T18">.</text:span><text:span text:style-name="T38">find</text:span><text:span text:style-name="T18">(</text:span><text:line-break/><text:span text:style-name="T18"> <text:s text:c="7"/>(item) =&gt; item.</text:span><text:span text:style-name="T32">idMitglied </text:span><text:span text:style-name="T18">=== value.</text:span><text:span text:style-name="T32">idMitglied</text:span><text:line-break/><text:span text:style-name="T32"> <text:s text:c="3"/></text:span><text:span text:style-name="T18">);</text:span><text:line-break/><text:line-break/><text:span text:style-name="T18"> <text:s text:c="3"/></text:span><text:span text:style-name="T14">if </text:span><text:span text:style-name="T18">(</text:span><text:span text:style-name="T27">existingItem</text:span><text:span text:style-name="T18">) {</text:span><text:line-break/><text:span text:style-name="T18"> <text:s text:c="7"/></text:span><text:span text:style-name="T44">// Aktualisiere nur die übergebenen Eigenschaften</text:span><text:line-break/><text:span text:style-name="T44"> <text:s text:c="7"/></text:span><text:span text:style-name="T14">if </text:span><text:span text:style-name="T18">(value.</text:span><text:span text:style-name="T32">checkedStateAusgeliehen </text:span><text:span text:style-name="T18">!== </text:span><text:span text:style-name="T14">undefined</text:span><text:span text:style-name="T18">) {</text:span><text:line-break/><text:span text:style-name="T18"> <text:s text:c="11"/></text:span><text:span text:style-name="T27">existingItem</text:span><text:span text:style-name="T18">.</text:span><text:span text:style-name="T32">checkedStateAusgeliehen </text:span><text:span text:style-name="T18">= value.</text:span><text:span text:style-name="T32">checkedStateAusgeliehen</text:span><text:span text:style-name="T18">;</text:span><text:line-break/><text:span text:style-name="T18"> <text:s text:c="7"/>}</text:span><text:line-break/><text:span text:style-name="T18"> <text:s text:c="7"/></text:span><text:span text:style-name="T14">if </text:span><text:span text:style-name="T18">(value.</text:span><text:span text:style-name="T32">checkedStateAbgeschlossen </text:span><text:span text:style-name="T18">!== </text:span><text:span text:style-name="T14">undefined</text:span><text:span text:style-name="T18">) {</text:span><text:line-break/><text:span text:style-name="T18"> <text:s text:c="11"/></text:span><text:span text:style-name="T27">existingItem</text:span><text:span text:style-name="T18">.</text:span><text:span text:style-name="T32">checkedStateAbgeschlossen </text:span><text:span text:style-name="T18">= value.</text:span><text:span text:style-name="T32">checkedStateAbgeschlossen</text:span><text:span text:style-name="T18">;</text:span><text:line-break/><text:span text:style-name="T18"> <text:s text:c="7"/>}</text:span><text:line-break/><text:span text:style-name="T18"> <text:s text:c="3"/>} </text:span><text:span text:style-name="T14">else </text:span><text:span text:style-name="T18">{</text:span><text:line-break/><text:span text:style-name="T18"> <text:s text:c="7"/></text:span><text:span text:style-name="T44">// Füge ein neues Element mit Standardwerten hinzu</text:span><text:line-break/><text:span text:style-name="T44"> <text:s text:c="7"/></text:span><text:span text:style-name="T14">const </text:span><text:span text:style-name="T27">newItem </text:span><text:span text:style-name="T18">= {</text:span><text:line-break/><text:span text:style-name="T18"> <text:s text:c="11"/></text:span><text:span text:style-name="T32">idMitglied</text:span><text:span text:style-name="T18">: value.</text:span><text:span text:style-name="T32">idMitglied</text:span><text:span text:style-name="T18">,</text:span><text:line-break/><text:span text:style-name="T18"> <text:s text:c="11"/></text:span><text:span text:style-name="T32">checkedStateAusgeliehen</text:span><text:span text:style-name="T18">: value.</text:span><text:span text:style-name="T32">checkedStateAusgeliehen </text:span><text:span text:style-name="T18">!== </text:span><text:span text:style-name="T14">undefined </text:span><text:span text:style-name="T18">? value.</text:span><text:span text:style-name="T32">checkedStateAusgeliehen </text:span><text:span text:style-name="T18">: </text:span><text:span text:style-name="T14">true</text:span><text:span text:style-name="T18">, </text:span><text:span text:style-name="T44">// Standardwert</text:span><text:line-break/><text:span text:style-name="T44"> <text:s text:c="11"/></text:span><text:span text:style-name="T32">checkedStateAbgeschlossen</text:span><text:span text:style-name="T18">: value.</text:span><text:span text:style-name="T32">checkedStateAbgeschlossen </text:span><text:span text:style-name="T18">!== </text:span><text:span text:style-name="T14">undefined </text:span><text:span text:style-name="T18">? value.</text:span><text:span text:style-name="T32">checkedStateAbgeschlossen </text:span><text:span text:style-name="T18">: </text:span><text:span text:style-name="T14">false</text:span><text:span text:style-name="T18">, </text:span><text:span text:style-name="T44">// Standardwert</text:span><text:line-break/><text:span text:style-name="T44"> <text:s text:c="7"/></text:span><text:span text:style-name="T18">};</text:span><text:line-break/><text:span text:style-name="T18"> <text:s text:c="7"/>state.</text:span><text:span text:style-name="T32">showAusgeliehenAbgeschlossen</text:span><text:span text:style-name="T18">.</text:span><text:span text:style-name="T38">push</text:span><text:span text:style-name="T18">(</text:span><text:span text:style-name="T27">newItem</text:span><text:span text:style-name="T18">);</text:span><text:line-break/><text:span text:style-name="T18"> <text:s text:c="3"/>}</text:span><text:line-break/><text:line-break/><text:span text:style-name="T18"> <text:s text:c="3"/></text:span><text:span text:style-name="T49">console</text:span><text:span text:style-name="T18">.</text:span><text:span text:style-name="T38">log</text:span><text:span text:style-name="T18">(</text:span><text:span text:style-name="T4">'vuex state.showAusgeliehenAbgeschlossen'</text:span><text:span text:style-name="T18">, state.</text:span><text:span text:style-name="T32">showAusgeliehenAbgeschlossen</text:span><text:span text:style-name="T18">);</text:span><text:line-break/><text:span text:style-name="T18">},</text:span><text:line-break/></text:p>
      <text:p text:style-name="P107"/>
      <text:p text:style-name="P107">3. Action anlegen:</text:p>
      <text:p text:style-name="P108"><text:span text:style-name="T38">setShowAusgeliehenAbgeschlossen</text:span><text:span text:style-name="T18">( { commit }, value){</text:span><text:line-break/><text:span text:style-name="T18"> <text:s text:c="3"/>commit(</text:span><text:span text:style-name="T4">'setShowAusgeliehenAbgeschlossen'</text:span><text:span text:style-name="T18">, value)</text:span><text:line-break/><text:span text:style-name="T18">}</text:span></text:p>
      <text:p text:style-name="P107"/>
      <text:p text:style-name="P107">4. Getter anlegen, der die Daten eines bestimmten Mitglieds zurück gibt:</text:p>
      <text:p text:style-name="P108"><text:span text:style-name="T38">getShowAusgeliehenAbgeschlossen</text:span><text:span text:style-name="T18">: (state) =&gt; (idMitglied) =&gt; {</text:span><text:line-break/><text:span text:style-name="T18"> <text:s text:c="3"/></text:span><text:span text:style-name="T14">return </text:span><text:span text:style-name="T18">state.</text:span><text:span text:style-name="T32">showAusgeliehenAbgeschlossen</text:span><text:span text:style-name="T18">.</text:span><text:span text:style-name="T38">find</text:span><text:span text:style-name="T18">(</text:span><text:line-break/><text:span text:style-name="T18"> <text:s text:c="7"/>(item) =&gt; item.</text:span><text:span text:style-name="T32">idMitglied </text:span><text:span text:style-name="T18">=== idMitglied</text:span><text:line-break/><text:span text:style-name="T18"> <text:s text:c="3"/>);</text:span><text:line-break/><text:span text:style-name="T18">},</text:span></text:p>
      <text:p text:style-name="P107"/>
      <text:p text:style-name="P107">5. Abruf der Daten in z.B. einer Funktion</text:p>
      <text:p text:style-name="P108"><text:span text:style-name="T14">const </text:span><text:span text:style-name="T27">checkedAusgeliehen </text:span><text:span text:style-name="T18">= </text:span><text:span text:style-name="T49">store</text:span><text:span text:style-name="T18">.</text:span><text:span text:style-name="T32">getters</text:span><text:span text:style-name="T18">.</text:span><text:span text:style-name="T32">getShowAusgeliehenAbgeschlossen</text:span><text:span text:style-name="T18">(member.</text:span><text:span text:style-name="T32">easyVereinMitglied_id</text:span><text:span text:style-name="T18">).</text:span><text:span text:style-name="T32">checkedStateAusgeliehen</text:span><text:line-break/><text:span text:style-name="T14">const </text:span><text:span text:style-name="T27">checkedAbgeschlossen </text:span><text:span text:style-name="T18">= </text:span><text:span text:style-name="T49">store</text:span><text:span text:style-name="T18">.</text:span><text:span text:style-name="T32">getters</text:span><text:span text:style-name="T18">.</text:span><text:span text:style-name="T32">getShowAusgeliehenAbgeschlossen</text:span><text:span text:style-name="T18">(member.</text:span><text:span text:style-name="T32">easyVereinMitglied_id</text:span><text:span text:style-name="T18">).</text:span><text:span text:style-name="T32">checkedStateAbgeschlossen</text:span></text:p>
      <text:p text:style-name="P107"/>
      <text:p text:style-name="P107"/>
      <text:h text:style-name="Heading_20_2" text:outline-level="2"><text:bookmark-start text:name="__RefHeading___Toc1685223_3394150493"/><text:soft-page-break/>vue Suchfunktion spezifisch innerhalb einer idMitglied<text:bookmark-end text:name="__RefHeading___Toc1685223_3394150493"/></text:h>
      <text:p text:style-name="P109"/>
      <text:p text:style-name="P110">1. Ein Objekt erstellen <text:span text:style-name="T92">ACHTUNG: hier wird ein Objekt benötigt</text:span></text:p>
      <text:p text:style-name="P111"><text:span text:style-name="T14">const </text:span><text:span text:style-name="T27">searchArtikels </text:span><text:span text:style-name="T18">= ref({});</text:span></text:p>
      <text:p text:style-name="P110"/>
      <text:p text:style-name="P110">2. Textfeld mit v-model daran binden und die idMitglieder an die Funktion übergeben</text:p>
      <text:p text:style-name="P111"><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p>
      <text:p text:style-name="P110"/>
      <text:p text:style-name="P111"><text:span text:style-name="T61">&lt;v-text-field</text:span><text:line-break/><text:span text:style-name="T61"> <text:s text:c="3"/></text:span><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loading</text:span><text:span text:style-name="T4">="</text:span><text:span text:style-name="T32">loading</text:span><text:span text:style-name="T4">"</text:span><text:line-break/><text:span text:style-name="T4"> <text:s text:c="3"/></text:span><text:span text:style-name="T63">append-inner-icon</text:span><text:span text:style-name="T4">="mdi-magnify"</text:span><text:line-break/><text:span text:style-name="T4"> <text:s text:c="3"/></text:span><text:span text:style-name="T63">density</text:span><text:span text:style-name="T4">="compact"</text:span><text:line-break/><text:span text:style-name="T4"> <text:s text:c="3"/></text:span><text:span text:style-name="T63">label</text:span><text:span text:style-name="T4">="Artikel suchen"</text:span><text:line-break/><text:span text:style-name="T4"> <text:s text:c="3"/></text:span><text:span text:style-name="T63">variant</text:span><text:span text:style-name="T4">="solo"</text:span><text:line-break/><text:span text:style-name="T4"> <text:s text:c="3"/></text:span><text:span text:style-name="T63">hide-details</text:span><text:line-break/><text:span text:style-name="T63"> <text:s text:c="3"/>single-line</text:span><text:line-break/><text:span text:style-name="T63"> <text:s text:c="3"/>class</text:span><text:span text:style-name="T4">="ma-2"</text:span><text:line-break/><text:span text:style-name="T4"> <text:s text:c="3"/></text:span><text:span text:style-name="T6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text-field&gt;</text:span></text:p>
      <text:p text:style-name="P110"/>
      <text:p text:style-name="P110">3. Suchfunktion programmieren</text:p>
      <text:p text:style-name="P111"><text:span text:style-name="T14">function </text:span><text:span text:style-name="T38">filteredArtikelDetails</text:span><text:span text:style-name="T18">(item) {</text:span><text:line-break/><text:span text:style-name="T18"> <text:s/></text:span><text:span text:style-name="T14">const </text:span><text:span text:style-name="T27">searchTerm </text:span><text:span text:style-name="T18">= </text:span><text:span text:style-name="T27">searchArtikels</text:span><text:span text:style-name="T18">[item.</text:span><text:span text:style-name="T32">easyVereinMitglied_id</text:span><text:span text:style-name="T18">] || </text:span><text:span text:style-name="T4">''</text:span><text:span text:style-name="T18">;</text:span><text:line-break/><text:span text:style-name="T18"> <text:s/></text:span><text:span text:style-name="T14">const </text:span><text:span text:style-name="T27">lowerSearchTerm </text:span><text:span text:style-name="T18">= </text:span><text:span text:style-name="T27">searchTerm</text:span><text:span text:style-name="T18">.</text:span><text:span text:style-name="T38">toLowerCase</text:span><text:span text:style-name="T18">();</text:span><text:line-break/><text:line-break/><text:span text:style-name="T18"> <text:s/></text:span><text:span text:style-name="T14">if </text:span><text:span text:style-name="T18">(!</text:span><text:span text:style-name="T27">searchTerm</text:span><text:span text:style-name="T18">) {</text:span><text:line-break/><text:span text:style-name="T18"> <text:s text:c="3"/></text:span><text:span text:style-name="T44">// Wenn kein Suchbegriff eingegeben wurde, alle Artikel zurückgeben</text:span><text:line-break/><text:span text:style-name="T44"> <text:s text:c="3"/></text:span><text:span text:style-name="T14">return </text:span><text:span text:style-name="T18">item.</text:span><text:span text:style-name="T32">leihvorgaengeArtikelDetails</text:span><text:span text:style-name="T18">;</text:span><text:line-break/><text:span text:style-name="T18"> <text:s/>}</text:span><text:line-break/><text:line-break/><text:span text:style-name="T18"> <text:s/></text:span><text:span text:style-name="T14">return </text:span><text:span text:style-name="T18">item.</text:span><text:span text:style-name="T32">leihvorgaengeArtikelDetails</text:span><text:span text:style-name="T18">.</text:span><text:span text:style-name="T38">filter</text:span><text:span text:style-name="T18">((detail) =&gt; {</text:span><text:line-break/><text:span text:style-name="T18"> <text:s text:c="3"/></text:span><text:span text:style-name="T14">const </text:span><text:span text:style-name="T27">artikelBezeichnung </text:span><text:span text:style-name="T18">= detail.inventarArtikel_ArtikelBezeichnung.</text:span><text:span text:style-name="T38">toLowerCase</text:span><text:span text:style-name="T18">();</text:span><text:line-break/><text:span text:style-name="T18"> <text:s text:c="3"/></text:span><text:span text:style-name="T14">const </text:span><text:span text:style-name="T27">konfektionsGroesse </text:span><text:span text:style-name="T18">= detail.konfektionsGroesse_Konfektionsgroesse.</text:span><text:span text:style-name="T38">toLowerCase</text:span><text:span text:style-name="T18">();</text:span><text:line-break/><text:line-break/><text:span text:style-name="T18"> <text:s text:c="3"/></text:span><text:span text:style-name="T14">return </text:span><text:span text:style-name="T18">(</text:span><text:line-break/><text:span text:style-name="T18"> <text:s text:c="7"/></text:span><text:span text:style-name="T27">artikelBezeichnung</text:span><text:span text:style-name="T18">.</text:span><text:span text:style-name="T38">includes</text:span><text:span text:style-name="T18">(</text:span><text:span text:style-name="T27">lowerSearchTerm</text:span><text:span text:style-name="T18">) ||</text:span><text:line-break/><text:span text:style-name="T18"> <text:s text:c="7"/></text:span><text:span text:style-name="T27">konfektionsGroesse</text:span><text:span text:style-name="T18">.</text:span><text:span text:style-name="T38">includes</text:span><text:span text:style-name="T18">(</text:span><text:span text:style-name="T27">lowerSearchTerm</text:span><text:span text:style-name="T18">)</text:span><text:line-break/><text:span text:style-name="T18"> <text:s text:c="3"/>);</text:span><text:line-break/><text:span text:style-name="T18"> <text:s/>});</text:span><text:line-break/><text:span text:style-name="T18">}</text:span></text:p>
      <text:p text:style-name="P110"/>
      <text:p text:style-name="P110">4. Das entsprechende Element anpassen und nicht das vom Backend zurückgegeben Element verwenden, sondern dass das die Suchfunktion zurückliefert, verwenden:</text:p>
      <text:p text:style-name="P111"><text:span text:style-name="T61">&lt;v-list-item</text:span><text:line-break/><text:span text:style-name="T61"> <text:s text:c="3"/></text:span><text:span text:style-name="T63">v-for</text:span><text:span text:style-name="T4">="</text:span><text:span text:style-name="T18">(</text:span><text:span text:style-name="T27">itemArtikelDetails</text:span><text:span text:style-name="T18">) </text:span><text:span text:style-name="T14">in </text:span><text:span text:style-name="T38">filteredArtikelDetails</text:span><text:span text:style-name="T18">(</text:span><text:span text:style-name="T27">item</text:span><text:span text:style-name="T18">)</text:span><text:span text:style-name="T4">"</text:span><text:line-break/><text:span text:style-name="T4"> <text:s text:c="3"/></text:span><text:span text:style-name="T63">:key</text:span><text:span text:style-name="T4">="</text:span><text:span text:style-name="T27">itemArtikelDetails</text:span><text:span text:style-name="T18">.</text:span><text:span text:style-name="T32">IDinventarBuchungenPositionen</text:span><text:span text:style-name="T4">"</text:span><text:line-break/><text:span text:style-name="T4"> <text:s text:c="3"/></text:span><text:span text:style-name="T63">class</text:span><text:span text:style-name="T4">="mb-2 mt-2"</text:span><text:span text:style-name="T61">&gt;</text:span></text:p>
      <text:h text:style-name="P200" text:outline-level="2"><text:bookmark-start text:name="__RefHeading___Toc1685223_33941504931"/>vue Suchfunktion <text:span text:style-name="T92">allgemeine</text:span> <text:span text:style-name="T92">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4">const </text:span><text:span text:style-name="T27">searchMitglied </text:span><text:span text:style-name="T18">= ref(</text:span><text:span text:style-name="T4">''</text:span><text:span text:style-name="T18">);</text:span></text:p>
      <text:p text:style-name="P139"/>
      <text:p text:style-name="P147">computed für die Filterung, in diesem Fall die Leihvorgänge nach Mitglieder:</text:p>
      <text:p text:style-name="P146"><text:soft-page-break/><text:span text:style-name="T14">const </text:span><text:span text:style-name="T27">filteredLeihvorgaengeMitglieder </text:span><text:span text:style-name="T18">= computed(() =&gt; {</text:span><text:line-break/><text:span text:style-name="T18"> <text:s/></text:span><text:span text:style-name="T14">if </text:span><text:span text:style-name="T18">(!</text:span><text:span text:style-name="T27">searchMitglied</text:span><text:span text:style-name="T18">.</text:span><text:span text:style-name="T32">value</text:span><text:span text:style-name="T18">) {</text:span><text:line-break/><text:span text:style-name="T18"> <text:s text:c="3"/></text:span><text:span text:style-name="T44">// Wenn kein Suchbegriff eingegeben wurde, gib alle Mitglieder zurück</text:span><text:line-break/><text:span text:style-name="T44"> <text:s text:c="3"/></text:span><text:span text:style-name="T14">return </text:span><text:span text:style-name="T27">leihvorgaengeMitgliederAbrufen</text:span><text:span text:style-name="T18">.</text:span><text:span text:style-name="T32">value</text:span><text:span text:style-name="T18">;</text:span><text:line-break/><text:span text:style-name="T18"> <text:s/>}</text:span><text:line-break/><text:span text:style-name="T18"> <text:s/></text:span><text:span text:style-name="T44">// Ansonsten filtere die Mitglieder basierend auf dem Suchbegriff</text:span><text:line-break/><text:span text:style-name="T44"> <text:s/></text:span><text:span text:style-name="T14">return </text:span><text:span text:style-name="T27">leihvorgaengeMitgliederAbrufen</text:span><text:span text:style-name="T18">.</text:span><text:span text:style-name="T32">value</text:span><text:span text:style-name="T18">.</text:span><text:span text:style-name="T38">filter</text:span><text:span text:style-name="T18">((item) =&gt; {</text:span><text:line-break/><text:span text:style-name="T18"> <text:s text:c="3"/></text:span><text:span text:style-name="T14">const </text:span><text:span text:style-name="T27">fullName </text:span><text:span text:style-name="T18">= </text:span><text:span text:style-name="T4">`</text:span><text:span text:style-name="T18">${item.</text:span><text:span text:style-name="T32">easyVereinMitglied_firstName</text:span><text:span text:style-name="T18">} ${item.</text:span><text:span text:style-name="T32">easyVereinMitglied_familyName</text:span><text:span text:style-name="T18">}</text:span><text:span text:style-name="T4">`</text:span><text:span text:style-name="T18">.</text:span><text:span text:style-name="T38">toLowerCase</text:span><text:span text:style-name="T18">();</text:span><text:line-break/><text:span text:style-name="T18"> <text:s text:c="3"/></text:span><text:span text:style-name="T14">return </text:span><text:span text:style-name="T27">fullName</text:span><text:span text:style-name="T18">.</text:span><text:span text:style-name="T38">includes</text:span><text:span text:style-name="T18">(</text:span><text:span text:style-name="T27">searchMitglied</text:span><text:span text:style-name="T18">.</text:span><text:span text:style-name="T32">value</text:span><text:span text:style-name="T18">.</text:span><text:span text:style-name="T38">toLowerCase</text:span><text:span text:style-name="T18">());</text:span><text:line-break/><text:span text:style-name="T18"> <text:s/>});</text:span><text:line-break/><text:span text:style-name="T18">});</text:span></text:p>
      <text:p text:style-name="P145"/>
      <text:p text:style-name="P145">In der vor-Schleife das ursprüngliche Objekt, durch das filtered ersetzten:</text:p>
      <text:p text:style-name="P146"><text:span text:style-name="T63">v-for</text:span><text:span text:style-name="T4">="</text:span><text:span text:style-name="T18">(</text:span><text:span text:style-name="T27">item</text:span><text:span text:style-name="T18">) </text:span><text:span text:style-name="T14">in </text:span><text:span text:style-name="T32">filteredLeihvorgaengeMitglieder</text:span><text:span text:style-name="T4">"</text:span></text:p>
      <text:p text:style-name="P145"/>
      <text:p text:style-name="P80"><text:span text:style-name="T61">&lt;v-expansion-panels </text:span><text:span text:style-name="T63">v-model</text:span><text:span text:style-name="T4">="</text:span><text:span text:style-name="T32">expandedPanels</text:span><text:span text:style-name="T4">" </text:span><text:span text:style-name="T63">multiple</text:span><text:span text:style-name="T61">&gt;</text:span><text:line-break/><text:span text:style-name="T61"> <text:s/></text:span><text:span text:style-name="T44">&lt;!-- Erstes Level --&gt;</text:span><text:line-break/><text:span text:style-name="T44"> <text:s/></text:span><text:span text:style-name="T61">&lt;v-expansion-panel</text:span><text:line-break/><text:span text:style-name="T61"> <text:s text:c="5"/></text:span><text:span text:style-name="T63">v-for</text:span><text:span text:style-name="T4">="</text:span><text:span text:style-name="T18">(</text:span><text:span text:style-name="T27">item</text:span><text:span text:style-name="T18">) </text:span><text:span text:style-name="T14">in </text:span><text:span text:style-name="T32">filteredLeihvorgaengeMitglieder</text:span><text:span text:style-name="T4">"</text:span><text:line-break/><text:span text:style-name="T4"> <text:s text:c="5"/></text:span><text:span text:style-name="T63">:key</text:span><text:span text:style-name="T4">="</text:span><text:span text:style-name="T27">item</text:span><text:span text:style-name="T18">.</text:span><text:span text:style-name="T32">easyVereinMitglied_id</text:span><text:span text:style-name="T4">"</text:span><text:line-break/><text:span text:style-name="T4"> <text:s text:c="5"/></text:span><text:span text:style-name="T63">:value</text:span><text:span text:style-name="T4">="</text:span><text:span text:style-name="T27">item</text:span><text:span text:style-name="T18">.</text:span><text:span text:style-name="T32">easyVereinMitglied_id</text:span><text:span text:style-name="T4">"</text:span><text:line-break/><text:span text:style-name="T4"> <text:s text:c="5"/></text:span><text:span text:style-name="T63">class</text:span><text:span text:style-name="T4">="mb-1"</text:span><text:span text:style-name="T61">&gt;</text:span><text:line-break/><text:span text:style-name="T61"> <text:s text:c="3"/>&lt;v-expansion-panel-title </text:span><text:span text:style-name="T63">@click</text:span><text:span text:style-name="T4">="</text:span><text:span text:style-name="T38">expansionForLeihvorgang</text:span><text:span text:style-name="T18">(</text:span><text:span text:style-name="T27">item</text:span><text:span text:style-name="T18">)</text:span><text:span text:style-name="T4">"</text:span><text:span text:style-name="T61">&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1">&lt;v-text-field</text:span><text:line-break/><text:span text:style-name="T61"> <text:s text:c="3"/></text:span><text:span text:style-name="T63">v-model</text:span><text:span text:style-name="T4">="</text:span><text:span text:style-name="T32">searchArtikels</text:span><text:span text:style-name="T18">[</text:span><text:span text:style-name="T27">item</text:span><text:span text:style-name="T18">.</text:span><text:span text:style-name="T32">easyVereinMitglied_id</text:span><text:span text:style-name="T18">]</text:span><text:span text:style-name="T4">"</text:span><text:line-break/><text:span text:style-name="T4"> <text:s text:c="3"/></text:span><text:span text:style-name="T63">:loading</text:span><text:span text:style-name="T4">="</text:span><text:span text:style-name="T32">loading</text:span><text:span text:style-name="T4">"</text:span><text:line-break/><text:span text:style-name="T4"> <text:s text:c="3"/></text:span><text:span text:style-name="T63">append-inner-icon</text:span><text:span text:style-name="T4">="mdi-magnify"</text:span><text:line-break/><text:span text:style-name="T4"> <text:s text:c="3"/></text:span><text:span text:style-name="T63">density</text:span><text:span text:style-name="T4">="compact"</text:span><text:line-break/><text:span text:style-name="T4"> <text:s text:c="3"/></text:span><text:span text:style-name="T63">label</text:span><text:span text:style-name="T4">="Artikel suchen"</text:span><text:line-break/><text:span text:style-name="T4"> <text:s text:c="3"/></text:span><text:span text:style-name="T63">variant</text:span><text:span text:style-name="T4">="solo"</text:span><text:line-break/><text:span text:style-name="T4"> <text:s text:c="3"/></text:span><text:span text:style-name="T63">single-line</text:span><text:line-break/><text:span text:style-name="T63"> <text:s text:c="3"/>class</text:span><text:span text:style-name="T4">="ma-2"</text:span><text:line-break/><text:span text:style-name="T4"> <text:s text:c="3"/></text:span><text:span text:style-name="T63">clearable</text:span><text:line-break/><text:span text:style-name="T63"> <text:s text:c="3"/>v-if</text:span><text:span text:style-name="T4">="</text:span><text:span text:style-name="T32">expandedPanels</text:span><text:span text:style-name="T18">.</text:span><text:span text:style-name="T38">includes</text:span><text:span text:style-name="T18">(</text:span><text:span text:style-name="T27">item</text:span><text:span text:style-name="T18">.</text:span><text:span text:style-name="T32">easyVereinMitglied_id</text:span><text:span text:style-name="T18">)</text:span><text:span text:style-name="T4">"</text:span><text:line-break/><text:span text:style-name="T61">&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4">function </text:span><text:span text:style-name="T38">formatDate</text:span><text:span text:style-name="T18">(dateString) {</text:span><text:line-break/><text:span text:style-name="T18"> <text:s/></text:span><text:span text:style-name="T14">if </text:span><text:span text:style-name="T18">(!dateString) </text:span><text:span text:style-name="T14">return </text:span><text:span text:style-name="T4">''</text:span><text:span text:style-name="T18">;</text:span><text:line-break/><text:span text:style-name="T18"> <text:s/></text:span><text:span text:style-name="T14">const </text:span><text:span text:style-name="T27">options </text:span><text:span text:style-name="T18">= { </text:span><text:span text:style-name="T32">day</text:span><text:span text:style-name="T18">: </text:span><text:span text:style-name="T4">'2-digit'</text:span><text:span text:style-name="T18">, </text:span><text:span text:style-name="T32">month</text:span><text:span text:style-name="T18">: </text:span><text:span text:style-name="T4">'2-digit'</text:span><text:span text:style-name="T18">, </text:span><text:span text:style-name="T32">year</text:span><text:span text:style-name="T18">: </text:span><text:span text:style-name="T4">'numeric' </text:span><text:span text:style-name="T18">};</text:span><text:line-break/><text:span text:style-name="T18"> <text:s/></text:span><text:span text:style-name="T14">return new </text:span><text:span text:style-name="T49">Date</text:span><text:span text:style-name="T18">(dateString).</text:span><text:span text:style-name="T38">toLocaleDateString</text:span><text:span text:style-name="T18">(</text:span><text:span text:style-name="T4">'de-DE'</text:span><text:span text:style-name="T18">, </text:span><text:span text:style-name="T27">options</text:span><text:span text:style-name="T18">);</text:span><text:line-break/><text:span text:style-name="T18">}</text:span></text:p>
      <text:p text:style-name="P115"/>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4">function </text:span><text:span text:style-name="T38">isVisibleIventarStatus</text:span><text:span text:style-name="T18">(status){</text:span><text:line-break/><text:span text:style-name="T18"> <text:s/></text:span><text:span text:style-name="T44">//Prüft den itemArtikelDetails.inventarBuchungenPositionen_IDinventarBuchungenPositionenStatus Status</text:span><text:line-break/><text:span text:style-name="T44"> <text:s/>//Wenn 1 (ausgeliehen) Element anzeigen, sonst nicht</text:span><text:line-break/><text:span text:style-name="T44"> <text:s/></text:span><text:span text:style-name="T14">return </text:span><text:span text:style-name="T18">status === </text:span><text:span text:style-name="T57">1</text:span><text:span text:style-name="T18">;</text:span><text:line-break/><text:span text:style-name="T18">}</text:span></text:p>
      <text:p text:style-name="P117"/>
      <text:p text:style-name="P117">2. Im jeweiligen Element die Funktion aufrufen und den Wert der geprüft werden soll übergeben:</text:p>
      <text:p text:style-name="P118"><text:span text:style-name="T18">{{</text:span><text:span text:style-name="T22"> isVisibleIventarStatus(itemArtikelDetails.inventarBuchungenPositionen_IDinventarBuchungenPositionenStatus) ? 'mdi-share' : 'mdi-lock' </text:span><text:span text:style-name="T18">}}</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4">const </text:span><text:span text:style-name="T27">response </text:span><text:span text:style-name="T18">= </text:span><text:span text:style-name="T14">await </text:span><text:span text:style-name="T49">AuthenticationService</text:span><text:span text:style-name="T18">.</text:span><text:span text:style-name="T38">leihvorgangArtikel</text:span><text:span text:style-name="T18">(</text:span><text:line-break/><text:span text:style-name="T18"> <text:s text:c="3"/>member.</text:span><text:span text:style-name="T32">easyVereinMitglied_id</text:span><text:span text:style-name="T18">,</text:span><text:line-break/><text:span text:style-name="T18"> <text:s text:c="3"/>{</text:span><text:span text:style-name="T32">IDinventarBuchungenPositionenStatus</text:span><text:span text:style-name="T18">: </text:span><text:span text:style-name="T27">selektionKriterium</text:span><text:span text:style-name="T18">}</text:span><text:line-break/><text:span text:style-name="T18">);</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44">// Mapping der empfangenen Daten</text:span><text:line-break/><text:span text:style-name="T14">const </text:span><text:span text:style-name="T27">mappedData </text:span><text:span text:style-name="T18">= </text:span><text:span text:style-name="T27">response</text:span><text:span text:style-name="T18">.</text:span><text:span text:style-name="T32">data</text:span><text:span text:style-name="T18">.</text:span><text:span text:style-name="T38">map</text:span><text:span text:style-name="T18">((item) =&gt; ({</text:span><text:line-break/><text:span text:style-name="T18"> <text:s/></text:span><text:span text:style-name="T32">konfektionsGroesse_Konfektionsgroesse</text:span><text:span text:style-name="T18">: item.</text:span><text:span text:style-name="T32">Konfektionsgroesse</text:span><text:span text:style-name="T18">,</text:span><text:line-break/><text:span text:style-name="T18"> <text:s/></text:span><text:span text:style-name="T32">inventarArtikel_Bildpfad</text:span><text:span text:style-name="T18">: item.</text:span><text:span text:style-name="T32">Bildpfad</text:span><text:span text:style-name="T18">,</text:span><text:line-break/><text:span text:style-name="T18"> <text:s/></text:span><text:span text:style-name="T32">inventarArtikel_ArtikelBezeichnung</text:span><text:span text:style-name="T18">: item.</text:span><text:span text:style-name="T32">ArtikelBezeichnung</text:span><text:span text:style-name="T18">,</text:span><text:line-break/><text:span text:style-name="T18"> <text:s/></text:span><text:span text:style-name="T32">inventarBuchungenPositionen_Menge</text:span><text:span text:style-name="T18">: item.</text:span><text:span text:style-name="T32">Menge</text:span><text:span text:style-name="T18">,</text:span><text:line-break/><text:span text:style-name="T18"> <text:s/></text:span><text:span text:style-name="T32">farbe_Bezeichnung</text:span><text:span text:style-name="T18">: item.</text:span><text:span text:style-name="T32">Farbe</text:span><text:span text:style-name="T18">,</text:span><text:line-break/><text:span text:style-name="T18"> <text:s/></text:span><text:span text:style-name="T32">inventarBuchungenPositionen_externeInventarNummer</text:span><text:span text:style-name="T18">: item.externeInventarNummer,</text:span><text:line-break/><text:span text:style-name="T18"> <text:s/></text:span><text:span text:style-name="T32">inventarBuchungenPositionen_Preis</text:span><text:span text:style-name="T18">: item.</text:span><text:span text:style-name="T32">Preis</text:span><text:span text:style-name="T18">,</text:span><text:line-break/><text:span text:style-name="T18"> <text:s/></text:span><text:span text:style-name="T32">inventarBuchungenPositionen_IDinventarBuchungenPositionen</text:span><text:span text:style-name="T18">: item.</text:span><text:span text:style-name="T32">IDinventarBuchungenPositionen</text:span><text:span text:style-name="T18">,</text:span><text:line-break/><text:span text:style-name="T18"> <text:s/></text:span><text:span text:style-name="T32">inventarBuchungenPositionenStatus_Bezeichnung</text:span><text:span text:style-name="T18">: item.StatusBezeichnung,</text:span><text:line-break/><text:span text:style-name="T18"> <text:s/></text:span><text:span text:style-name="T32">inventarBuchungenPositionen_IDinventarBuchungenPositionenStatus</text:span><text:span text:style-name="T18">: item.</text:span><text:span text:style-name="T27">IDinventarBuchungenPositionenStatus</text:span><text:span text:style-name="T18">,</text:span><text:line-break/><text:span text:style-name="T18"> <text:s/></text:span><text:span text:style-name="T32">inventarBuchungenPositionen_StatusDatum</text:span><text:span text:style-name="T18">: item.StatusDatum,</text:span><text:line-break/><text:span text:style-name="T18"> <text:s/></text:span><text:span text:style-name="T32">inventarZustand_Bezeichnung</text:span><text:span text:style-name="T18">: item.ZustandBezeichnung,</text:span><text:line-break/><text:span text:style-name="T18"> <text:s/></text:span><text:span text:style-name="T32">inventarBuchungenPositionen_Bemerkung</text:span><text:span text:style-name="T18">: item.Bemerkung,</text:span><text:line-break/><text:soft-page-break/><text:span text:style-name="T18"> <text:s/></text:span><text:span text:style-name="T32">inventarBuchungenPositionen_GesamtPreis</text:span><text:span text:style-name="T18">: item.GesamtPreis,</text:span><text:line-break/><text:span text:style-name="T18"> <text:s/></text:span><text:span text:style-name="T32">inventarBuchungenPositionen_Count</text:span><text:span text:style-name="T18">: item.AnzahlOffenePositionen,</text:span><text:line-break/><text:span text:style-name="T18">}));</text:span></text:p>
      <text:p text:style-name="P120"/>
      <text:p text:style-name="P120">3. Zuordnung dem eigenltichen Objekten</text:p>
      <text:p text:style-name="P121"><text:span text:style-name="T44">// Daten dem Mitglied zuweisen</text:span><text:line-break/><text:span text:style-name="T18">member.</text:span><text:span text:style-name="T32">leihvorgaengeArtikelDetails </text:span><text:span text:style-name="T18">= </text:span><text:span text:style-name="T27">mappedData</text:span><text:span text:style-name="T18">;</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87">darf</text:span>.</text:p>
      <text:p text:style-name="P125">Dazu muss ich der Komponente DialogRücknahme das Objekt member übergeben, in diesem Fall wir d in der Hauptkomponente (die die zweite Komponente aufruft) ein ref Objekt erstellt.</text:p>
      <text:p text:style-name="P124"><text:span text:style-name="T14">const </text:span><text:span text:style-name="T27">selectedMember </text:span><text:span text:style-name="T18">= ref(</text:span><text:span text:style-name="T14">null</text:span><text:span text:style-name="T18">);</text:span></text:p>
      <text:p text:style-name="P123"/>
      <text:p text:style-name="P125">Die Funktion die den Dialog aufruft und das member Objekt übergeben bekommt, nimmt das Reaktive Objekt entgegen und speichert es im ref Objekt:</text:p>
      <text:p text:style-name="P124"><text:span text:style-name="T27">selectedMember</text:span><text:span text:style-name="T18">.</text:span><text:span text:style-name="T32">value </text:span><text:span text:style-name="T18">= member;</text:span></text:p>
      <text:p text:style-name="P123"/>
      <text:p text:style-name="P124"><text:span text:style-name="T14">function </text:span><text:span text:style-name="T38">showDialogRuecknahme</text:span><text:span text:style-name="T18">(artikelDetails, member) {</text:span><text:line-break/><text:span text:style-name="T18"> <text:s/></text:span><text:span text:style-name="T27">selectedMember</text:span><text:span text:style-name="T18">.</text:span><text:span text:style-name="T32">value </text:span><text:span text:style-name="T18">= member;</text:span><text:line-break/><text:span text:style-name="T18"> <text:s/></text:span><text:span text:style-name="T49">store</text:span><text:span text:style-name="T18">.</text:span><text:span text:style-name="T32">dispatch</text:span><text:span text:style-name="T18">(</text:span><text:span text:style-name="T4">'setShowDialogRuecknahmeArtikel'</text:span><text:span text:style-name="T18">, {</text:span><text:line-break/><text:span text:style-name="T18"> <text:s text:c="3"/></text:span><text:span text:style-name="T32">showDialog</text:span><text:span text:style-name="T18">: </text:span><text:span text:style-name="T14">true</text:span><text:span text:style-name="T18">,</text:span><text:line-break/><text:span text:style-name="T18"> <text:s text:c="3"/></text:span><text:span text:style-name="T32">IDinventarBuchungenPositionen</text:span><text:span text:style-name="T18">: artikelDetails.</text:span><text:span text:style-name="T32">ibp_IDinventarBuchungenPositionen</text:span><text:span text:style-name="T18">,</text:span><text:line-break/><text:span text:style-name="T18"> <text:s text:c="3"/></text:span><text:span text:style-name="T32">bemerkung</text:span><text:span text:style-name="T18">: </text:span><text:span text:style-name="T4">''</text:span><text:span text:style-name="T18">,</text:span><text:line-break/><text:span text:style-name="T18"> <text:s text:c="3"/></text:span><text:span text:style-name="T32">artikelDetails</text:span><text:span text:style-name="T18">: artikelDetails,</text:span><text:line-break/><text:span text:style-name="T18"> <text:s text:c="3"/></text:span><text:span text:style-name="T32">artikelZustand</text:span><text:span text:style-name="T18">: </text:span><text:span text:style-name="T4">''</text:span><text:span text:style-name="T18">,</text:span><text:line-break/><text:span text:style-name="T18"> <text:s text:c="3"/></text:span><text:span text:style-name="T32">memberName</text:span><text:span text:style-name="T18">: </text:span><text:span text:style-name="T4">`</text:span><text:span text:style-name="T18">${member.</text:span><text:span text:style-name="T32">easyVereinMitglied_firstName</text:span><text:span text:style-name="T18">} ${member.</text:span><text:span text:style-name="T32">easyVereinMitglied_familyName</text:span><text:span text:style-name="T18">}</text:span><text:span text:style-name="T4">`</text:span><text:span text:style-name="T18">,</text:span><text:line-break/><text:span text:style-name="T18"> <text:s text:c="3"/></text:span><text:span text:style-name="T32">idMitglied</text:span><text:span text:style-name="T18">: member.</text:span><text:span text:style-name="T32">easyVereinMitglied_id</text:span><text:line-break/><text:span text:style-name="T32"> <text:s/></text:span><text:span text:style-name="T18">});</text:span><text:line-break/><text:span text:style-name="T18"> <text:s/></text:span><text:span text:style-name="T49">console</text:span><text:span text:style-name="T18">.</text:span><text:span text:style-name="T38">log</text:span><text:span text:style-name="T18">(</text:span><text:span text:style-name="T4">'showDialogRuecknahme artikelDetails'</text:span><text:span text:style-name="T18">, artikelDetails)</text:span><text:line-break/><text:span text:style-name="T18">}</text:span></text:p>
      <text:p text:style-name="P123"/>
      <text:p text:style-name="P125">Wird der DialogRuecknahme aufgerufen, wird das member an DialogRücjnahme übergeben:</text:p>
      <text:p text:style-name="P124"><text:soft-page-break/><text:span text:style-name="T61">&lt;DialogRuecknahme </text:span><text:span text:style-name="T63">v-if</text:span><text:span text:style-name="T4">="</text:span><text:span text:style-name="T38">showDialogRuecknahme</text:span><text:span text:style-name="T4">" </text:span><text:span text:style-name="T63">:member</text:span><text:span text:style-name="T4">="</text:span><text:span text:style-name="T32">selectedMember</text:span><text:span text:style-name="T4">" </text:span><text:span text:style-name="T61">/&gt;</text:span></text:p>
      <text:p text:style-name="P123"/>
      <text:p text:style-name="P125"/>
      <text:p text:style-name="P125"/>
      <text:p text:style-name="P125"><text:span text:style-name="T86">In </text:span>DialogRuecknahme <text:span text:style-name="T86">props definieren, nimmt das Objekt member von LeihvorgangVerwalten entgegen:</text:span></text:p>
      <text:p text:style-name="P124"><text:span text:style-name="T14">const </text:span><text:span text:style-name="T27">props </text:span><text:span text:style-name="T18">= </text:span><text:span text:style-name="T49">defineProps</text:span><text:span text:style-name="T18">({</text:span><text:line-break/><text:span text:style-name="T18"> <text:s/></text:span><text:span text:style-name="T32">member</text:span><text:span text:style-name="T18">: </text:span><text:span text:style-name="T49">Object</text:span><text:span text:style-name="T18">,</text:span><text:line-break/><text:span text:style-name="T18">})</text:span></text:p>
      <text:p text:style-name="P123"/>
      <text:p text:style-name="P127">Beim speichern Funktion dialogSave() in DialogRuecknahme das Objekt wieder an Leihv<text:span text:style-name="T88">o</text:span>r<text:span text:style-name="T88">g</text:span>angVerwalten übergeben:</text:p>
      <text:p text:style-name="P128"><text:span text:style-name="T14">await </text:span><text:span text:style-name="T38">expansionForLeihvorgang</text:span><text:span text:style-name="T18">(</text:span><text:span text:style-name="T27">props</text:span><text:span text:style-name="T18">.</text:span><text:span text:style-name="T32">member</text:span><text:span text:style-name="T18">, </text:span><text:span text:style-name="T14">true</text:span><text:span text:style-name="T18">)</text:span></text:p>
      <text:p text:style-name="P127"/>
      <text:p text:style-name="P127">Hier die vollständige Funktion</text:p>
      <text:p text:style-name="P126"><text:span text:style-name="T14">async function </text:span><text:span text:style-name="T38">dialogSave</text:span><text:span text:style-name="T18">(){</text:span><text:line-break/><text:line-break/><text:span text:style-name="T18"> <text:s/></text:span><text:span text:style-name="T14">if</text:span><text:span text:style-name="T18">(!</text:span><text:span text:style-name="T27">selectedItem</text:span><text:span text:style-name="T18">.</text:span><text:span text:style-name="T32">value</text:span><text:span text:style-name="T18">) {</text:span><text:line-break/><text:span text:style-name="T18"> <text:s text:c="3"/></text:span><text:span text:style-name="T49">console</text:span><text:span text:style-name="T18">.</text:span><text:span text:style-name="T38">log</text:span><text:span text:style-name="T18">(</text:span><text:span text:style-name="T4">'selectedItem ist leer'</text:span><text:span text:style-name="T18">);</text:span><text:line-break/><text:span text:style-name="T18"> <text:s text:c="3"/></text:span><text:span text:style-name="T38">alert</text:span><text:span text:style-name="T18">(</text:span><text:span text:style-name="T4">"Bitte einen Zustand auswählen"</text:span><text:span text:style-name="T18">)</text:span><text:line-break/><text:span text:style-name="T18"> <text:s text:c="3"/></text:span><text:span text:style-name="T14">return</text:span><text:span text:style-name="T18">;</text:span><text:line-break/><text:span text:style-name="T18"> <text:s/>}</text:span><text:line-break/><text:line-break/><text:span text:style-name="T18"> <text:s/></text:span><text:span text:style-name="T49">store</text:span><text:span text:style-name="T18">.</text:span><text:span text:style-name="T32">dispatch</text:span><text:span text:style-name="T18">(</text:span><text:span text:style-name="T4">'setShowDialogRuecknahmeArtikel'</text:span><text:span text:style-name="T18">, {</text:span><text:line-break/><text:span text:style-name="T18"> <text:s text:c="3"/></text:span><text:span text:style-name="T32">showDialog</text:span><text:span text:style-name="T18">: </text:span><text:span text:style-name="T14">false</text:span><text:span text:style-name="T18">,</text:span><text:line-break/><text:span text:style-name="T18"> <text:s text:c="3"/></text:span><text:span text:style-name="T32">IDinventarBuchungenPositionen</text:span><text:span text:style-name="T18">: </text:span><text:span text:style-name="T4">''</text:span><text:span text:style-name="T18">,</text:span><text:line-break/><text:span text:style-name="T18"> <text:s text:c="3"/></text:span><text:span text:style-name="T32">bemerkung</text:span><text:span text:style-name="T18">: </text:span><text:span text:style-name="T27">textBemerkung</text:span><text:span text:style-name="T18">.</text:span><text:span text:style-name="T32">value</text:span><text:span text:style-name="T18">,</text:span><text:line-break/><text:span text:style-name="T18"> <text:s text:c="3"/></text:span><text:span text:style-name="T32">artikelDetails</text:span><text:span text:style-name="T18">: {},</text:span><text:line-break/><text:span text:style-name="T18"> <text:s text:c="3"/></text:span><text:span text:style-name="T32">artikelZustand</text:span><text:span text:style-name="T18">: </text:span><text:span text:style-name="T27">selectedItem</text:span><text:span text:style-name="T18">.</text:span><text:span text:style-name="T32">value</text:span><text:span text:style-name="T18">.IDInventarZustand,</text:span><text:line-break/><text:span text:style-name="T18"> <text:s text:c="3"/></text:span><text:span text:style-name="T32">memberName</text:span><text:span text:style-name="T18">: </text:span><text:span text:style-name="T4">''</text:span><text:span text:style-name="T18">,</text:span><text:line-break/><text:span text:style-name="T18"> <text:s text:c="3"/></text:span><text:span text:style-name="T32">idMitglied</text:span><text:span text:style-name="T18">: </text:span><text:span text:style-name="T4">''</text:span><text:line-break/><text:span text:style-name="T4"> <text:s/></text:span><text:span text:style-name="T18">});</text:span><text:line-break/><text:line-break/><text:span text:style-name="T18"> <text:s/></text:span><text:span text:style-name="T44">//Die Rücknahme an das Backend übermitteln</text:span><text:line-break/><text:span text:style-name="T44"> <text:s/></text:span><text:span text:style-name="T14">try</text:span><text:span text:style-name="T18">{</text:span><text:line-break/><text:span text:style-name="T18"> <text:s text:c="3"/></text:span><text:span text:style-name="T14">const </text:span><text:span text:style-name="T27">respone </text:span><text:span text:style-name="T18">= </text:span><text:span text:style-name="T14">await </text:span><text:span text:style-name="T49">AuthenticationService</text:span><text:span text:style-name="T18">.</text:span><text:span text:style-name="T38">leihvorgangRuecknahmeArtikel</text:span><text:span text:style-name="T18">({</text:span><text:line-break/><text:span text:style-name="T18"> <text:s text:c="5"/></text:span><text:span text:style-name="T32">IDinventarBuchungenPositionen</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IDinventarBuchungenPositionen</text:span><text:span text:style-name="T18">,</text:span><text:line-break/><text:span text:style-name="T18"> <text:s text:c="5"/></text:span><text:span text:style-name="T32">bemerkung</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bemerkung</text:span><text:span text:style-name="T18">,</text:span><text:line-break/><text:span text:style-name="T18"> <text:s text:c="5"/></text:span><text:span text:style-name="T32">artikelZustand</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artikelZustand</text:span><text:span text:style-name="T18">,</text:span><text:line-break/><text:span text:style-name="T18"> <text:s text:c="3"/>})</text:span><text:line-break/><text:span text:style-name="T18"> <text:s text:c="3"/></text:span><text:span text:style-name="T49">console</text:span><text:span text:style-name="T18">.</text:span><text:span text:style-name="T38">log</text:span><text:span text:style-name="T18">(</text:span><text:span text:style-name="T4">'response von leihvorgangRuecknahmeArtikel: '</text:span><text:span text:style-name="T18">,</text:span><text:span text:style-name="T27">respone</text:span><text:span text:style-name="T18">)</text:span><text:line-break/><text:span text:style-name="T18"> <text:s text:c="3"/></text:span><text:span text:style-name="T38">alert</text:span><text:span text:style-name="T18">(</text:span><text:span text:style-name="T4">'Artikel-Rücknahme wurde gebucht'</text:span><text:span text:style-name="T18">)</text:span><text:line-break/><text:span text:style-name="T18"> <text:s/>}</text:span><text:span text:style-name="T14">catch</text:span><text:span text:style-name="T18">(err){</text:span><text:line-break/><text:span text:style-name="T18"> <text:s text:c="3"/></text:span><text:span text:style-name="T49">console</text:span><text:span text:style-name="T18">.</text:span><text:span text:style-name="T38">log</text:span><text:span text:style-name="T18">(</text:span><text:span text:style-name="T4">'Fehler in leihvorgangRuecknahmeArtikel'</text:span><text:span text:style-name="T18">, err)</text:span><text:line-break/><text:span text:style-name="T18"> <text:s text:c="3"/></text:span><text:span text:style-name="T38">alert</text:span><text:span text:style-name="T18">(</text:span><text:span text:style-name="T4">'Fehler bei Rücknahme des Artikels'</text:span><text:span text:style-name="T18">)</text:span><text:line-break/><text:span text:style-name="T18"> <text:s/>}</text:span><text:line-break/><text:span text:style-name="T18"> <text:s/></text:span><text:span text:style-name="T49">console</text:span><text:span text:style-name="T18">.</text:span><text:span text:style-name="T38">log</text:span><text:span text:style-name="T18">(</text:span><text:span text:style-name="T4">'getShowDialogRuecknahmeArtikel'</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line-break/><text:line-break/><text:span text:style-name="T18"> <text:s/></text:span><text:span text:style-name="T44">//reload der Artikel veranlassen</text:span><text:line-break/><text:span text:style-name="T44"> <text:s/></text:span><text:span text:style-name="T14">const </text:span><text:span text:style-name="T27">idMitglied </text:span><text:span text:style-name="T18">= </text:span><text:span text:style-name="T49">store</text:span><text:span text:style-name="T18">.</text:span><text:span text:style-name="T32">getters</text:span><text:span text:style-name="T18">.</text:span><text:span text:style-name="T32">getShowDialogRuecknahmeArtikel</text:span><text:span text:style-name="T18">.</text:span><text:span text:style-name="T32">idMitglied</text:span><text:line-break/><text:span text:style-name="T32"> <text:s/></text:span><text:span text:style-name="T14">await </text:span><text:span text:style-name="T38">expansionForLeihvorgang</text:span><text:span text:style-name="T18">(</text:span><text:span text:style-name="T27">props</text:span><text:span text:style-name="T18">.</text:span><text:span text:style-name="T32">member</text:span><text:span text:style-name="T18">, </text:span><text:span text:style-name="T14">true</text:span><text:span text:style-name="T18">)</text:span><text:line-break/><text:span text:style-name="T18"> <text:s/></text:span><text:span text:style-name="T49">console</text:span><text:span text:style-name="T18">.</text:span><text:span text:style-name="T38">log</text:span><text:span text:style-name="T18">(</text:span><text:span text:style-name="T4">'selectedItem'</text:span><text:span text:style-name="T18">, </text:span><text:span text:style-name="T27">selectedItem</text:span><text:span text:style-name="T18">.</text:span><text:span text:style-name="T32">value</text:span><text:span text:style-name="T18">.IDInventarZustand);</text:span><text:line-break/><text:span text:style-name="T18"> <text:s/></text:span><text:span text:style-name="T49">console</text:span><text:span text:style-name="T18">.</text:span><text:span text:style-name="T38">log</text:span><text:span text:style-name="T18">(</text:span><text:span text:style-name="T4">'getShowAusgeliehenAbgeschlossen.idMitglied'</text:span><text:span text:style-name="T18">,</text:span><text:span text:style-name="T49">store</text:span><text:span text:style-name="T18">.</text:span><text:span text:style-name="T32">getters</text:span><text:span text:style-name="T18">.</text:span><text:span text:style-name="T32">getShowAusgeliehenA</text:span><text:soft-page-break/><text:span text:style-name="T32">bgeschlossen</text:span><text:span text:style-name="T18">.</text:span><text:span text:style-name="T32">idMitglied</text:span><text:span text:style-name="T18">)</text:span><text:line-break/><text:span text:style-name="T18">}</text:span></text:p>
      <text:p text:style-name="P143"/>
      <text:p text:style-name="P123"/>
      <text:p text:style-name="P125"/>
      <text:p text:style-name="P125"/>
      <text:h text:style-name="Heading_20_2" text:outline-level="2"><text:bookmark-start text:name="__DdeLink__112731_2578173521"/><text:bookmark-start text:name="__RefHeading___Toc1801581_3394150493"/><text:span text:style-name="T110">DialogNummerAendern.vue ö</text:span>ffnen einer Dialog Komponente mit vuex-Store:<text:bookmark-end text:name="__DdeLink__112731_2578173521"/><text:bookmark-end text:name="__RefHeading___Toc1801581_3394150493"/></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4">const </text:span><text:span text:style-name="T27">showDialog </text:span><text:span text:style-name="T18">= computed({</text:span><text:line-break/><text:span text:style-name="T18"> <text:s/></text:span><text:span text:style-name="T38">get</text:span><text:span text:style-name="T18">() {</text:span><text:line-break/><text:span text:style-name="T18"> <text:s text:c="3"/></text:span><text:span text:style-name="T14">return </text:span><text:span text:style-name="T49">store</text:span><text:span text:style-name="T18">.</text:span><text:span text:style-name="T32">getters</text:span><text:span text:style-name="T18">.</text:span><text:span text:style-name="T32">getShowDialogNummerAendern</text:span><text:span text:style-name="T18">.</text:span><text:span text:style-name="T32">showDialog</text:span><text:span text:style-name="T18">;</text:span><text:line-break/><text:span text:style-name="T18"> <text:s/>},</text:span><text:line-break/><text:span text:style-name="T18"> <text:s/></text:span><text:span text:style-name="T38">set</text:span><text:span text:style-name="T18">(value) {</text:span><text:line-break/><text:span text:style-name="T18"> <text:s text:c="3"/></text:span><text:span text:style-name="T49">store</text:span><text:span text:style-name="T18">.</text:span><text:span text:style-name="T32">dispatch</text:span><text:span text:style-name="T18">(</text:span><text:span text:style-name="T4">'setShowDialogNummerAendern'</text:span><text:span text:style-name="T18">, {</text:span><text:line-break/><text:span text:style-name="T18"> <text:s text:c="5"/>...</text:span><text:span text:style-name="T49">store</text:span><text:span text:style-name="T18">.</text:span><text:span text:style-name="T32">getters</text:span><text:span text:style-name="T18">.</text:span><text:span text:style-name="T32">getShowDialogNummerAendern</text:span><text:span text:style-name="T18">,</text:span><text:line-break/><text:span text:style-name="T18"> <text:s text:c="5"/></text:span><text:span text:style-name="T32">showDialog</text:span><text:span text:style-name="T18">: value,</text:span><text:line-break/><text:span text:style-name="T18"> <text:s text:c="3"/>});</text:span><text:line-break/><text:span text:style-name="T18"> <text:s/>}</text:span><text:line-break/><text:span text:style-name="T18">});</text:span></text:p>
      <text:p text:style-name="P123"/>
      <text:p text:style-name="P131">showDialog ist gleichzeitig das v-model für den Dialog:</text:p>
      <text:p text:style-name="P130"><text:span text:style-name="T61">&lt;v-dialog</text:span><text:line-break/><text:span text:style-name="T61"> <text:s text:c="3"/></text:span><text:span text:style-name="T63">v-model</text:span><text:span text:style-name="T4">="</text:span><text:span text:style-name="T32">showDialog</text:span><text:span text:style-name="T4">"</text:span><text:line-break/><text:span text:style-name="T4"> <text:s text:c="3"/></text:span><text:span text:style-name="T63">max-width</text:span><text:span text:style-name="T4">="600"</text:span></text:p>
      <text:p text:style-name="P129"/>
      <text:p text:style-name="P129">Zum schließen des Dialogs ist dann einfach der Wert showDialog auf false zusetzten:</text:p>
      <text:p text:style-name="P129"/>
      <text:p text:style-name="P130"><text:span text:style-name="T14">function </text:span><text:span text:style-name="T38">dialogSave</text:span><text:span text:style-name="T18">(){</text:span><text:line-break/><text:span text:style-name="T18"> <text:s/></text:span><text:span text:style-name="T27">showDialog</text:span><text:span text:style-name="T18">.</text:span><text:span text:style-name="T32">value </text:span><text:span text:style-name="T18">= </text:span><text:span text:style-name="T14">false</text:span><text:span text:style-name="T18">;</text:span><text:line-break/><text:span text:style-name="T18">}</text:span><text:line-break/><text:line-break/><text:span text:style-name="T14">function </text:span><text:span text:style-name="T38">dialogClose</text:span><text:span text:style-name="T18">(){</text:span><text:line-break/><text:span text:style-name="T18"> <text:s/></text:span><text:span text:style-name="T27">showDialog</text:span><text:span text:style-name="T18">.</text:span><text:span text:style-name="T32">value </text:span><text:span text:style-name="T18">= </text:span><text:span text:style-name="T14">false</text:span><text:span text:style-name="T18">;</text:span><text:line-break/><text:span text:style-name="T18">}</text:span></text:p>
      <text:p text:style-name="P129"/>
      <text:p text:style-name="P129">In der Komponente von der aus der Dialog geöffnet werden soll, entsprechend den vuex-Store ändern:</text:p>
      <text:p text:style-name="P129"/>
      <text:p text:style-name="P130"><text:span text:style-name="T14">function </text:span><text:span text:style-name="T38">changeNumber</text:span><text:span text:style-name="T18">(item){</text:span><text:line-break/><text:span text:style-name="T18"> <text:s/></text:span><text:span text:style-name="T49">store</text:span><text:span text:style-name="T18">.</text:span><text:span text:style-name="T32">dispatch</text:span><text:span text:style-name="T18">(</text:span><text:span text:style-name="T4">'setShowDialogNummerAendern'</text:span><text:span text:style-name="T18">, {</text:span><text:line-break/><text:span text:style-name="T18"> <text:s text:c="3"/></text:span><text:span text:style-name="T32">showDialog</text:span><text:span text:style-name="T18">: </text:span><text:span text:style-name="T14">true</text:span><text:span text:style-name="T18">,</text:span><text:line-break/><text:span text:style-name="T18"> <text:s text:c="3"/></text:span><text:span text:style-name="T32">idInventarArtikel</text:span><text:span text:style-name="T18">: item,</text:span><text:line-break/><text:span text:style-name="T18"> <text:s/>})</text:span><text:line-break/><text:span text:style-name="T18">}</text:span></text:p>
      <text:p text:style-name="P129"/>
      <text:p text:style-name="P129">Die Dialog Komponente noch in der Hauptkomponente einfügen:</text:p>
      <text:p text:style-name="P144">&lt;DialogNummerAendern /&gt;</text:p>
      <text:p text:style-name="P129"/>
      <text:p text:style-name="P129"><text:soft-page-break/>und fertig</text:p>
      <text:p text:style-name="P129"/>
      <text:h text:style-name="Heading_20_2" text:outline-level="2"><text:bookmark-start text:name="__RefHeading___Toc35315_2902930553"/><text:span text:style-name="T97">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94">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93">leihvorgaengeMitgliederAbrufen </text:span>sind folgende Elemente enthalten:</text:p>
      <text:p text:style-name="P149"/>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94">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94">leihvorgaengeArtikelDetails</text:span></text:p>
      <text:p text:style-name="P153"><text:soft-page-break/>Das Unterobjekt <text:span text:style-name="T94">leihvorgaengeArtikelDetails </text:span>wird in der Funktion expansionForLeihvorgang gemappt, damit die Spaltenn<text:span text:style-name="T98">a</text:span>m<text:span text:style-name="T98">e</text:span>n im Backend nicht zu lange sind, jedoch im Frontend gut lesbar und eine klare Aussage<text:span text:style-name="T99">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95">[</text:span></text:p>
      <text:p text:style-name="P150">{</text:p>
      <text:p text:style-name="Standard"><text:span text:style-name="T94"><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4">]</text:p>
      <text:p text:style-name="P156">Und zusätzlich werden der Gesamtpreis und die Anzahl der Artikel dem Hauptobjekt <text:span text:style-name="T94">leihvorgaengeMitgliederAbrufen </text:span>zugeordnet.</text:p>
      <text:p text:style-name="P151"><text:span text:style-name="T96">l</text:span>eihvorgaengeMitgliederAbrufen.gesamtPreis</text:p>
      <text:p text:style-name="P151"><text:span text:style-name="T96">l</text:span>eihvorgaengeMitgliederAbrufen.anzahlArtikel</text:p>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272">member Object (Objekt)</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oft-page-break/><text:s text:c="6"/>"ibp_Preis": "7.00",</text:p>
      <text:p text:style-name="Standard"><text:s text:c="6"/>"ibp_IDinventarBuchungenPositionen": 43,</text:p>
      <text:p text:style-name="Standard"><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ia_externeInventarNummerPflicht":<text:span text:style-name="T100">0</text:span></text:p>
      <text:p text:style-name="Standard"><text:s text:c="4"/>}</text:p>
      <text:p text:style-name="Standard"><text:s text:c="2"/>],</text:p>
      <text:p text:style-name="Standard"><text:s text:c="2"/>"dataLoaded": true,</text:p>
      <text:p text:style-name="Standard"><text:s text:c="2"/>"gesamtPreis": "21.00",</text:p>
      <text:p text:style-name="Standard"><text:s text:c="2"/>"anzahlArtikel": 3</text:p>
      <text:p text:style-name="Standard">}</text:p>
      <text:h text:style-name="Heading_20_2" text:outline-level="2"><text:bookmark-start text:name="__DdeLink__75738_2578173521"/><text:bookmark-start text:name="__RefHeading___Toc31313_2578173521"/>cartItem<text:span text:style-name="T103">s</text:span><text:bookmark-end text:name="__DdeLink__75738_2578173521"/> Inhalt Warenkorb, <text:span text:style-name="T101">Speichertort vuex-Store</text:span><text:bookmark-end text:name="__RefHeading___Toc31313_2578173521"/></text:h>
      <text:p text:style-name="P165">Daten kommen aus dem Backend, <text:span text:style-name="T102">werden über die Komponenten Artikel.vue geladen.</text:span></text:p>
      <text:p text:style-name="P165"><text:span text:style-name="T102">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66456_2578173521"/><text:bookmark-start text:name="__DdeLink__79986_2578173521"/><text:bookmark-start text:name="__DdeLink__87025_2578173521"/><text:bookmark-start text:name="__DdeLink__87211_2578173521"/><text:bookmark-start text:name="__DdeLink__87569_2578173521"/>I<text:span text:style-name="T108">D</text:span>InventarKategorie<text:bookmark-end text:name="__DdeLink__66456_2578173521"/><text:bookmark-end text:name="__DdeLink__79986_2578173521"/><text:bookmark-end text:name="__DdeLink__87025_2578173521"/><text:bookmark-end text:name="__DdeLink__87211_2578173521"/><text:bookmark-end text:name="__DdeLink__87569_2578173521"/>": <text:span text:style-name="T104">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189">}</text:p>
      <text:p text:style-name="P192"/>
      <text:p text:style-name="P190">Im Frontend werden die Daten in Artikel.vue an den vuex-Store übergeben:</text:p>
      <text:p text:style-name="P191"/>
      <text:p text:style-name="P190"><text:s text:c="4"/>const cartItem = {</text:p>
      <text:p text:style-name="P190"><text:s text:c="6"/>IDInventarArtikel: item.IDInventarArtikel, // Artikel-ID</text:p>
      <text:p text:style-name="P190"><text:s text:c="6"/>ArtikelBezeichnung: item.ArtikelBezeichnung, // Artikelbezeichnung</text:p>
      <text:p text:style-name="P190"><text:s text:c="6"/>Konfektionsgroesse: item.Konfektionsgroesse, // Größe</text:p>
      <text:p text:style-name="P190"><text:s text:c="6"/>Farbe: item.Farbe, // Farbe</text:p>
      <text:p text:style-name="P190"><text:s text:c="6"/>Preis: item.Preis, // Preis</text:p>
      <text:p text:style-name="P190"><text:s text:c="6"/>Menge: item.selectedQuantity, // Menge</text:p>
      <text:p text:style-name="P190"><text:s text:c="6"/>Bildpfad: item.Bildpfad,</text:p>
      <text:p text:style-name="P190"><text:s text:c="6"/>Bestand: item.Bestand,</text:p>
      <text:p text:style-name="P190"><text:s text:c="6"/>ExterneInventarNummerPflicht: item.externeInventarNummerPflicht,</text:p>
      <text:p text:style-name="P190"><text:s text:c="6"/>IDInventarKategorie: item.IDInventarKategorie,</text:p>
      <text:p text:style-name="P190"><text:soft-page-break/><text:s text:c="6"/>externeID: [],</text:p>
      <text:p text:style-name="P190"><text:s text:c="4"/>}</text:p>
      <text:p text:style-name="P190"/>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4">for </text:span><text:span text:style-name="T18">(</text:span><text:span text:style-name="T14">const </text:span><text:span text:style-name="T27">item </text:span><text:span text:style-name="T14">of </text:span><text:span text:style-name="T27">cartItems</text:span><text:span text:style-name="T18">.</text:span><text:span text:style-name="T32">value</text:span><text:span text:style-name="T18">) {</text:span><text:line-break/><text:span text:style-name="T18"> <text:s text:c="3"/></text:span><text:span text:style-name="T14">const </text:span><text:span text:style-name="T27">laengeExterneID </text:span><text:span text:style-name="T18">= </text:span><text:span text:style-name="T27">item</text:span><text:span text:style-name="T18">.</text:span><text:span text:style-name="T32">externeID</text:span><text:span text:style-name="T18">.</text:span><text:span text:style-name="T32">length </text:span><text:span text:style-name="T18">|| </text:span><text:span text:style-name="T57">0</text:span><text:line-break/><text:span text:style-name="T57"> <text:s text:c="3"/></text:span><text:span text:style-name="T14">if</text:span><text:span text:style-name="T18">(</text:span><text:span text:style-name="T27">item</text:span><text:span text:style-name="T18">.</text:span><text:span text:style-name="T32">Menge </text:span><text:span text:style-name="T18">!== </text:span><text:span text:style-name="T27">laengeExterneID </text:span><text:span text:style-name="T18">&amp;&amp; </text:span><text:span text:style-name="T27">item</text:span><text:span text:style-name="T18">.</text:span><text:span text:style-name="T32">ExterneInventarNummerPflicht </text:span><text:span text:style-name="T18">===</text:span><text:span text:style-name="T57">1</text:span><text:span text:style-name="T18">){</text:span><text:line-break/><text:span text:style-name="T18"> <text:s text:c="5"/></text:span><text:span text:style-name="T38">alert</text:span><text:span text:style-name="T18">(</text:span><text:span text:style-name="T4">`Die Externe Nummer muss erfasst werden:</text:span><text:span text:style-name="T14">\n</text:span><text:span text:style-name="T18">${</text:span><text:span text:style-name="T27">item</text:span><text:span text:style-name="T18">.</text:span><text:span text:style-name="T32">ArtikelBezeichnung</text:span><text:span text:style-name="T18">}</text:span><text:span text:style-name="T4">` </text:span><text:span text:style-name="T18">)</text:span><text:line-break/><text:span text:style-name="T18"> <text:s text:c="5"/></text:span><text:span text:style-name="T14">return</text:span><text:span text:style-name="T18">;</text:span><text:line-break/><text:span text:style-name="T18"> <text:s text:c="3"/>}</text:span><text:line-break/><text:span text:style-name="T18">}</text:span></text:p>
      <text:p text:style-name="P161"/>
      <text:h text:style-name="Heading_20_2" text:outline-level="2"><text:bookmark-start text:name="__DdeLink__20746_2578173521"/><text:bookmark-start text:name="__RefHeading___Toc31317_2578173521"/>DialogExterneNummer.vue <text:span text:style-name="T105">Besonderheit v-select</text:span><text:bookmark-end text:name="__DdeLink__20746_2578173521"/><text:bookmark-end text:name="__RefHeading___Toc31317_2578173521"/></text:h>
      <text:p text:style-name="Standard">Bewusst ist </text:p>
      <text:p text:style-name="Standard">item-title="ExterneNummer"</text:p>
      <text:p text:style-name="Standard">item-value="ExterneNummer"</text:p>
      <text:p text:style-name="P182">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06">r</text:span> immer nur den Text“ in der Externen Nummer <text:span text:style-name="T106">gefallen ist</text:span>!</text:p>
      <text:p text:style-name="P181"><text:span text:style-name="T26"><text:s/></text:span><text:span text:style-name="T61">&lt;v-select</text:span><text:line-break/><text:span text:style-name="T61"> <text:s text:c="3"/></text:span><text:span text:style-name="T63">v-for</text:span><text:span text:style-name="T4">="</text:span><text:span text:style-name="T27">i </text:span><text:span text:style-name="T14">in </text:span><text:span text:style-name="T32">dialogFormFields</text:span><text:span text:style-name="T4">" </text:span><text:span text:style-name="T63">:key</text:span><text:span text:style-name="T4">="</text:span><text:span text:style-name="T27">i</text:span><text:span text:style-name="T4">"</text:span><text:line-break/><text:span text:style-name="T4"> <text:s text:c="3"/></text:span><text:span text:style-name="T63">v-model</text:span><text:span text:style-name="T4">="</text:span><text:span text:style-name="T32">textInventarNummern</text:span><text:span text:style-name="T18">[</text:span><text:span text:style-name="T27">i </text:span><text:span text:style-name="T18">- </text:span><text:span text:style-name="T57">1</text:span><text:span text:style-name="T18">]</text:span><text:span text:style-name="T4">"</text:span><text:line-break/><text:span text:style-name="T4"> <text:s text:c="3"/></text:span><text:span text:style-name="T63">:items</text:span><text:span text:style-name="T4">="</text:span><text:span text:style-name="T32">inventarExterneNummern</text:span><text:span text:style-name="T4">"</text:span><text:line-break/><text:span text:style-name="T4"> <text:s text:c="3"/></text:span><text:span text:style-name="T63">item-title</text:span><text:span text:style-name="T4">="ExterneNummer"</text:span><text:line-break/><text:span text:style-name="T4"> <text:s text:c="3"/></text:span><text:span text:style-name="T63">item-value</text:span><text:span text:style-name="T4">="ExterneNummer"</text:span><text:line-break/><text:span text:style-name="T4"> <text:s text:c="3"/></text:span><text:span text:style-name="T63">label</text:span><text:span text:style-name="T4">="Bitte eine Inventar-Nummer wählen"</text:span><text:line-break/><text:span text:style-name="T4"> <text:s text:c="3"/></text:span><text:span text:style-name="T63">persistent-hint</text:span><text:line-break/><text:span text:style-name="T63"> <text:s text:c="3"/>single-line</text:span><text:line-break/><text:span text:style-name="T61">&gt;&lt;/v-select&gt;</text:span></text:p>
      <text:p text:style-name="P180"/>
      <text:h text:style-name="Heading_20_3" text:outline-level="3"><text:bookmark-start text:name="__DdeLink__39942_2578173521"/>Besonderheit, wenn ein Element im v-select ausgewählt wurde, ist es in den anderen v-select nicht mehr auswählbar:<text:bookmark-end text:name="__DdeLink__39942_2578173521"/></text:h>
      <text:p text:style-name="P167"/>
      <text:h text:style-name="P166" text:outline-level="3"><text:span text:style-name="Strong_20_Emphasis">Übersicht</text:span></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soft-page-break/><text:span text:style-name="Strong_20_Emphasis">Kontext</text:span></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span text:style-name="Strong_20_Emphasis">Funktion im Detail</text:span></text:h>
      <text:p text:style-name="Text_20_body">Hier ist die Funktion:</text:p>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pan text:style-name="Source_20_Text"><text:s text:c="4"/>.filter(item =&gt; item !== null);</text:span></text:p>
      <text:p text:style-name="P78"/>
      <text:p text:style-name="P176"><text:span text:style-name="Source_20_Text"><text:s text:c="2"/>return inventarExterneNummern.value.filter(option =&gt; !selectedIDs.includes(option.</text:span><text:span text:style-name="Source_20_Text"><text:span text:style-name="T107">ExterneNummer</text:span></text:span><text:span text:style-name="Source_20_Text"> ));</text:span></text:p>
      <text:p text:style-name="P79"><text:span text:style-name="Source_20_Text">}</text:span></text:p>
      <text:p text:style-name="Horizontal_20_Line"/>
      <text:h text:style-name="Heading_20_4" text:outline-level="4"><text:span text:style-name="Strong_20_Emphasis">1. Funktionsdeklaration</text:span></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4046311647" text:style-name="L22">
        <text:list-item>
          <text:p text:style-name="P249"><text:span text:style-name="Strong_20_Emphasis">Parameter</text:span>: <text:span text:style-name="Source_20_Text">index</text:span> ist der Index des aktuellen <text:span text:style-name="Source_20_Text">&lt;v-select&gt;</text:span>.</text:p>
        </text:list-item>
        <text:list-item>
          <text:p text:style-name="P248"><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span text:style-name="Strong_20_Emphasis">2. Ermitteln der bereits ausgewählten IDs</text:span></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1907149548" text:style-name="L23">
        <text:list-item>
          <text:p text:style-name="P250"><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50"><text:span text:style-name="Strong_20_Emphasis"><text:span text:style-name="Source_20_Text">.map((item, idx) =&gt; idx !== index ? item : null)</text:span></text:span>:</text:p>
          <text:list>
            <text:list-item>
              <text:p text:style-name="P251"><text:soft-page-break/><text:span text:style-name="Strong_20_Emphasis"><text:span text:style-name="Source_20_Text">item</text:span></text:span>: Der aktuelle Wert im Array (eine ausgewählte ID).</text:p>
            </text:list-item>
            <text:list-item>
              <text:p text:style-name="P251"><text:span text:style-name="Strong_20_Emphasis"><text:span text:style-name="Source_20_Text">idx</text:span></text:span>: Der Index des aktuellen Elements im Array.</text:p>
            </text:list-item>
            <text:list-item>
              <text:p text:style-name="P251"><text:span text:style-name="Strong_20_Emphasis">Bedingung</text:span>: <text:span text:style-name="Source_20_Text">idx !== index</text:span></text:p>
              <text:list>
                <text:list-item>
                  <text:p text:style-name="P251"><text:span text:style-name="Strong_20_Emphasis">Wenn wahr</text:span> (<text:span text:style-name="Source_20_Text">idx</text:span> ist nicht gleich dem aktuellen <text:span text:style-name="Source_20_Text">index</text:span>):</text:p>
                  <text:list>
                    <text:list-item>
                      <text:p text:style-name="P251">Behalte <text:span text:style-name="Source_20_Text">item</text:span> bei.</text:p>
                    </text:list-item>
                  </text:list>
                </text:list-item>
                <text:list-item>
                  <text:p text:style-name="P251"><text:span text:style-name="Strong_20_Emphasis">Wenn falsch</text:span> (<text:span text:style-name="Source_20_Text">idx</text:span> ist gleich dem aktuellen <text:span text:style-name="Source_20_Text">index</text:span>):</text:p>
                  <text:list>
                    <text:list-item>
                      <text:p text:style-name="P251">Setze <text:span text:style-name="Source_20_Text">item</text:span> auf <text:span text:style-name="Source_20_Text">null</text:span>.</text:p>
                    </text:list-item>
                  </text:list>
                </text:list-item>
              </text:list>
            </text:list-item>
            <text:list-item>
              <text:p text:style-name="P251"><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50"><text:span text:style-name="Strong_20_Emphasis"><text:span text:style-name="Source_20_Text">.filter(item =&gt; item !== null)</text:span></text:span>:</text:p>
          <text:list>
            <text:list-item>
              <text:p text:style-name="P251">Entfernt alle <text:span text:style-name="Source_20_Text">null</text:span>-Werte aus dem Array.</text:p>
            </text:list-item>
            <text:list-item>
              <text:p text:style-name="P250"><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1733077607" text:style-name="L24">
        <text:list-item>
          <text:p text:style-name="P253"><text:span text:style-name="Strong_20_Emphasis"><text:span text:style-name="Source_20_Text">map</text:span></text:span><text:span text:style-name="Strong_20_Emphasis">-Ergebnis</text:span>:</text:p>
          <text:list>
            <text:list-item>
              <text:p text:style-name="P253"><text:span text:style-name="Source_20_Text">idx = 0</text:span>: <text:span text:style-name="Source_20_Text">0 !== 1</text:span> ⇒ <text:span text:style-name="Source_20_Text">true</text:span> ⇒ Behalte <text:span text:style-name="Source_20_Text">item</text:span> (1).</text:p>
            </text:list-item>
            <text:list-item>
              <text:p text:style-name="P253"><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53"><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53"><text:span text:style-name="Strong_20_Emphasis">Array nach </text:span><text:span text:style-name="Strong_20_Emphasis"><text:span text:style-name="Source_20_Text">map</text:span></text:span>: <text:span text:style-name="Source_20_Text">[1, null, 3]</text:span>.</text:p>
        </text:list-item>
        <text:list-item>
          <text:p text:style-name="P252"><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span text:style-name="Strong_20_Emphasis">3. Filtern der verfügbaren Optionen</text:span></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2713034467" text:style-name="L25">
        <text:list-item>
          <text:p text:style-name="P254"><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54"><text:span text:style-name="Strong_20_Emphasis"><text:span text:style-name="Source_20_Text">.filter(option =&gt; !selectedIDs.includes(option.IDinventarExterneNummern))</text:span></text:span>:</text:p>
          <text:list>
            <text:list-item>
              <text:p text:style-name="P255">Iteriert über jede Option.</text:p>
            </text:list-item>
            <text:list-item>
              <text:p text:style-name="P255"><text:span text:style-name="Strong_20_Emphasis">Bedingung</text:span>: <text:span text:style-name="Source_20_Text">!selectedIDs.includes(option.IDinventarExterneNummern)</text:span></text:p>
              <text:list>
                <text:list-item>
                  <text:p text:style-name="P255"><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55"><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54"><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4217013775" text:style-name="L26">
        <text:list-item>
          <text:p text:style-name="P256">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Und <text:span text:style-name="Source_20_Text">selectedIDs</text:span> ist <text:span text:style-name="Source_20_Text">[1, 3]</text:span>.</text:p>
      <text:list xml:id="list3900979553" text:style-name="L27">
        <text:list-item>
          <text:p text:style-name="P258"><text:span text:style-name="Strong_20_Emphasis">Filter-Ergebnisse</text:span>:</text:p>
          <text:list>
            <text:list-item>
              <text:p text:style-name="P258">Option mit ID 1: Ausgeschlossen (bereits ausgewählt).</text:p>
            </text:list-item>
            <text:list-item>
              <text:p text:style-name="P258">Option mit ID 2: Behalten.</text:p>
            </text:list-item>
            <text:list-item>
              <text:p text:style-name="P258">Option mit ID 3: Ausgeschlossen (bereits ausgewählt).</text:p>
            </text:list-item>
            <text:list-item>
              <text:p text:style-name="P257">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span text:style-name="Strong_20_Emphasis">Zusammenfassung der Funktion</text:span></text:h>
      <text:list xml:id="list3254205569" text:style-name="L28">
        <text:list-item>
          <text:p text:style-name="P259"><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59"><text:span text:style-name="Strong_20_Emphasis">Schritte</text:span>:</text:p>
          <text:list>
            <text:list-item>
              <text:p text:style-name="P260"><text:span text:style-name="Strong_20_Emphasis">Sammle die ausgewählten IDs aus anderen </text:span><text:span text:style-name="Strong_20_Emphasis"><text:span text:style-name="Source_20_Text">&lt;v-select&gt;</text:span></text:span>:</text:p>
              <text:list>
                <text:list-item>
                  <text:p text:style-name="P260">Erstelle ein Array <text:span text:style-name="Source_20_Text">selectedIDs</text:span>, das alle ausgewählten IDs außer der aktuellen enthält.</text:p>
                </text:list-item>
              </text:list>
            </text:list-item>
            <text:list-item>
              <text:p text:style-name="P260"><text:span text:style-name="Strong_20_Emphasis">Filtere die verfügbaren Optionen</text:span>:</text:p>
              <text:list>
                <text:list-item>
                  <text:p text:style-name="P260">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60"><text:soft-page-break/><text:span text:style-name="Strong_20_Emphasis">Rückgabe</text:span>:</text:p>
              <text:list>
                <text:list-item>
                  <text:p text:style-name="P259">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span text:style-name="Strong_20_Emphasis">Verwendung im Template</text:span></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76"><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pan text:style-name="Source_20_Text">&gt;&lt;/v-select&gt;</text:span></text:p>
      <text:list xml:id="list1842162162" text:style-name="L29">
        <text:list-item>
          <text:p text:style-name="P262"><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62"><text:span text:style-name="Strong_20_Emphasis"><text:span text:style-name="Source_20_Text">v-model</text:span></text:span>: Bindet den ausgewählten Wert an <text:span text:style-name="Source_20_Text">textInventarNummern[index]</text:span>.</text:p>
        </text:list-item>
        <text:list-item>
          <text:p text:style-name="P262"><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61"><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span text:style-name="Strong_20_Emphasis">Warum ist das wichtig?</text:span></text:h>
      <text:list xml:id="list3489800269" text:style-name="L30">
        <text:list-item>
          <text:p text:style-name="P264"><text:span text:style-name="Strong_20_Emphasis">Vermeidung von Duplikaten</text:span>: Verhindert, dass der Benutzer dieselbe externe Nummer mehrfach auswählt.</text:p>
        </text:list-item>
        <text:list-item>
          <text:p text:style-name="P264"><text:span text:style-name="Strong_20_Emphasis">Dynamische Aktualisierung</text:span>: Wenn der Benutzer eine Auswahl ändert, aktualisiert sich die Liste der verfügbaren Optionen automatisch.</text:p>
        </text:list-item>
        <text:list-item>
          <text:p text:style-name="P263"><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span text:style-name="Strong_20_Emphasis">Wichtige Aspekte</text:span></text:h>
      <text:list xml:id="list787061071" text:style-name="L31">
        <text:list-item>
          <text:p text:style-name="P266"><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66"><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65"><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span text:style-name="Strong_20_Emphasis">Mögliche Erweiterungen</text:span></text:h>
      <text:list xml:id="list2788507164" text:style-name="L32">
        <text:list-item>
          <text:p text:style-name="P268"><text:span text:style-name="Strong_20_Emphasis">Validierung</text:span>: Ergänze eine Überprüfung, um sicherzustellen, dass alle erforderlichen Felder ausgefüllt sind.</text:p>
        </text:list-item>
        <text:list-item>
          <text:p text:style-name="P268"><text:span text:style-name="Strong_20_Emphasis">Fehlerbehandlung</text:span>: Füge Meldungen hinzu, wenn keine verfügbaren Optionen mehr vorhanden sind.</text:p>
        </text:list-item>
        <text:list-item>
          <text:p text:style-name="P267"><text:span text:style-name="Strong_20_Emphasis">Performance</text:span>: Bei sehr großen Datenmengen könnte man die Funktion optimieren, um die Performance zu verbessern.</text:p>
        </text:list-item>
      </text:list>
      <text:p text:style-name="Horizontal_20_Line"/>
      <text:h text:style-name="Heading_20_3" text:outline-level="3"><text:span text:style-name="Strong_20_Emphasis">Zusammenfassendes Beispiel</text:span></text:h>
      <text:p text:style-name="Text_20_body">Angenommen, du hast drei <text:span text:style-name="Source_20_Text">&lt;v-scartItemselect&gt;</text:span>-Komponenten und folgende Daten:</text:p>
      <text:list xml:id="list1981484463" text:style-name="L33">
        <text:list-item>
          <text:p text:style-name="P269"><text:span text:style-name="Strong_20_Emphasis"><text:span text:style-name="Source_20_Text">inventarExterneNummern.value</text:span></text:span>:</text:p>
          <text:p text:style-name="P206">javascript</text:p>
          <text:p text:style-name="P206">Copy code</text:p>
          <text:p text:style-name="P207"><text:span text:style-name="Source_20_Text">[</text:span></text:p>
          <text:p text:style-name="P207"><text:span text:style-name="Source_20_Text"><text:s text:c="2"/>{ IDinventarExterneNummern: 1, ExterneNummer: 'Nummer1' },</text:span></text:p>
          <text:p text:style-name="P207"><text:span text:style-name="Source_20_Text"><text:s text:c="2"/>{ IDinventarExterneNummern: 2, ExterneNummer: 'Nummer2' },</text:span></text:p>
          <text:p text:style-name="P207"><text:span text:style-name="Source_20_Text"><text:s text:c="2"/>{ IDinventarExterneNummern: 3, ExterneNummer: 'Nummer3' }</text:span></text:p>
          <text:p text:style-name="P208"><text:span text:style-name="Source_20_Text">]</text:span></text:p>
        </text:list-item>
        <text:list-item>
          <text:p text:style-name="P269"><text:span text:style-name="Strong_20_Emphasis">Aktuelle Auswahl (</text:span><text:span text:style-name="Strong_20_Emphasis"><text:span text:style-name="Source_20_Text">textInventarNummern.value</text:span></text:span><text:span text:style-name="Strong_20_Emphasis">)</text:span>:</text:p>
          <text:p text:style-name="P206">javascript</text:p>
          <text:p text:style-name="P206">Copy code</text:p>
          <text:p text:style-name="P208"><text:span text:style-name="Source_20_Text">[1, null, 3]</text:span></text:p>
        </text:list-item>
        <text:list-item>
          <text:p text:style-name="P269"><text:span text:style-name="Strong_20_Emphasis">Aufruf von </text:span><text:span text:style-name="Strong_20_Emphasis"><text:span text:style-name="Source_20_Text">getAvailableOptions(1)</text:span></text:span>:</text:p>
          <text:list>
            <text:list-item>
              <text:p text:style-name="P270"><text:span text:style-name="Strong_20_Emphasis">Berechnung von </text:span><text:span text:style-name="Strong_20_Emphasis"><text:span text:style-name="Source_20_Text">selectedIDs</text:span></text:span>:</text:p>
              <text:list>
                <text:list-item>
                  <text:p text:style-name="P270"><text:span text:style-name="Source_20_Text">index</text:span> ist <text:span text:style-name="Source_20_Text">1</text:span>, also schließen wir den Wert an Position <text:span text:style-name="Source_20_Text">1</text:span> aus.</text:p>
                </text:list-item>
                <text:list-item>
                  <text:p text:style-name="P270"><text:span text:style-name="Source_20_Text">selectedIDs</text:span> wird zu <text:span text:style-name="Source_20_Text">[1, 3]</text:span>.</text:p>
                </text:list-item>
              </text:list>
            </text:list-item>
            <text:list-item>
              <text:p text:style-name="P270"><text:span text:style-name="Strong_20_Emphasis">Filterung der Optionen</text:span>:</text:p>
              <text:list>
                <text:list-item>
                  <text:p text:style-name="P270">Verfügbare Optionen sind diejenigen, deren IDs nicht in <text:span text:style-name="Source_20_Text">[1, 3]</text:span> sind.</text:p>
                </text:list-item>
                <text:list-item>
                  <text:p text:style-name="P269">Ergebnis: Option mit ID <text:span text:style-name="Source_20_Text">2</text:span>.</text:p>
                </text:list-item>
              </text:list>
            </text:list-item>
          </text:list>
        </text:list-item>
      </text:list>
      <text:p text:style-name="Horizontal_20_Line"/>
      <text:h text:style-name="Heading_20_3" text:outline-level="3"><text:span text:style-name="Strong_20_Emphasis">Fazit</text:span></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67"/>
      <text:p text:style-name="P167"/>
      <text:h text:style-name="Heading_20_2" text:outline-level="2"><text:soft-page-break/>Array erzeugen um die externeID (ExterneInventarNummer) an das Backend zu senden:</text:h>
      <text:p text:style-name="P193">Leihvorgang.vue</text:p>
      <text:p text:style-name="P183">Das hier funtktioniert soweit, ABER es erzeugt ein verschachteltes Array, das nicht ohne weiter </text:p>
      <text:p text:style-name="P183">iteriert werden kann.</text:p>
      <text:p text:style-name="P184"><text:span text:style-name="T14">for </text:span><text:span text:style-name="T18">(</text:span><text:span text:style-name="T14">const </text:span><text:span text:style-name="T27">item </text:span><text:span text:style-name="T14">of </text:span><text:span text:style-name="T27">inventarExterneNummern</text:span><text:span text:style-name="T18">) {</text:span><text:line-break/><text:span text:style-name="T18"> <text:s text:c="3"/></text:span><text:span text:style-name="T14">let </text:span><text:span text:style-name="T27">sql </text:span><text:span text:style-name="T18">= </text:span><text:span text:style-name="T4">`UPDATE inventarExterneNummern SET </text:span><text:span text:style-name="T32">vergebenAm</text:span><text:span text:style-name="T4"> = </text:span><text:span text:style-name="T81">now</text:span><text:span text:style-name="T4">() WHERE </text:span><text:span text:style-name="T32">ExterneNummer</text:span><text:span text:style-name="T4"> = ?`</text:span><text:line-break/><text:span text:style-name="T4"> <text:s text:c="3"/></text:span><text:span text:style-name="T14">const </text:span><text:span text:style-name="T27">result </text:span><text:span text:style-name="T18">= </text:span><text:span text:style-name="T14">await </text:span><text:span text:style-name="T27">db</text:span><text:span text:style-name="T18">.</text:span><text:span text:style-name="T38">execute</text:span><text:span text:style-name="T18">(</text:span><text:span text:style-name="T27">sql</text:span><text:span text:style-name="T18">, [</text:span><text:span text:style-name="T27">item</text:span><text:span text:style-name="T18">.ExterneNummer])</text:span><text:line-break/><text:span text:style-name="T18">}</text:span></text:p>
      <text:p text:style-name="P183"/>
      <text:p text:style-name="P183">Soll ein flaches Array erzeugt werden, dann so:</text:p>
      <text:p text:style-name="P183"/>
      <text:p text:style-name="P184"><text:span text:style-name="T14">for </text:span><text:span text:style-name="T18">(</text:span><text:span text:style-name="T14">const </text:span><text:span text:style-name="T27">item </text:span><text:span text:style-name="T14">of </text:span><text:span text:style-name="T27">cartItems</text:span><text:span text:style-name="T18">.</text:span><text:span text:style-name="T32">value</text:span><text:span text:style-name="T18">) {</text:span><text:line-break/><text:span text:style-name="T18"> <text:s/></text:span><text:span text:style-name="T14">if</text:span><text:span text:style-name="T18">(</text:span><text:span text:style-name="T27">item</text:span><text:span text:style-name="T18">.</text:span><text:span text:style-name="T32">ExterneInventarNummerPflicht </text:span><text:span text:style-name="T18">=== </text:span><text:span text:style-name="T57">1</text:span><text:span text:style-name="T18">){</text:span><text:line-break/><text:span text:style-name="T18"> <text:s text:c="3"/></text:span><text:span text:style-name="T27">externeInventarNummer</text:span><text:span text:style-name="T18">.</text:span><text:span text:style-name="T38">push</text:span><text:span text:style-name="T18">(...</text:span><text:span text:style-name="T27">item</text:span><text:span text:style-name="T18">.</text:span><text:span text:style-name="T32">externeID</text:span><text:span text:style-name="T18">);</text:span><text:line-break/><text:span text:style-name="T18"> <text:s/>}</text:span><text:line-break/><text:span text:style-name="T18">}</text:span></text:p>
      <text:p text:style-name="P183"/>
      <text:p text:style-name="P185">AUCH sehr wichtig. Es ist ein Riesen Unterschied ob mit for in oder for of iteriert wird!</text:p>
      <text:h text:style-name="Heading_20_2" text:outline-level="2">Vuex-Store showDialogExterneInventarNummer Inhalt:</text:h>
      <text:p text:style-name="P186">//Übergabe der Daten aus cartItems vuex-Store</text:p>
      <text:p text:style-name="P186"/>
      <text:p text:style-name="P188">showDialog: true,</text:p>
      <text:p text:style-name="P188">Menge: menge,</text:p>
      <text:p text:style-name="P187">idArtikel: idArtikel,</text:p>
      <text:p text:style-name="P187">externeInventarNummerPflicht: externeInventarNummerPflicht,</text:p>
      <text:p text:style-name="P187"><text:bookmark-start text:name="__DdeLink__82806_2578173521"/>idInventarKategorie<text:bookmark-end text:name="__DdeLink__82806_2578173521"/>: idInventarKategorie,</text:p>
      <text:p text:style-name="P187"/>
      <text:h text:style-name="Heading_20_2" text:outline-level="2">Vuex-Store showDialogArtikelTausch:</text:h>
      <text:p text:style-name="P174"/>
      <text:p text:style-name="P174">{</text:p>
      <text:p text:style-name="P174"><text:s text:c="2"/>"showDialog": true,</text:p>
      <text:p text:style-name="P174"><text:s text:c="2"/>"artikelDetails": {</text:p>
      <text:p text:style-name="P174"><text:s text:c="4"/>"konfektionsGroesse_Konfektionsgroesse": "XL",</text:p>
      <text:p text:style-name="P174"><text:s text:c="4"/>"ia_Bildpfad": "/images/artikel/Dicker_Peter_schwarz.jpg",</text:p>
      <text:p text:style-name="P174"><text:s text:c="4"/>"ia_ArtikelBezeichnung": "Dicker Peter",</text:p>
      <text:p text:style-name="P174"><text:s text:c="4"/>"ibp_Menge": 1,</text:p>
      <text:p text:style-name="P174"><text:s text:c="4"/>"farbe": "schwarz",</text:p>
      <text:p text:style-name="P174"><text:s text:c="4"/>"<text:bookmark-start text:name="__DdeLink__101741_2578173521"/>ibp_externeInventarNummer<text:bookmark-end text:name="__DdeLink__101741_2578173521"/>": "",</text:p>
      <text:p text:style-name="P174"><text:s text:c="4"/>"ibp_Preis": "10.00",</text:p>
      <text:p text:style-name="P174"><text:s text:c="4"/>"ibp_IDinventarBuchungenPositionen": 176,</text:p>
      <text:p text:style-name="P174"><text:s text:c="4"/>"ibp_Bezeichnung": "ausgeliehen Tausch",</text:p>
      <text:p text:style-name="P174"><text:s text:c="4"/>"ibp_IDinventarBuchungenPositionenStatus": 7,</text:p>
      <text:p text:style-name="P174"><text:s text:c="4"/>"ibp_StatusDatum": "2024-11-13T14:36:46.000Z",</text:p>
      <text:p text:style-name="P174"><text:s text:c="4"/>"iz_Bezeichnung": null,</text:p>
      <text:p text:style-name="P174"><text:s text:c="4"/>"ibp_Bemerkung": null,</text:p>
      <text:p text:style-name="P174"><text:s text:c="4"/>"ibp_GesamtPreis": "55.00",</text:p>
      <text:p text:style-name="P174"><text:s text:c="4"/>"ibp_Count": 7,</text:p>
      <text:p text:style-name="P174"><text:soft-page-break/><text:s text:c="4"/>"ia_IDInventarKategorie": 4,</text:p>
      <text:p text:style-name="P174"><text:s text:c="4"/>"ibp_IDInventarBuchungen": 35,</text:p>
      <text:p text:style-name="P174"><text:s text:c="4"/>"ia_IDInventarArtikel": 7,</text:p>
      <text:p text:style-name="P174"><text:s text:c="4"/>"ia_externeInventarNummerPflicht": 0</text:p>
      <text:p text:style-name="P174"><text:s text:c="2"/>}</text:p>
      <text:p text:style-name="P174">}</text:p>
      <text:p text:style-name="P174"/>
      <text:h text:style-name="P201" text:outline-level="2">Vuex-Store <text:span text:style-name="T109">s</text:span>howDialogRuecknahmeArtikel:</text:h>
      <text:p text:style-name="P174"/>
      <text:p text:style-name="P174">{</text:p>
      <text:p text:style-name="P174"><text:s text:c="2"/>"showDialog": true,</text:p>
      <text:p text:style-name="P174"><text:s text:c="2"/>"IDinventarBuchungenPositionen": 182,</text:p>
      <text:p text:style-name="P174"><text:s text:c="2"/>"bemerkung": "",</text:p>
      <text:p text:style-name="P174"><text:s text:c="2"/>"artikelDetails": {</text:p>
      <text:p text:style-name="P174"><text:s text:c="4"/>"konfektionsGroesse_Konfektionsgroesse": "XL",</text:p>
      <text:p text:style-name="P174"><text:s text:c="4"/>"ia_Bildpfad": "/images/artikel/Bluse_schwarz.jpg",</text:p>
      <text:p text:style-name="P174"><text:s text:c="4"/>"ia_ArtikelBezeichnung": "Hexen-Bluse",</text:p>
      <text:p text:style-name="P174"><text:s text:c="4"/>"ibp_Menge": 1,</text:p>
      <text:p text:style-name="P174"><text:s text:c="4"/>"farbe": "schwarz",</text:p>
      <text:p text:style-name="P174"><text:s text:c="4"/>"<text:bookmark-start text:name="__DdeLink__117374_2578173521"/>ibp_externeInventarNummer<text:bookmark-end text:name="__DdeLink__117374_2578173521"/>": "P10-2024-WH",</text:p>
      <text:p text:style-name="P174"><text:s text:c="4"/>"ibp_Preis": "7.00",</text:p>
      <text:p text:style-name="P174"><text:s text:c="4"/>"ibp_IDinventarBuchungenPositionen": 182,</text:p>
      <text:p text:style-name="P174"><text:s text:c="4"/>"ibp_Bezeichnung": "ausgeliehen Tausch",</text:p>
      <text:p text:style-name="P174"><text:s text:c="4"/>"ibp_IDinventarBuchungenPositionenStatus": 7,</text:p>
      <text:p text:style-name="P174"><text:s text:c="4"/>"ibp_StatusDatum": "2024-11-13T15:03:29.000Z",</text:p>
      <text:p text:style-name="P174"><text:s text:c="4"/>"iz_Bezeichnung": null,</text:p>
      <text:p text:style-name="P174"><text:s text:c="4"/>"ibp_Bemerkung": null,</text:p>
      <text:p text:style-name="P174"><text:s text:c="4"/>"ibp_GesamtPreis": "21.00",</text:p>
      <text:p text:style-name="P174"><text:s text:c="4"/>"ibp_Count": 3,</text:p>
      <text:p text:style-name="P174"><text:s text:c="4"/>"ia_IDInventarKategorie": 2,</text:p>
      <text:p text:style-name="P174"><text:s text:c="4"/>"ibp_IDInventarBuchungen": 36,</text:p>
      <text:p text:style-name="P174"><text:s text:c="4"/>"<text:bookmark-start text:name="__DdeLink__113541_2578173521"/>ia_IDInventarArtikel<text:bookmark-end text:name="__DdeLink__113541_2578173521"/>": 11,</text:p>
      <text:p text:style-name="P174"><text:s text:c="4"/>"<text:bookmark-start text:name="__DdeLink__107583_2578173521"/>ia_externeInventarNummerPflicht<text:bookmark-end text:name="__DdeLink__107583_2578173521"/>": 0</text:p>
      <text:p text:style-name="P174"><text:s text:c="2"/>},</text:p>
      <text:p text:style-name="P174"><text:s text:c="2"/>"artikelZustand": "",</text:p>
      <text:p text:style-name="P174"><text:s text:c="2"/>"memberName": "Jonathan König",</text:p>
      <text:p text:style-name="P174"><text:s text:c="2"/>"idMitglied": 209923012</text:p>
      <text:p text:style-name="P174">}</text:p>
      <text:p text:style-name="P174"/>
      <text:h text:style-name="Heading_20_2" text:outline-level="2">v-select <text:span text:style-name="T111">und v-textfield </text:span>Design-Varianten</text:h>
      <text:p text:style-name="P194">variant=““outlindes</text:p>
      <text:p text:style-name="Standard">&lt;!--variant</text:p>
      <text:p text:style-name="Standard"><text:s text:c="2"/>| 'outlined'</text:p>
      <text:p text:style-name="Standard"><text:s text:c="2"/>| 'plain'</text:p>
      <text:p text:style-name="Standard"><text:s text:c="2"/>| 'underlined'</text:p>
      <text:p text:style-name="Standard"><text:s text:c="2"/>| 'filled'</text:p>
      <text:p text:style-name="Standard"><text:s text:c="2"/>| 'solo'</text:p>
      <text:p text:style-name="Standard"><text:s text:c="2"/>| 'solo-inverted'</text:p>
      <text:p text:style-name="Standard"><text:s text:c="2"/>| 'solo-filled'--&gt;</text:p>
      <text:h text:style-name="P202" text:outline-level="2"><text:soft-page-break/>v-select Design-Varianten</text:h>
      <text:p text:style-name="P175"><text:bookmark-start text:name="__DdeLink__133860_2578173521"/>'<text:bookmark-start text:name="__DdeLink__132776_2578173521"/>text<text:bookmark-end text:name="__DdeLink__132776_2578173521"/>' | 'flat' | 'elevated' | '<text:bookmark-start text:name="__DdeLink__134346_2578173521"/>tonal<text:bookmark-end text:name="__DdeLink__134346_2578173521"/>' | 'outlined' | 'plain'<text:bookmark-end text:name="__DdeLink__133860_25781735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19T16:42:42.152630994</dc:date>
    <meta:editing-duration>P27DT15H52M34S</meta:editing-duration>
    <meta:editing-cycles>130</meta:editing-cycles>
    <meta:document-statistic meta:table-count="0" meta:image-count="0" meta:object-count="0" meta:page-count="52" meta:paragraph-count="1139" meta:word-count="8937" meta:character-count="84054" meta:non-whitespace-character-count="72179"/>
  </office:meta>
</office:document-meta>
</file>